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2.8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CM_20_02-2013">
      <style:table-properties table:display="true" style:writing-mode="lr-tb"/>
    </style:style>
    <style:style style:name="ta2" style:family="table" style:master-page-name="PageStyle_5f_total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VilleMTP_MTP_AttribSub_201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54" table:default-cell-style-name="Default"/>
        <table:table-row table:style-name="ro1">
          <table:table-cell table:style-name="ce1" office:value-type="string" table:number-columns-spanned="4" table:number-rows-spanned="1">
            <text:p>Attributions de subventions dans le cadre de la qualité de l’espace public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ASSOCIATION DU SALON DES METIERS ET DES PROFESSIONNELS DE L'ECOLOGI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612">
            <text:p>4612</text:p>
          </table:table-cell>
          <table:table-cell office:value-type="string">
            <text:p>ASSOCIATION DES PARCS ET JARDIN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ASSOCIATION FRANCAISE DES JEUNES CHERCHEURS EN ECOLOGIE CHIMIQU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A L'ENVIRONNEMENT URBAIN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667">
            <text:p>5667</text:p>
          </table:table-cell>
          <table:table-cell office:value-type="string">
            <text:p>LE VOILE DE NEPTUN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ES ECOLOGISTES DE L'EUZIERE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MAYANE ASSOCIATION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MOSSON COULEE VERT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375">
            <text:p>5375</text:p>
          </table:table-cell>
          <table:table-cell office:value-type="string">
            <text:p>SEMILLA, LES JARDINIERS PLANETAIR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TELA BOTANICA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ERRE NOURRICIERE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UNIVERSITE MONTPELLIER I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14500">
            <text:p>14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’action internationale et jumelages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CEF </text:p>
          </table:table-cell>
          <table:table-cell office:value-type="string">
            <text:p>F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AMITIES RUSSES ET AVEC LES PEUPLES DE L'EX URSS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OUVEMENT CONTRE LE RACISME ET POUR L'AMITIE ENTRE LES PEUPLE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RANCE ALGERIE MEDITERRANEE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RANCE ALGERIE MEDITERRANE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RANCE ALGERIE MEDITERRANEE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ISON DES TIERS MONDES SOLIDARITE INTERNATIONALE </text:p>
          </table:table-cell>
          <table:table-cell office:value-type="string">
            <text:p>P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ISON DES TIERS MONDES SOLIDARITE INTERNATIONAL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ISON DES TIERS MONDES SOLIDARITE INTERNATIONALE</text:p>
          </table:table-cell>
          <table:table-cell office:value-type="string">
            <text:p>F</text:p>
          </table:table-cell>
          <table:table-cell table:style-name="ce4" office:value-type="float" office:value="8500">
            <text:p>8 500 €</text:p>
          </table:table-cell>
          <table:table-cell table:number-columns-repeated="252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EURO-GRECE Franc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AMITIE FRANCO-MALGACHE - FIHAVANANA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LES DANSEUSES DU SINAI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RTISANS DU MOND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FRANCE-ISRAEL - ALLIANCE GENERAL KOENIG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MAISON DE HEIDELBERG 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MAISON DE L'EUROPE DE MONTPELLIER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AMITIES FRANCO-COLOMBIENNES DE MONTPELLIER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AMITIES FRANCO-COLOMBIENNES DE MONTPELLIER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AMITIES FRANCO-COLOMBIENNES DE MONTPELLIER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AMICALE ARMENIENNE DE MONTPELLIER ET SA REGION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CENTRE DE DOCUMENTATION TIERS-MONDE </text:p>
          </table:table-cell>
          <table:table-cell office:value-type="string">
            <text:p>F</text:p>
          </table:table-cell>
          <table:table-cell table:style-name="ce4" office:value-type="float" office:value="2700">
            <text:p>2 700 €</text:p>
          </table:table-cell>
          <table:table-cell table:number-columns-repeated="252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ASSOCIATION DES ALGERIENS DU LANGUEDOC-ROUSSILLON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ASSOCIATION DES ALGERIENS DU LANGUEDOC-ROUSSILLON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CONNAISSANCE DE LA CHINE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COUP DE SOLEIL LANGUEDOC-ROUSSILLON ASSOCIATION CULTURELLE FRANCE MAGHREB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MONTPELLIER HERAULT QUEBEC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ASSOCIATION UNI'SON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LES AMIS DE LA BULGARIE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3873">
            <text:p>3873</text:p>
          </table:table-cell>
          <table:table-cell office:value-type="string">
            <text:p>SERVICE DES TRADUCTEURS D'URGENCE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976">
            <text:p>3976</text:p>
          </table:table-cell>
          <table:table-cell office:value-type="string">
            <text:p>MAISON DE MONTPELLIER A CHENGDU</text:p>
          </table:table-cell>
          <table:table-cell office:value-type="string">
            <text:p>F</text:p>
          </table:table-cell>
          <table:table-cell table:style-name="ce4" office:value-type="float" office:value="100000">
            <text:p>100 000 €</text:p>
          </table:table-cell>
          <table:table-cell table:number-columns-repeated="252"/>
        </table:table-row>
        <table:table-row table:style-name="ro1">
          <table:table-cell office:value-type="float" office:value="4355">
            <text:p>4355</text:p>
          </table:table-cell>
          <table:table-cell office:value-type="string">
            <text:p>AMITIE FRANCO-VIETNAMIENNE COMITE HERAULT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MONTPELLIER CUBA SOLIDARITE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MONTPELLIER CUBA SOLIDARIT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I DILETTANTI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826">
            <text:p>4826</text:p>
          </table:table-cell>
          <table:table-cell office:value-type="string">
            <text:p>ASSOCIATION COLONIA ESPAGNOLA DE MONTPELLIER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ASSOCIATION B'NAI BRITH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ASSOCIATION B'NAI BRITH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ASSOCIATION DE GESTION DE LA MAISON DE MONTPELLIER A HEIDELBERG 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Ecole elementaire leopold-sedar-senghor montpellier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Association des parents d'eleves et amis du conservatoire national de region - apec 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Association france palestine solidarite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Comite d'organisation forum sportif et culturel - cofsec</text:p>
          </table:table-cell>
          <table:table-cell office:value-type="string">
            <text:p>P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Amis de dalat sur les traces de yersin - adaly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Association de gestion de la maison de montpellier à Heidelberg</text:p>
          </table:table-cell>
          <table:table-cell office:value-type="string">
            <text:p>I</text:p>
          </table:table-cell>
          <table:table-cell table:style-name="ce4" office:value-type="float" office:value="8300">
            <text:p>8 300 €</text:p>
          </table:table-cell>
          <table:table-cell table:number-columns-repeated="252"/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HOLDUB COLLECTIF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5312">
            <text:p>5312</text:p>
          </table:table-cell>
          <table:table-cell office:value-type="string">
            <text:p>ASSOCIATION DES JOYEUX TROUBADOUR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MOUVEMENT EUROPEEN DE FRANCE-SECTION HERAULT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BRASIL LIEN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LES AMIS DE MONTPELLIER BETHLEEM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86">
            <text:p>5686</text:p>
          </table:table-cell>
          <table:table-cell office:value-type="string">
            <text:p>RESEAU D 'AFFAIRES FRANCO-ALLEMAND DU LANGUEDOC ROUSSILON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236200">
            <text:p>236 2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a santé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MIS DE LA BIBLIOTHEQUE DES HOPITAUX DE MONTPELLIER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INTERVALLE - JALMALV <text:s/>MONTPELLIER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MICALE LANGUEDOC ROUSSILLON DES INSUFFISANTS RESPIRATOIRES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OUVEMENT AUTONOMIE VIEILLISSEMENT MA VIE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VENIR SANT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LA CORDE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OS AMITIES MONTPELLIER LANGUEDOC</text:p>
          </table:table-cell>
          <table:table-cell office:value-type="string">
            <text:p>F</text:p>
          </table:table-cell>
          <table:table-cell table:style-name="ce4" office:value-type="float" office:value="1300">
            <text:p>1 300 €</text:p>
          </table:table-cell>
          <table:table-cell table:number-columns-repeated="252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AFD 34 ASSOCIATION DES DIABETIQUES DE L'HERAULT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LIGUE CONTRE LE CANCER COMITE DE L'HERAULT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JALMAV CRERSI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PATCHENCO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CHEMINS DES ALLIANCE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RIRE CLOWNS POUR ENFANTS HOSPITALISE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INFO DON 34 </text:p>
          </table:table-cell>
          <table:table-cell office:value-type="string">
            <text:p>F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MUSIKA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SOS RETINITE FRANC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PHARMACIE HUMANITAIRE INTERNATIONALE HERAULT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FRANCE ALZHEIMER HERAULT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COMITE FEMININ 34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ASSOCIATION DES FAMILLES DE TRAUMATISES CRANIENS LR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ECOLE DES PARENTS ET DES EDUCATEURS DE L'HERAULT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DECLIC FAMILLES ET TOXICOMANIES 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OPERES DU COEUR ET MALADES CARDIAQUES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874">
            <text:p>2874</text:p>
          </table:table-cell>
          <table:table-cell office:value-type="string">
            <text:p>REDUIRE LES RISQUES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ETINCELLE LANGUEDOC-ROUSSILLON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SANTE ET SOLIDARITE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SPHERES SOINS PALLIATIFS HOPITAL ET RESEAUX EXTERNES DE SANT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GROUPE DES APHASIQUES DE MONTPELLIER ET DE L'HERAUL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794">
            <text:p>3794</text:p>
          </table:table-cell>
          <table:table-cell office:value-type="string">
            <text:p>PREVENTION ET SOIN DES ADDICTIONS (BRANCHE DE PEPA SOS DROGUE)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864">
            <text:p>3864</text:p>
          </table:table-cell>
          <table:table-cell office:value-type="string">
            <text:p>ALCOOL ASSISTANCE LA CROIX D'OR DE L'HERAULT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ASSOCIATION ENVI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207">
            <text:p>4207</text:p>
          </table:table-cell>
          <table:table-cell office:value-type="string">
            <text:p>ALCOOL ET LES PROCHE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ASSOCIATION POUR LE DEVELOPPEMENT DES SOINS PALLIATIF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903">
            <text:p>4903</text:p>
          </table:table-cell>
          <table:table-cell office:value-type="string">
            <text:p>ASSOCIATION DE CARDIOLOGIE DU LANGUEDOC-ROUSSILLON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SOUTIEN LAIT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ASSOCIATION DE PREVENTION EN ORTHOPHONIE DE L HERAULT 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LA SANTE DE LA FAMI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ASSOCIATION TOM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VENIR SANTE </text:p>
          </table:table-cell>
          <table:table-cell office:value-type="string">
            <text:p>P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RIRE CLOWNS POUR ENFANTS HOSPITALISES </text:p>
          </table:table-cell>
          <table:table-cell office:value-type="string">
            <text:p>P</text:p>
          </table:table-cell>
          <table:table-cell table:style-name="ce4" office:value-type="float" office:value="457">
            <text:p>457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91057">
            <text:p>91 057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’économie des ressources et du patrimoin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MAISON DE L'ARCHITECTURE DU LANGUEDOC ROUSSILLON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MAISON DE L'ARCHITECTURE DU LANGUEDOC ROUSSILLON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254">
            <text:p>4254</text:p>
          </table:table-cell>
          <table:table-cell office:value-type="string">
            <text:p>PATRIMOINE ET ARCHITECTURE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5700">
            <text:p>5 7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la vie associativ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ANCE BENEVOLAT MONTPELLIER HERAULT </text:p>
          </table:table-cell>
          <table:table-cell office:value-type="string">
            <text:p>F</text:p>
          </table:table-cell>
          <table:table-cell table:style-name="ce4" office:value-type="float" office:value="1550">
            <text:p>1 550 €</text:p>
          </table:table-cell>
          <table:table-cell table:number-columns-repeated="25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ADIO AVIVA 88 FM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OMITE DE QUARTIER SAINT ROCH ET ECUSSO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MICALE DES RETRAITES LOU CLAPA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JORETTES IMPERIALES DE MONTPELLIER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AJORETTES DE MONTPELLIER DITES MAJOR'S GIRLS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A GARRIGA LENGADOCIANA </text:p>
          </table:table-cell>
          <table:table-cell office:value-type="string">
            <text:p>F</text:p>
          </table:table-cell>
          <table:table-cell table:style-name="ce4" office:value-type="float" office:value="2150">
            <text:p>2 150 €</text:p>
          </table:table-cell>
          <table:table-cell table:number-columns-repeated="25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MITE DE QUARTIER DES HAUTS DE MASSANE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MITE PROSPECTIVES ET CONCERTATIONS DU MILLENAIRE ET DES QUARTIERS ES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MITE DE QUARTIER TASTAVIN-LEMASSON-MAS DREVON-MARQUEROS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MITE DE QUARTIER TASTAVIN-LEMASSON-MAS DREVON-MARQUEROS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MITE DE QUARTIER DE CELLENEUV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MITE DE QUARTIER DE CELLENEUVE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OMITE DE QUARTIER DE LA CHAMBERT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OMITE DE QUARTIER DE LA CHAMBERT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PLAYM'HERAULT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AMICALE DES LOZERIENS DE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AMICALE DES CORSES DE MONTPELLIER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SSOCIATION SPORTIVE ET CULTURELLE CROIX D'ARGENT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OMITE DE QUARTIER POMPIGNANE - LES AUB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OUVEMENT POUR UNE ALTERNATIVE NON-VIOLENT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OUVEMENT UNIFIE DES RAPATRIE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ASSOCIATION LA GERBE</text:p>
          </table:table-cell>
          <table:table-cell office:value-type="string">
            <text:p>F</text:p>
          </table:table-cell>
          <table:table-cell table:style-name="ce4" office:value-type="float" office:value="13000">
            <text:p>13 000 €</text:p>
          </table:table-cell>
          <table:table-cell table:number-columns-repeated="25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ASSOCIATION DES DEPORTES, INTERNES, RESISTANTS ET PATRIOTE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AVF MONTPELLIER (ACCUEIL DES VILLES FRANCAISES MONTPELLIER)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COMITE DE QUARTIER ROCAMBALE OUES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RANIE 83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CENTRE 665</text:p>
          </table:table-cell>
          <table:table-cell office:value-type="string">
            <text:p>F</text:p>
          </table:table-cell>
          <table:table-cell table:style-name="ce4" office:value-type="float" office:value="12250">
            <text:p>12 250 €</text:p>
          </table:table-cell>
          <table:table-cell table:number-columns-repeated="25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ASSOCIATION DES RESIDENTS D'ANTIGONE - ADRA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ASSOCIATION DES RESIDENTS D'ANTIGONE - ADRA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COMITE DE QUARTIER DES CEVENNES ET ENVIRON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COMITE DE QUARTIER DES CEVENNES ET ENVIRONS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CENTRE D'ANIMATION CULTURELLE DU QUARTIER SAINT FRANCOI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AMICALE HERAULTAISE DES ENFANTS DE BONE ET DE CONSTANTINE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CLUB DE LA PRESSE MONTPELLIER LANGUEDOC ROUSSILLON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COMITE DE QUARTIER AIGUELONGUE ET JUSTICE EN CHOEUR </text:p>
          </table:table-cell>
          <table:table-cell office:value-type="string">
            <text:p>F</text:p>
          </table:table-cell>
          <table:table-cell table:style-name="ce4" office:value-type="float" office:value="465">
            <text:p>465 €</text:p>
          </table:table-cell>
          <table:table-cell table:number-columns-repeated="252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COMITE DE QUARTIER AIGUELONGUE ET JUSTICE EN CHOEUR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COMITE DES FETES DE LA VILLE DE MONTPELLIER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CROIX D'ARGENT PLU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ALGER CLUB LES ENFANTS LES AMI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COMITE DE QUARTIER LES AIGUERELLES LA RAUZ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COMITE DE QUARTIER LES AIGUERELLES LA RAUZ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AMICALE DES ANCIENS DU MAROC EN LANGUEDOC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ASSOCIATION DU NOUVEAU SAINTE-ANNE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ASSOCIATION CULTURELLE JUDEO MUSULMANE DU LANGUEDOC ROUSSILLON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COMITE ENVIRONNEMENT URBAIN EQUIPEMENT NATURE - CEVEN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COMITE ENVIRONNEMENT URBAIN EQUIPEMENT NATURE - CEVEN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MITE DE QUARTIER CROIX D'ARGENT-SABIN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 PENA DEI CLAPA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AMICALE BELABBESIENNE D'AIDE ET SOLIDARITE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2698">
            <text:p>2698</text:p>
          </table:table-cell>
          <table:table-cell office:value-type="string">
            <text:p>AMICALE FRANCAIS D'OUTRE-MER ET LEURS AMI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2706">
            <text:p>2706</text:p>
          </table:table-cell>
          <table:table-cell office:value-type="string">
            <text:p>AMICALE DES LOCATAIRES DU PAS-DU-LOUP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2796">
            <text:p>2796</text:p>
          </table:table-cell>
          <table:table-cell office:value-type="string">
            <text:p>COMITE DE QUARTIER PASQUIER - DON BOSCO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957">
            <text:p>2957</text:p>
          </table:table-cell>
          <table:table-cell office:value-type="string">
            <text:p>LA BARONNIE DE CARAVETES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ASSOCIATION DES QUARTIERS DES MARELS II, PERGOLA, AIGUELONGUE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ASSOCIATION DES QUARTIERS DES MARELS II, PERGOLA, AIGUELONGUE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PROJET AVENIR HARKIS FRANCAIS MUSULMANS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PROJET AVENIR HARKIS FRANCAIS MUSULMAN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CERCLE DES ANCIENS DE L'ETOILE BLEUE DE MONTPELLIER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COMITE DE QUARTIER DE TOURNEZY </text:p>
          </table:table-cell>
          <table:table-cell office:value-type="string">
            <text:p>P</text:p>
          </table:table-cell>
          <table:table-cell table:style-name="ce4" office:value-type="float" office:value="250">
            <text:p>250 €</text:p>
          </table:table-cell>
          <table:table-cell table:number-columns-repeated="252"/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COMITE DE QUARTIER DE TOURNEZY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32">
            <text:p>3632</text:p>
          </table:table-cell>
          <table:table-cell office:value-type="string">
            <text:p>CERCLE CULTUREL AMIS DE MALTE DU LR ET AMICALE ANCIENS DE TUNISIE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BOUT'ENTRAIN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BOUT'ENTRAIN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COMITE DE QUARTIER MION ASSOCIATION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791">
            <text:p>3791</text:p>
          </table:table-cell>
          <table:table-cell office:value-type="string">
            <text:p>ASSOCIATION A L'ECOUTE SAINT MARTIN PRES D'AREN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MARE NOSTRUM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MARE NOSTRUM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943">
            <text:p>3943</text:p>
          </table:table-cell>
          <table:table-cell office:value-type="string">
            <text:p>PASSE PIERR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038">
            <text:p>4038</text:p>
          </table:table-cell>
          <table:table-cell office:value-type="string">
            <text:p>CLUB PYRAMIDE PHILAE 34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203">
            <text:p>4203</text:p>
          </table:table-cell>
          <table:table-cell office:value-type="string">
            <text:p>OPIFAC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COMITE DE QUARTIER RICHT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COMITE DE QUARTIER RICHTER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COMITE DE QUARTIER RICHTER </text:p>
          </table:table-cell>
          <table:table-cell office:value-type="string">
            <text:p>P</text:p>
          </table:table-cell>
          <table:table-cell table:style-name="ce4" office:value-type="float" office:value="350">
            <text:p>350 €</text:p>
          </table:table-cell>
          <table:table-cell table:number-columns-repeated="252"/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COMITE DE QUARTIER SAINT CLEMEN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COMITE DE QUARTIER SAINT CLEMENT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339">
            <text:p>4339</text:p>
          </table:table-cell>
          <table:table-cell office:value-type="string">
            <text:p>ASSOCIATION DE QUARTIER PUECH VILLA LES BASTID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BIEN VIVRE AU COURREAU ET AU PLAN CABAN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BIEN VIVRE AU COURREAU ET AU PLAN CABANES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LES AMOUREUX DE CANDO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LES AMOUREUX DE CANDOLL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605">
            <text:p>4605</text:p>
          </table:table-cell>
          <table:table-cell office:value-type="string">
            <text:p>COMITE DE QUARTIER CLERONDEGAMB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737">
            <text:p>4737</text:p>
          </table:table-cell>
          <table:table-cell office:value-type="string">
            <text:p>CLUB QUESTION POUR UN CHAMPION MONTPELLIER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747">
            <text:p>4747</text:p>
          </table:table-cell>
          <table:table-cell office:value-type="string">
            <text:p>ANIMATION ET VIE DES AUBES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747">
            <text:p>4747</text:p>
          </table:table-cell>
          <table:table-cell office:value-type="string">
            <text:p>ANIMATION ET VIE DES AUB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802">
            <text:p>4802</text:p>
          </table:table-cell>
          <table:table-cell office:value-type="string">
            <text:p>ARCEAUX VIE ACTIV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802">
            <text:p>4802</text:p>
          </table:table-cell>
          <table:table-cell office:value-type="string">
            <text:p>ARCEAUX VIE ACTIV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840">
            <text:p>4840</text:p>
          </table:table-cell>
          <table:table-cell office:value-type="string">
            <text:p>ADEQV QUARTIERS PETIT BARD PERGOLA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906">
            <text:p>4906</text:p>
          </table:table-cell>
          <table:table-cell office:value-type="string">
            <text:p>GIPSY CATALANS GELY FIGUEROLLES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HOMEOPATHIE POUR TOUS </text:p>
          </table:table-cell>
          <table:table-cell office:value-type="string">
            <text:p>F</text:p>
          </table:table-cell>
          <table:table-cell table:style-name="ce4" office:value-type="float" office:value="250">
            <text:p>250 €</text:p>
          </table:table-cell>
          <table:table-cell table:number-columns-repeated="252"/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ASSO DES RIVERAINS DE LA RUE DE FONTCOUVERTE ET RUES ADJACENT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HOLDUB COLLECTIF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ouvement de la paix - comite de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46">
            <text:p>3146</text:p>
          </table:table-cell>
          <table:table-cell office:value-type="string">
            <text:p>Compagnie du clapas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Amicale belabbesienne d'aide et solidarite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5424">
            <text:p>5424</text:p>
          </table:table-cell>
          <table:table-cell office:value-type="string">
            <text:p>Force Hérault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Association nationale des pupilles de la nation des orphelins de guerre et du devoir - delegation de l'Hérault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COMITE DE QUARTIER PORT MARIANNE SUD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COLLECTIF DE COORDINATION DES COMITES DE QUARTIER DE MPL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BAGAT'ELLES COMITE DE QUARTIER BAGATELL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BAGAT'ELLES COMITE DE QUARTIER BAGATE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122765">
            <text:p>122 765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u droit au logement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ONSOMMATION LOGEMENT CADRE DE VIE DE MONTPELLIER CLCV </text:p>
          </table:table-cell>
          <table:table-cell office:value-type="string">
            <text:p>F</text:p>
          </table:table-cell>
          <table:table-cell table:style-name="ce4" office:value-type="float" office:value="7300">
            <text:p>7 300 €</text:p>
          </table:table-cell>
          <table:table-cell table:number-columns-repeated="252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CONFEDERATION NATIONALE DU LOGEMENT FEDERATION DE L'HERAULT </text:p>
          </table:table-cell>
          <table:table-cell office:value-type="string">
            <text:p>F</text:p>
          </table:table-cell>
          <table:table-cell table:style-name="ce4" office:value-type="float" office:value="2100">
            <text:p>2 100 €</text:p>
          </table:table-cell>
          <table:table-cell table:number-columns-repeated="252"/>
        </table:table-row>
        <table:table-row table:style-name="ro1">
          <table:table-cell office:value-type="float" office:value="3259">
            <text:p>3259</text:p>
          </table:table-cell>
          <table:table-cell office:value-type="string">
            <text:p>CONCORDA LOGIS </text:p>
          </table:table-cell>
          <table:table-cell office:value-type="string">
            <text:p>F</text:p>
          </table:table-cell>
          <table:table-cell table:style-name="ce4" office:value-type="float" office:value="33000">
            <text:p>33 000 €</text:p>
          </table:table-cell>
          <table:table-cell table:number-columns-repeated="252"/>
        </table:table-row>
        <table:table-row table:style-name="ro1">
          <table:table-cell office:value-type="float" office:value="3328">
            <text:p>3328</text:p>
          </table:table-cell>
          <table:table-cell office:value-type="string">
            <text:p>ADIL DE L'HERAULT </text:p>
          </table:table-cell>
          <table:table-cell office:value-type="string">
            <text:p>F</text:p>
          </table:table-cell>
          <table:table-cell table:style-name="ce4" office:value-type="float" office:value="36000">
            <text:p>36 000 €</text:p>
          </table:table-cell>
          <table:table-cell table:number-columns-repeated="252"/>
        </table:table-row>
        <table:table-row table:style-name="ro1">
          <table:table-cell office:value-type="float" office:value="4151">
            <text:p>4151</text:p>
          </table:table-cell>
          <table:table-cell office:value-type="string">
            <text:p>HABITAT ET HUMANISME HERAULT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ASSOCIATION NATIONALE COMPAGNONS BATISSEURS ETS LR </text:p>
          </table:table-cell>
          <table:table-cell office:value-type="string">
            <text:p>P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HABITER ENFIN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ERAULT 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Agence immobiliere a vocation sociale - aivs Hérault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97100">
            <text:p>97 1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a jeunesse et ville étudiant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ECLAIREUSES ECLAIREURS UNIONISTES DE FRANCE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RGOS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UEAM UNEF </text:p>
          </table:table-cell>
          <table:table-cell office:value-type="string">
            <text:p>F</text:p>
          </table:table-cell>
          <table:table-cell table:style-name="ce4" office:value-type="float" office:value="5800">
            <text:p>5 800 €</text:p>
          </table:table-cell>
          <table:table-cell table:number-columns-repeated="252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ECLAIREURS ET ECLAIREUSES DE FRANCE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COUTS ET GUIDES DE FRANCE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ADAGES DEVELOPPEMENT JEUNESSE ET LOCAL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ESSOR SAVOIRS ET PARTAGE </text:p>
          </table:table-cell>
          <table:table-cell office:value-type="string">
            <text:p>F</text:p>
          </table:table-cell>
          <table:table-cell table:style-name="ce4" office:value-type="float" office:value="4300">
            <text:p>4 300 €</text:p>
          </table:table-cell>
          <table:table-cell table:number-columns-repeated="252"/>
        </table:table-row>
        <table:table-row table:style-name="ro1">
          <table:table-cell office:value-type="float" office:value="4488">
            <text:p>4488</text:p>
          </table:table-cell>
          <table:table-cell office:value-type="string">
            <text:p>MONTPELLIER CONTRE LA VIOLENC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863">
            <text:p>4863</text:p>
          </table:table-cell>
          <table:table-cell office:value-type="string">
            <text:p>SCOUTS ET GUIDES DE FRANCE - GROUPE STE BERNADETTE </text:p>
          </table:table-cell>
          <table:table-cell office:value-type="string">
            <text:p>F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office:value-type="float" office:value="4867">
            <text:p>4867</text:p>
          </table:table-cell>
          <table:table-cell office:value-type="string">
            <text:p>SOS JEUNES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867">
            <text:p>4867</text:p>
          </table:table-cell>
          <table:table-cell office:value-type="string">
            <text:p>SOS JEUNES </text:p>
          </table:table-cell>
          <table:table-cell office:value-type="string">
            <text:p>F</text:p>
          </table:table-cell>
          <table:table-cell table:style-name="ce4" office:value-type="float" office:value="9800">
            <text:p>9 800 €</text:p>
          </table:table-cell>
          <table:table-cell table:number-columns-repeated="252"/>
        </table:table-row>
        <table:table-row table:style-name="ro1">
          <table:table-cell office:value-type="float" office:value="5210">
            <text:p>5210</text:p>
          </table:table-cell>
          <table:table-cell office:value-type="string">
            <text:p>GROUPEMENT DE COOPERATION SOCIALE ET MEDICO SOCIALE MAISON DES ADOLESCENTS DE L'HERAULT 34 </text:p>
          </table:table-cell>
          <table:table-cell office:value-type="string">
            <text:p>F</text:p>
          </table:table-cell>
          <table:table-cell table:style-name="ce4" office:value-type="float" office:value="30000">
            <text:p>30 000 €</text:p>
          </table:table-cell>
          <table:table-cell table:number-columns-repeated="252"/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ASSOCIATION DES CITOYENS MEDITERRANEENS POUR L'ECHANGE ET LE DEVELOPPEMENT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65200">
            <text:p>65 2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’égalité des droits et des devoirs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LIGUE INTERNATIONALE CONTRE LE RACISME ET L'ANTISEMITISM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LIGUE DES DROITS DE L'HOMME ET DU CITOYEN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ASSO DEPARTEMENTALE D'INFORMATION ET D'AIDE AUX VICTIMES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CIMADE - SERVICE OECUMENIQUE D'ENTRAID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ASSOCIATION PREVENTION ROUTIERE </text:p>
          </table:table-cell>
          <table:table-cell office:value-type="string">
            <text:p>F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ASSOCIATION PREVENTION ROUTIERE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LIGUE CONTRE LA VIOLENCE ROUTIERE SECTION HE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618">
            <text:p>4618</text:p>
          </table:table-cell>
          <table:table-cell office:value-type="string">
            <text:p>ASSOCIATION DES NOUVEAUX GAIS ET LESBIENNES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4786">
            <text:p>4786</text:p>
          </table:table-cell>
          <table:table-cell office:value-type="string">
            <text:p>LESBIAN AND GAY PRIDE LANGUEDOC-ROUSSILLON 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33200">
            <text:p>33 2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’exclusion 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ECOURS CATHOLIQUE </text:p>
          </table:table-cell>
          <table:table-cell office:value-type="string">
            <text:p>F</text:p>
          </table:table-cell>
          <table:table-cell table:style-name="ce4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ECOURS POPULAIRE FRANCAIS MONTPELLIER </text:p>
          </table:table-cell>
          <table:table-cell office:value-type="string">
            <text:p>F</text:p>
          </table:table-cell>
          <table:table-cell table:style-name="ce4" office:value-type="float" office:value="31000">
            <text:p>31 000 €</text:p>
          </table:table-cell>
          <table:table-cell table:number-columns-repeated="252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ATD QUART-MONDE COMITE DE MONTPELLIER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RESTAURANTS DU COEUR - RELAIS DU COEUR </text:p>
          </table:table-cell>
          <table:table-cell office:value-type="string">
            <text:p>F</text:p>
          </table:table-cell>
          <table:table-cell table:style-name="ce4" office:value-type="float" office:value="60000">
            <text:p>60 000 €</text:p>
          </table:table-cell>
          <table:table-cell table:number-columns-repeated="252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L'AVITARELLE </text:p>
          </table:table-cell>
          <table:table-cell office:value-type="string">
            <text:p>F</text:p>
          </table:table-cell>
          <table:table-cell table:style-name="ce4" office:value-type="float" office:value="85000">
            <text:p>85 000 €</text:p>
          </table:table-cell>
          <table:table-cell table:number-columns-repeated="252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SOLIDARITE DOM TOM HERAULT </text:p>
          </table:table-cell>
          <table:table-cell office:value-type="string">
            <text:p>F</text:p>
          </table:table-cell>
          <table:table-cell table:style-name="ce4" office:value-type="float" office:value="25000">
            <text:p>25 000 €</text:p>
          </table:table-cell>
          <table:table-cell table:number-columns-repeated="252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SOLIDARITE DOM TOM HERAULT 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MOUVEMENT DU NID </text:p>
          </table:table-cell>
          <table:table-cell office:value-type="string">
            <text:p>F</text:p>
          </table:table-cell>
          <table:table-cell table:style-name="ce4" office:value-type="float" office:value="7200">
            <text:p>7 200 €</text:p>
          </table:table-cell>
          <table:table-cell table:number-columns-repeated="252"/>
        </table:table-row>
        <table:table-row table:style-name="ro1">
          <table:table-cell office:value-type="float" office:value="4703">
            <text:p>4703</text:p>
          </table:table-cell>
          <table:table-cell office:value-type="string">
            <text:p>AMICALE DU NID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CULTURE ET SPORTS SOLIDAIRES 34 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233700">
            <text:p>233 7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animal dans la vill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VETERINAIRES POUR TOUS LANGUEDOC ROUSSILLON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469">
            <text:p>4469</text:p>
          </table:table-cell>
          <table:table-cell office:value-type="string">
            <text:p>CONSEIL DE PROTECTION FELINE DE L'HE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SOS NATUR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a solidarité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ASSOCIATION DE SOLIDARITE AVEC LES TRAVAILLEURS MIGRANTS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PAIN DE L'ESPOIR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ASTREE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ASSOCIATION VIE ET ANIMATION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ASSOCIATION NOUAS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ETINCELLE LANGUEDOC-ROUSSILLON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530">
            <text:p>3530</text:p>
          </table:table-cell>
          <table:table-cell office:value-type="string">
            <text:p>ALMA-HERAUL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048">
            <text:p>4048</text:p>
          </table:table-cell>
          <table:table-cell office:value-type="string">
            <text:p>VISITE MALADES ETABLISSEMENTS HOSPITALIERS VMEH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J'OSE LIRE ET CLAIR DE PLUME </text:p>
          </table:table-cell>
          <table:table-cell office:value-type="string">
            <text:p>F</text:p>
          </table:table-cell>
          <table:table-cell table:style-name="ce4" office:value-type="float" office:value="1300">
            <text:p>1 300 €</text:p>
          </table:table-cell>
          <table:table-cell table:number-columns-repeated="252"/>
        </table:table-row>
        <table:table-row table:style-name="ro1">
          <table:table-cell office:value-type="float" office:value="4773">
            <text:p>4773</text:p>
          </table:table-cell>
          <table:table-cell office:value-type="string">
            <text:p>DE.F.I <text:s/>DEVELOPPEMENT, FORMATION, INSERTION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41600">
            <text:p>41 6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s anciens combattants 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FEDERATION DES ANCIENS COMBATTANTS ALGERIE-MAROC-TUNISIE </text:p>
          </table:table-cell>
          <table:table-cell office:value-type="string">
            <text:p>F</text:p>
          </table:table-cell>
          <table:table-cell table:style-name="ce4" office:value-type="float" office:value="1220">
            <text:p>1 220 €</text:p>
          </table:table-cell>
          <table:table-cell table:number-columns-repeated="252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LA 177EME SECTION DES MEDAILLES MILITAIRES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ASSOCIATION NATIONALE DES CHEMINOTS ANCIENS COMBATTANTS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ASSOCIATION RHIN ET DANUB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FONDATION MARECHAL DE LATTR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ASSOCIATION DES COMBATTANTS DE L'UNION FRANCAIS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ANCIENS MARINS ET MARINS ANCIENS COMBATTANTS DE MONTPELLIER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303">
            <text:p>4303</text:p>
          </table:table-cell>
          <table:table-cell office:value-type="string">
            <text:p>AMIS FONDATION MEMOIRE DEPORTATION HERAULT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845">
            <text:p>4845</text:p>
          </table:table-cell>
          <table:table-cell office:value-type="string">
            <text:p>SOUVENIR FRANCAIS COMITE DE MONTPELLIER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ULAC MONTPELLIER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3420">
            <text:p>3 42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’écomobilité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4534">
            <text:p>4534</text:p>
          </table:table-cell>
          <table:table-cell office:value-type="string">
            <text:p>LE VIEUX BICLOU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u droit des femmes et de la petite enfanc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UNION FEMININE CIVIQUE ET SOCIAL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TELIER THEATR'ELLES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EQU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ASSOCIATION ANIM'FRIMOUSSE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ASSOCIATION LANGUEDOCIENNE POUR LA JEUNESS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BENJAMINS MEDIA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ASSO CULTURELLE ET SOCIALE DU POLYGONE LES LUTINS </text:p>
          </table:table-cell>
          <table:table-cell office:value-type="string">
            <text:p>P</text:p>
          </table:table-cell>
          <table:table-cell table:style-name="ce4" office:value-type="float" office:value="1700">
            <text:p>1 700 €</text:p>
          </table:table-cell>
          <table:table-cell table:number-columns-repeated="25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IDFF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IDFF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901">
            <text:p>3901</text:p>
          </table:table-cell>
          <table:table-cell office:value-type="string">
            <text:p>HALTE POUCE </text:p>
          </table:table-cell>
          <table:table-cell office:value-type="string">
            <text:p>F</text:p>
          </table:table-cell>
          <table:table-cell table:style-name="ce4" office:value-type="float" office:value="4300">
            <text:p>4 300 €</text:p>
          </table:table-cell>
          <table:table-cell table:number-columns-repeated="252"/>
        </table:table-row>
        <table:table-row table:style-name="ro1">
          <table:table-cell office:value-type="float" office:value="4744">
            <text:p>4744</text:p>
          </table:table-cell>
          <table:table-cell office:value-type="string">
            <text:p>CHEVRE FEUILLE ETOILEE EDITIONS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ASSOCIATION TIN HINAN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5229">
            <text:p>5229</text:p>
          </table:table-cell>
          <table:table-cell office:value-type="string">
            <text:p>COLLECTIF DES CRECHES ASSOCIATIVES ET PARENTALES DE L'HE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377">
            <text:p>5377</text:p>
          </table:table-cell>
          <table:table-cell office:value-type="string">
            <text:p>CICADE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AGES ESPACE FAMILLE</text:p>
          </table:table-cell>
          <table:table-cell office:value-type="string">
            <text:p>P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53800">
            <text:p>53 8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a réussite éducativ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LES PETITS DEBROUILLARDS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ESTIVAL INTERNATIONAL DU CINEMA MEDITERRANEEN DE MONTPELLIER </text:p>
          </table:table-cell>
          <table:table-cell office:value-type="string">
            <text:p>P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ES ECOLOGISTES DE L'EUZIERE </text:p>
          </table:table-cell>
          <table:table-cell office:value-type="string">
            <text:p>P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ENTRES D'ENTRAINEMENT AUX METHODES D'EDUCATION ACTIVES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ENTRES D'ENTRAINEMENT AUX METHODES D'EDUCATION ACTIVE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ERRE NOURRICIERE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ECHECS CLUB MONTPELLIER 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LE RELAIS - MAISON DES ENFANTS DANS LA VI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LE RELAIS - MAISON DES ENFANTS DANS LA VILLE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FEDERATION DES CONSEILS DE PARENTS D'ELEVES DE L'HERAULT 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ASSOCIATION DE PARENTS D'ELEVES ENSEIGNEMENT PUBLIC </text:p>
          </table:table-cell>
          <table:table-cell office:value-type="string">
            <text:p>F</text:p>
          </table:table-cell>
          <table:table-cell table:style-name="ce4" office:value-type="float" office:value="1100">
            <text:p>1 100 €</text:p>
          </table:table-cell>
          <table:table-cell table:number-columns-repeated="252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TRISOMIE 21 HERAULT - GROUPE D'ETUDE ET D'INSERTION SOCIALE DE PERSONNES TRISOMIQUES 21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MUC ESCRIME </text:p>
          </table:table-cell>
          <table:table-cell office:value-type="string">
            <text:p>P</text:p>
          </table:table-cell>
          <table:table-cell table:style-name="ce4" office:value-type="float" office:value="2300">
            <text:p>2 300 €</text:p>
          </table:table-cell>
          <table:table-cell table:number-columns-repeated="25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LA BOUTIQUE D'ECRITURE ET CO </text:p>
          </table:table-cell>
          <table:table-cell office:value-type="string">
            <text:p>P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</text:p>
          </table:table-cell>
          <table:table-cell office:value-type="string">
            <text:p>P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ASSOCIATION POUR L'ENSEIGNEMENT AUX MALADES OU ACCIDENTES </text:p>
          </table:table-cell>
          <table:table-cell office:value-type="string">
            <text:p>F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ASSOCIATION CULTURELLE JUMELAGE MONTPELLIER TLEMCEN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MOHICANS ACTIONS EDUCATIVES ECO-GESTES ET JARDINS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UNION DEPARTEMENTALE DES DELEGUES DE L' EDUCATION NATIONALE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ASSOCIATION DU NOUVEAU SAINTE-ANN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ANIMA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L'OISEAU LYRE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GROUPE FRANCAIS D'EDUCATION NOUVELLE LR </text:p>
          </table:table-cell>
          <table:table-cell office:value-type="string">
            <text:p>F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INTERNATIONAL EDUCATION ASSOCIATION OF MONTPELLIER OUTBOUND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3421">
            <text:p>3421</text:p>
          </table:table-cell>
          <table:table-cell office:value-type="string">
            <text:p>APEDYS HERAULT 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ARDI ASSOCIATION RENAISSANCE DEVELOPPEMENT INSERTION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536">
            <text:p>3536</text:p>
          </table:table-cell>
          <table:table-cell office:value-type="string">
            <text:p>LES AMIS DE LA MEMOIRE PEDAGOGIQUE 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ASSOCIATION UNI'SONS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777">
            <text:p>3777</text:p>
          </table:table-cell>
          <table:table-cell office:value-type="string">
            <text:p>CITE CITOYENN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COMPAGNIE MINIBUS </text:p>
          </table:table-cell>
          <table:table-cell office:value-type="string">
            <text:p>P</text:p>
          </table:table-cell>
          <table:table-cell table:style-name="ce4" office:value-type="float" office:value="2600">
            <text:p>2 600 €</text:p>
          </table:table-cell>
          <table:table-cell table:number-columns-repeated="252"/>
        </table:table-row>
        <table:table-row table:style-name="ro1">
          <table:table-cell office:value-type="float" office:value="5097">
            <text:p>5097</text:p>
          </table:table-cell>
          <table:table-cell office:value-type="string">
            <text:p>LES ENFANTS D'HELEN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207">
            <text:p>5207</text:p>
          </table:table-cell>
          <table:table-cell office:value-type="string">
            <text:p>COLLECTIF EDUCATION POPULAIRE ET TRANSFOR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5234">
            <text:p>5234</text:p>
          </table:table-cell>
          <table:table-cell office:value-type="string">
            <text:p>ENTRE COUR ET JARDIN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OCCE ECOLE TERESA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ZADIGOZINC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483">
            <text:p>5483</text:p>
          </table:table-cell>
          <table:table-cell office:value-type="string">
            <text:p>LES AMIS DE JULES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5498">
            <text:p>5498</text:p>
          </table:table-cell>
          <table:table-cell office:value-type="string">
            <text:p>LES BAMBINS DE VASCO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76050">
            <text:p>76 05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Montpellier Territoire Numériqu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4549">
            <text:p>4549</text:p>
          </table:table-cell>
          <table:table-cell office:value-type="string">
            <text:p>EMBRUN 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pour les partenaires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4301">
            <text:p>4301</text:p>
          </table:table-cell>
          <table:table-cell office:value-type="string">
            <text:p>AGENCE LOCALE DE L'ENERGIE DE MONTPELLIER </text:p>
          </table:table-cell>
          <table:table-cell office:value-type="string">
            <text:p>F</text:p>
          </table:table-cell>
          <table:table-cell table:style-name="ce4" office:value-type="float" office:value="95000">
            <text:p>95 000 €</text:p>
          </table:table-cell>
          <table:table-cell table:number-columns-repeated="252"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CENTRE COMMUNAL D'ACTION SOCIALE </text:p>
          </table:table-cell>
          <table:table-cell office:value-type="string">
            <text:p>F</text:p>
          </table:table-cell>
          <table:table-cell table:style-name="ce4" office:value-type="float" office:value="12350000">
            <text:p>12 350 000 €</text:p>
          </table:table-cell>
          <table:table-cell table:number-columns-repeated="252"/>
        </table:table-row>
        <table:table-row table:style-name="ro1">
          <table:table-cell office:value-type="float" office:value="2866">
            <text:p>2866</text:p>
          </table:table-cell>
          <table:table-cell office:value-type="string">
            <text:p>COMITE DES OEUVRES SOCIALES ET CULTURELLES PERSONNEL MUNICIPAL </text:p>
          </table:table-cell>
          <table:table-cell office:value-type="string">
            <text:p>F</text:p>
          </table:table-cell>
          <table:table-cell table:style-name="ce4" office:value-type="float" office:value="520000">
            <text:p>520 000 €</text:p>
          </table:table-cell>
          <table:table-cell table:number-columns-repeated="252"/>
        </table:table-row>
        <table:table-row table:style-name="ro1">
          <table:table-cell office:value-type="float" office:value="3112">
            <text:p>3112</text:p>
          </table:table-cell>
          <table:table-cell office:value-type="string">
            <text:p>CAISSE DES ECOLES DE LA VILLE DE MONTPELLIER </text:p>
          </table:table-cell>
          <table:table-cell office:value-type="string">
            <text:p>F</text:p>
          </table:table-cell>
          <table:table-cell table:style-name="ce4" office:value-type="float" office:value="172000">
            <text:p>172 000 €</text:p>
          </table:table-cell>
          <table:table-cell table:number-columns-repeated="252"/>
        </table:table-row>
        <table:table-row table:style-name="ro1">
          <table:table-cell office:value-type="float" office:value="3486">
            <text:p>3486</text:p>
          </table:table-cell>
          <table:table-cell office:value-type="string">
            <text:p>GIP DSUA M </text:p>
          </table:table-cell>
          <table:table-cell office:value-type="string">
            <text:p>F</text:p>
          </table:table-cell>
          <table:table-cell table:style-name="ce4" office:value-type="float" office:value="196024">
            <text:p>196 024 €</text:p>
          </table:table-cell>
          <table:table-cell table:number-columns-repeated="252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CHAMBRE DE COMMERCE ET D'INDUSTRIE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PROMOTION DES FLUX TOURISTIQUES ET ECONOMIQUES </text:p>
          </table:table-cell>
          <table:table-cell office:value-type="string">
            <text:p>F</text:p>
          </table:table-cell>
          <table:table-cell table:style-name="ce4" office:value-type="float" office:value="197500">
            <text:p>197 500 €</text:p>
          </table:table-cell>
          <table:table-cell table:number-columns-repeated="252"/>
        </table:table-row>
        <table:table-row table:style-name="ro1">
          <table:table-cell office:value-type="float" office:value="4115">
            <text:p>4115</text:p>
          </table:table-cell>
          <table:table-cell office:value-type="string">
            <text:p>OFFICE DE TOURISME DE MONTPELLIER </text:p>
          </table:table-cell>
          <table:table-cell office:value-type="string">
            <text:p>F</text:p>
          </table:table-cell>
          <table:table-cell table:style-name="ce4" office:value-type="float" office:value="1867500">
            <text:p>1 867 500 €</text:p>
          </table:table-cell>
          <table:table-cell table:number-columns-repeated="252"/>
        </table:table-row>
        <table:table-row table:style-name="ro1">
          <table:table-cell office:value-type="float" office:value="5329">
            <text:p>5329</text:p>
          </table:table-cell>
          <table:table-cell office:value-type="string">
            <text:p>PRES SUD DE FRANCE 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a Cultur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COMPAGNIE ADESSO E SEMPRE</text:p>
          </table:table-cell>
          <table:table-cell office:value-type="string">
            <text:p>P</text:p>
          </table:table-cell>
          <table:table-cell table:style-name="ce4" office:value-type="float" office:value="30000">
            <text:p>30 000 €</text:p>
          </table:table-cell>
          <table:table-cell table:number-columns-repeated="252"/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COMPAGNIE ADESSO E SEMPRE</text:p>
          </table:table-cell>
          <table:table-cell office:value-type="string">
            <text:p>F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GRAIN D’IMAGE</text:p>
          </table:table-cell>
          <table:table-cell office:value-type="string">
            <text:p>P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LA VISTA - THEATRE DE LA MEDITERRANEE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LA VISTA - THEATRE DE LA MEDITERRANEE</text:p>
          </table:table-cell>
          <table:table-cell office:value-type="string">
            <text:p>P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MAISON DE LA POESI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MAISON DE LA POESIE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CŒUR DE LIVRES</text:p>
          </table:table-cell>
          <table:table-cell office:value-type="string">
            <text:p>F</text:p>
          </table:table-cell>
          <table:table-cell table:style-name="ce4" office:value-type="float" office:value="100000">
            <text:p>100 000 €</text:p>
          </table:table-cell>
          <table:table-cell table:number-columns-repeated="252"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REGARDS SUR LE CINEMA ALGERIEN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154">
            <text:p>5154</text:p>
          </table:table-cell>
          <table:table-cell office:value-type="string">
            <text:p>C’EST RARE FILM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ACADEMIE DES SCIENCES ET DES LETTRES DE MONTPELLIER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UNIVERSITE PAUL-VALERY MONTPELLIER 3 – THEATRE DE LA VIGNETT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3519">
            <text:p>3519</text:p>
          </table:table-cell>
          <table:table-cell office:value-type="string">
            <text:p>LA MERIDIONALE DES SPECTACLES </text:p>
          </table:table-cell>
          <table:table-cell office:value-type="string">
            <text:p>F</text:p>
          </table:table-cell>
          <table:table-cell table:style-name="ce4" office:value-type="float" office:value="40000">
            <text:p>4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2" office:value-type="string">
            <text:p>LA CRUAUTHEQUE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64">
            <text:p>4964</text:p>
          </table:table-cell>
          <table:table-cell table:style-name="ce2" office:value-type="string">
            <text:p>CINEMUSIQUES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51">
            <text:p>5151</text:p>
          </table:table-cell>
          <table:table-cell table:style-name="ce2" office:value-type="string">
            <text:p>ESTAMPE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66">
            <text:p>5166</text:p>
          </table:table-cell>
          <table:table-cell table:style-name="ce2" office:value-type="string">
            <text:p>LA NOTICE DE L’ECHARPE 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510">
            <text:p>5510</text:p>
          </table:table-cell>
          <table:table-cell table:style-name="ce2" office:value-type="string">
            <text:p>DEDALUS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81">
            <text:p>5681</text:p>
          </table:table-cell>
          <table:table-cell table:style-name="ce2" office:value-type="string">
            <text:p>MARVIN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47">
            <text:p>5647</text:p>
          </table:table-cell>
          <table:table-cell table:style-name="ce2" office:value-type="string">
            <text:p>OSMOSE ET MUSES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046">
            <text:p>2046</text:p>
          </table:table-cell>
          <table:table-cell table:style-name="ce2" office:value-type="string">
            <text:p>LAS SOLILES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06">
            <text:p>5106</text:p>
          </table:table-cell>
          <table:table-cell table:style-name="ce2" office:value-type="string">
            <text:p>CAFE DU COMPTOIR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45">
            <text:p>5645</text:p>
          </table:table-cell>
          <table:table-cell table:style-name="ce2" office:value-type="string">
            <text:p>RIME’S SHOT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89">
            <text:p>5689</text:p>
          </table:table-cell>
          <table:table-cell table:style-name="ce2" office:value-type="string">
            <text:p>PAHASKA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817">
            <text:p>4817</text:p>
          </table:table-cell>
          <table:table-cell table:style-name="ce2" office:value-type="string">
            <text:p>VOX RAPIDO </text:p>
          </table:table-cell>
          <table:table-cell table:style-name="ce2" office:value-type="string">
            <text:p>P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23">
            <text:p>4923</text:p>
          </table:table-cell>
          <table:table-cell table:style-name="ce2" office:value-type="string">
            <text:p>280 communication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43">
            <text:p>5643</text:p>
          </table:table-cell>
          <table:table-cell table:style-name="ce2" office:value-type="string">
            <text:p>A bailar Tango -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185">
            <text:p>4185</text:p>
          </table:table-cell>
          <table:table-cell table:style-name="ce2" office:value-type="string">
            <text:p>Acte Chanson</text:p>
          </table:table-cell>
          <table:table-cell table:style-name="ce2" office:value-type="string">
            <text:p>F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185">
            <text:p>4185</text:p>
          </table:table-cell>
          <table:table-cell table:style-name="ce2" office:value-type="string">
            <text:p>Acte Chanson 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618">
            <text:p>3618</text:p>
          </table:table-cell>
          <table:table-cell table:style-name="ce2" office:value-type="string">
            <text:p>Amis de la Librairie les Cinq Continent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563">
            <text:p>5563</text:p>
          </table:table-cell>
          <table:table-cell table:style-name="ce2" office:value-type="string">
            <text:p>AMTRH-Kennedy</text:p>
          </table:table-cell>
          <table:table-cell table:style-name="ce2" office:value-type="string">
            <text:p>P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057">
            <text:p>2057</text:p>
          </table:table-cell>
          <table:table-cell table:style-name="ce2" office:value-type="string">
            <text:p>Ars Musica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745">
            <text:p>3745</text:p>
          </table:table-cell>
          <table:table-cell table:style-name="ce2" office:value-type="string">
            <text:p>Association Chrétiens et Cultures </text:p>
          </table:table-cell>
          <table:table-cell table:style-name="ce2" office:value-type="string">
            <text:p>P</text:p>
          </table:table-cell>
          <table:table-cell table:style-name="ce5" office:value-type="float" office:value="17000">
            <text:p>17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752">
            <text:p>4752</text:p>
          </table:table-cell>
          <table:table-cell table:style-name="ce2" office:value-type="string">
            <text:p>Association Continuum 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58">
            <text:p>5358</text:p>
          </table:table-cell>
          <table:table-cell table:style-name="ce2" office:value-type="string">
            <text:p>Association des Cafés Géographiques de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2" office:value-type="string">
            <text:p>Association des Producteurs Editeur de Musique en Languedoc Roussillon</text:p>
          </table:table-cell>
          <table:table-cell table:style-name="ce2" office:value-type="string">
            <text:p>F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office:value-type="string">
            <text:p>Association Divers Cite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02">
            <text:p>1902</text:p>
          </table:table-cell>
          <table:table-cell table:style-name="ce2" office:value-type="string">
            <text:p>Association du Nouveau Sainte-Anne </text:p>
          </table:table-cell>
          <table:table-cell table:style-name="ce2" office:value-type="string">
            <text:p>p</text:p>
          </table:table-cell>
          <table:table-cell table:style-name="ce5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82">
            <text:p>382</text:p>
          </table:table-cell>
          <table:table-cell table:style-name="ce2" office:value-type="string">
            <text:p>Association Jules Sonic Prods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2" office:value-type="string">
            <text:p>Association Les Amis du Grain des Mot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755">
            <text:p>4755</text:p>
          </table:table-cell>
          <table:table-cell table:style-name="ce2" office:value-type="string">
            <text:p>Association Lola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832">
            <text:p>1832</text:p>
          </table:table-cell>
          <table:table-cell table:style-name="ce2" office:value-type="string">
            <text:p>Association Mareschal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56">
            <text:p>5156</text:p>
          </table:table-cell>
          <table:table-cell table:style-name="ce2" office:value-type="string">
            <text:p>Association Tout à Fond <text:s/></text:p>
          </table:table-cell>
          <table:table-cell table:style-name="ce2" office:value-type="string">
            <text:p>F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746">
            <text:p>3746</text:p>
          </table:table-cell>
          <table:table-cell table:style-name="ce2" office:value-type="string">
            <text:p>Association Uni’sons</text:p>
          </table:table-cell>
          <table:table-cell table:style-name="ce2" office:value-type="string">
            <text:p>F</text:p>
          </table:table-cell>
          <table:table-cell table:style-name="ce5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33">
            <text:p>1733</text:p>
          </table:table-cell>
          <table:table-cell table:style-name="ce2" office:value-type="string">
            <text:p>Atout Clown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44">
            <text:p>5044</text:p>
          </table:table-cell>
          <table:table-cell table:style-name="ce2" office:value-type="string">
            <text:p>Café des Amis du Journal l'Humanité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5">
            <text:p>565</text:p>
          </table:table-cell>
          <table:table-cell table:style-name="ce2" office:value-type="string">
            <text:p>Carré Menth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845">
            <text:p>3845</text:p>
          </table:table-cell>
          <table:table-cell table:style-name="ce2" office:value-type="string">
            <text:p>Centre des arts du cirque Balthazar</text:p>
          </table:table-cell>
          <table:table-cell table:style-name="ce2" office:value-type="string">
            <text:p>F</text:p>
          </table:table-cell>
          <table:table-cell table:style-name="ce5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771">
            <text:p>771</text:p>
          </table:table-cell>
          <table:table-cell table:style-name="ce2" office:value-type="string">
            <text:p>Champ Libre </text:p>
          </table:table-cell>
          <table:table-cell table:style-name="ce2" office:value-type="string">
            <text:p>P</text:p>
          </table:table-cell>
          <table:table-cell table:style-name="ce5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61">
            <text:p>1161</text:p>
          </table:table-cell>
          <table:table-cell table:style-name="ce2" office:value-type="string">
            <text:p>CIA - Cie Internationale Alligator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13">
            <text:p>1113</text:p>
          </table:table-cell>
          <table:table-cell table:style-name="ce2" office:value-type="string">
            <text:p>Claquettes en Vogue</text:p>
          </table:table-cell>
          <table:table-cell table:style-name="ce2" office:value-type="string">
            <text:p> 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2" office:value-type="string">
            <text:p>Club Lyrique de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office:value-type="string">
            <text:p>Collectif Artu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461">
            <text:p>1461</text:p>
          </table:table-cell>
          <table:table-cell table:style-name="ce2" office:value-type="string">
            <text:p>Collectif Koa </text:p>
          </table:table-cell>
          <table:table-cell table:style-name="ce2" office:value-type="string">
            <text:p>p</text:p>
          </table:table-cell>
          <table:table-cell table:style-name="ce5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46">
            <text:p>1946</text:p>
          </table:table-cell>
          <table:table-cell table:style-name="ce2" office:value-type="string">
            <text:p>Crescendoc</text:p>
          </table:table-cell>
          <table:table-cell table:style-name="ce2" office:value-type="string">
            <text:p>F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786">
            <text:p>3786</text:p>
          </table:table-cell>
          <table:table-cell table:style-name="ce2" office:value-type="string">
            <text:p>Danser Bonheur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263">
            <text:p>5263</text:p>
          </table:table-cell>
          <table:table-cell table:style-name="ce2" office:value-type="string">
            <text:p>De Bouche à Oreille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86">
            <text:p>5386</text:p>
          </table:table-cell>
          <table:table-cell table:style-name="ce2" office:value-type="string">
            <text:p>Graphi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2" office:value-type="string">
            <text:p>Idéokilogramm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564">
            <text:p>3564</text:p>
          </table:table-cell>
          <table:table-cell table:style-name="ce2" office:value-type="string">
            <text:p>Jazz Club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281">
            <text:p>1281</text:p>
          </table:table-cell>
          <table:table-cell table:style-name="ce2" office:value-type="string">
            <text:p>Kaïna</text:p>
          </table:table-cell>
          <table:table-cell table:style-name="ce2" office:value-type="string">
            <text:p>F</text:p>
          </table:table-cell>
          <table:table-cell table:style-name="ce5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32">
            <text:p>5132</text:p>
          </table:table-cell>
          <table:table-cell table:style-name="ce2" office:value-type="string">
            <text:p>Kino Montpellier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19">
            <text:p>5319</text:p>
          </table:table-cell>
          <table:table-cell table:style-name="ce2" office:value-type="string">
            <text:p>Klub Klamauk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201">
            <text:p>1201</text:p>
          </table:table-cell>
          <table:table-cell table:style-name="ce2" office:value-type="string">
            <text:p>La boutique d'écriture</text:p>
          </table:table-cell>
          <table:table-cell table:style-name="ce2" office:value-type="string">
            <text:p>F</text:p>
          </table:table-cell>
          <table:table-cell table:style-name="ce5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201">
            <text:p>1201</text:p>
          </table:table-cell>
          <table:table-cell table:style-name="ce2" office:value-type="string">
            <text:p>La boutique d'écriture-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94">
            <text:p>4994</text:p>
          </table:table-cell>
          <table:table-cell table:style-name="ce2" office:value-type="string">
            <text:p>La Compagnie du Capitaine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40">
            <text:p>5040</text:p>
          </table:table-cell>
          <table:table-cell table:style-name="ce2" office:value-type="string">
            <text:p>La Compagnie du P'tit Atelier 3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53">
            <text:p>4953</text:p>
          </table:table-cell>
          <table:table-cell table:style-name="ce2" office:value-type="string">
            <text:p>L'Arc en Ciel des Faubourgs</text:p>
          </table:table-cell>
          <table:table-cell table:style-name="ce2" office:value-type="string">
            <text:p>P</text:p>
          </table:table-cell>
          <table:table-cell table:style-name="ce5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010">
            <text:p>4010</text:p>
          </table:table-cell>
          <table:table-cell table:style-name="ce2" office:value-type="string">
            <text:p>L'Autre Théâtre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06">
            <text:p>5106</text:p>
          </table:table-cell>
          <table:table-cell table:style-name="ce2" office:value-type="string">
            <text:p>Le Café du Comptoir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2" office:value-type="string">
            <text:p>Le Camescope Apprivoisé - Vidéastes Amateurs Montpelliérains</text:p>
          </table:table-cell>
          <table:table-cell table:style-name="ce2" office:value-type="string">
            <text:p>F</text:p>
          </table:table-cell>
          <table:table-cell table:style-name="ce5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595">
            <text:p>1595</text:p>
          </table:table-cell>
          <table:table-cell table:style-name="ce2" office:value-type="string">
            <text:p>Le Cri devot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95">
            <text:p>5095</text:p>
          </table:table-cell>
          <table:table-cell table:style-name="ce2" office:value-type="string">
            <text:p>Les Chiens Andalous</text:p>
          </table:table-cell>
          <table:table-cell table:style-name="ce2" office:value-type="string">
            <text:p>F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95">
            <text:p>5095</text:p>
          </table:table-cell>
          <table:table-cell table:style-name="ce2" office:value-type="string">
            <text:p>Les Chiens Andalous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022">
            <text:p>3022</text:p>
          </table:table-cell>
          <table:table-cell table:style-name="ce2" office:value-type="string">
            <text:p>Les Ecrivains Méditerranéens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683">
            <text:p>2683</text:p>
          </table:table-cell>
          <table:table-cell table:style-name="ce2" office:value-type="string">
            <text:p>Les Gens du Quai </text:p>
          </table:table-cell>
          <table:table-cell table:style-name="ce2" office:value-type="string">
            <text:p>F</text:p>
          </table:table-cell>
          <table:table-cell table:style-name="ce5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558">
            <text:p>2558</text:p>
          </table:table-cell>
          <table:table-cell table:style-name="ce2" office:value-type="string">
            <text:p>Les Murs d'Aurelle</text:p>
          </table:table-cell>
          <table:table-cell table:style-name="ce2" office:value-type="string">
            <text:p>F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2" office:value-type="string">
            <text:p>Les Nuits Du Chat </text:p>
          </table:table-cell>
          <table:table-cell table:style-name="ce2" office:value-type="string">
            <text:p>F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48">
            <text:p>1748</text:p>
          </table:table-cell>
          <table:table-cell table:style-name="ce2" office:value-type="string">
            <text:p>Les Rencontres du Court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051">
            <text:p>3051</text:p>
          </table:table-cell>
          <table:table-cell table:style-name="ce2" office:value-type="string">
            <text:p>Lez' Arts M3</text:p>
          </table:table-cell>
          <table:table-cell table:style-name="ce2" office:value-type="string">
            <text:p>P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93">
            <text:p>1193</text:p>
          </table:table-cell>
          <table:table-cell table:style-name="ce2" office:value-type="string">
            <text:p>Libellul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242">
            <text:p>2242</text:p>
          </table:table-cell>
          <table:table-cell table:style-name="ce2" office:value-type="string">
            <text:p>L'oiseau Lyre</text:p>
          </table:table-cell>
          <table:table-cell table:style-name="ce2" office:value-type="string">
            <text:p>P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242">
            <text:p>2242</text:p>
          </table:table-cell>
          <table:table-cell table:style-name="ce2" office:value-type="string">
            <text:p>L'oiseau Lyre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36">
            <text:p>1136</text:p>
          </table:table-cell>
          <table:table-cell table:style-name="ce2" office:value-type="string">
            <text:p>Maison de la Gravure Méditerranée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98">
            <text:p>5398</text:p>
          </table:table-cell>
          <table:table-cell table:style-name="ce2" office:value-type="string">
            <text:p>MELTING POT MUSIC</text:p>
          </table:table-cell>
          <table:table-cell table:style-name="ce2" office:value-type="string">
            <text:p>P</text:p>
          </table:table-cell>
          <table:table-cell table:style-name="ce5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537">
            <text:p>5537</text:p>
          </table:table-cell>
          <table:table-cell table:style-name="ce2" office:value-type="string">
            <text:p>MOM ART FACTORY 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51">
            <text:p>5351</text:p>
          </table:table-cell>
          <table:table-cell table:style-name="ce2" office:value-type="string">
            <text:p>Montpellier Temps Chante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49">
            <text:p>5049</text:p>
          </table:table-cell>
          <table:table-cell table:style-name="ce2" office:value-type="string">
            <text:p>N.U. (Nos Urgences) Collectif d'Artiste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string">
            <text:p>Objectif Image Montpellier-Photo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Patrimôme</text:p>
          </table:table-cell>
          <table:table-cell table:style-name="ce2" office:value-type="string">
            <text:p>F</text:p>
          </table:table-cell>
          <table:table-cell table:style-name="ce5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Patrimôme </text:p>
          </table:table-cell>
          <table:table-cell table:style-name="ce2" office:value-type="string">
            <text:p>P</text:p>
          </table:table-cell>
          <table:table-cell table:style-name="ce5" office:value-type="float" office:value="100">
            <text:p>1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Patrimôme </text:p>
          </table:table-cell>
          <table:table-cell table:style-name="ce2" office:value-type="string">
            <text:p>P</text:p>
          </table:table-cell>
          <table:table-cell table:style-name="ce5" office:value-type="float" office:value="100">
            <text:p>1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867">
            <text:p>1867</text:p>
          </table:table-cell>
          <table:table-cell table:style-name="ce2" office:value-type="string">
            <text:p>Pic et Colegram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79">
            <text:p>4979</text:p>
          </table:table-cell>
          <table:table-cell table:style-name="ce2" office:value-type="string">
            <text:p>Polyfolies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239">
            <text:p>5239</text:p>
          </table:table-cell>
          <table:table-cell table:style-name="ce2" office:value-type="string">
            <text:p>Rhizome </text:p>
          </table:table-cell>
          <table:table-cell table:style-name="ce2" office:value-type="string">
            <text:p>F</text:p>
          </table:table-cell>
          <table:table-cell table:style-name="ce5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005">
            <text:p>3005</text:p>
          </table:table-cell>
          <table:table-cell table:style-name="ce2" office:value-type="string">
            <text:p>Sonorités </text:p>
          </table:table-cell>
          <table:table-cell table:style-name="ce2" office:value-type="string">
            <text:p>F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266">
            <text:p>5266</text:p>
          </table:table-cell>
          <table:table-cell table:style-name="ce2" office:value-type="string">
            <text:p>Squeeze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2" office:value-type="string">
            <text:p>Théâvida </text:p>
          </table:table-cell>
          <table:table-cell table:style-name="ce2" office:value-type="string">
            <text:p>P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49">
            <text:p>1149</text:p>
          </table:table-cell>
          <table:table-cell table:style-name="ce2" office:value-type="string">
            <text:p>Vent du Sud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A Contre Poil du Sens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Action d'Espac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941">
            <text:p>4941</text:p>
          </table:table-cell>
          <table:table-cell office:value-type="string">
            <text:p>Amadé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723">
            <text:p>4723</text:p>
          </table:table-cell>
          <table:table-cell office:value-type="string">
            <text:p>Appel du Geste Actuel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Artefactdans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252">
            <text:p>3252</text:p>
          </table:table-cell>
          <table:table-cell office:value-type="string">
            <text:p>Association Achle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951">
            <text:p>4951</text:p>
          </table:table-cell>
          <table:table-cell office:value-type="string">
            <text:p>Association Bruit qui Court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5034">
            <text:p>5034</text:p>
          </table:table-cell>
          <table:table-cell office:value-type="string">
            <text:p>Association Chicanes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Association Corée'graphi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Association Rama</text:p>
          </table:table-cell>
          <table:table-cell office:value-type="string">
            <text:p>F</text:p>
          </table:table-cell>
          <table:table-cell table:style-name="ce4" office:value-type="float" office:value="9500">
            <text:p>9 500 €</text:p>
          </table:table-cell>
          <table:table-cell table:number-columns-repeated="252"/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Association Stella-Murray Brosch Productions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Athom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991">
            <text:p>3991</text:p>
          </table:table-cell>
          <table:table-cell office:value-type="string">
            <text:p>Bagages d'Acteurs Théâtre Poésie Littératur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Blabla Production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Cause Toujours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Cie Pepi Morena ( ex-Temps Danse)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Compagnie Alegria Kryptonit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Compagnie Auguste Sing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961">
            <text:p>3961</text:p>
          </table:table-cell>
          <table:table-cell office:value-type="string">
            <text:p>Compagnie Aurelia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5052">
            <text:p>5052</text:p>
          </table:table-cell>
          <table:table-cell office:value-type="string">
            <text:p>Compagnie Autre Mi Na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Compagnie Comme Ca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Compagnie de l'Astrolabe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3471">
            <text:p>3471</text:p>
          </table:table-cell>
          <table:table-cell office:value-type="string">
            <text:p>Compagnie des Nuits Partagée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32">
            <text:p>4932</text:p>
          </table:table-cell>
          <table:table-cell office:value-type="string">
            <text:p>Compagnie Doré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Compagnie La Vaste Entrepris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Compagnie les Grisette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Compagnie Les Perles de Verr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Compagnie Les Têtes de Bois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5205">
            <text:p>5205</text:p>
          </table:table-cell>
          <table:table-cell office:value-type="string">
            <text:p>Compagnie Moebiu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Compagnie Point du Jour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937">
            <text:p>4937</text:p>
          </table:table-cell>
          <table:table-cell office:value-type="string">
            <text:p>Compagnie tire pas la Napp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Compagnie Vertigo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3311">
            <text:p>3311</text:p>
          </table:table-cell>
          <table:table-cell office:value-type="string">
            <text:p>Compania Inesperada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Dansomania Cie Anne Marie Porra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Ensemble Instrumental Contrepoint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04">
            <text:p>3104</text:p>
          </table:table-cell>
          <table:table-cell office:value-type="string">
            <text:p>Etre en Scène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4364">
            <text:p>4364</text:p>
          </table:table-cell>
          <table:table-cell office:value-type="string">
            <text:p>Exit Compagnie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Grognon Frères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991">
            <text:p>4991</text:p>
          </table:table-cell>
          <table:table-cell office:value-type="string">
            <text:p>Groupe Noces Danse Images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Hors Commerce</text:p>
          </table:table-cell>
          <table:table-cell office:value-type="string">
            <text:p>F</text:p>
          </table:table-cell>
          <table:table-cell table:style-name="ce4" office:value-type="float" office:value="9500">
            <text:p>9 500 €</text:p>
          </table:table-cell>
          <table:table-cell table:number-columns-repeated="25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Intensité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Interstices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Intime Camarad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l oreille electriqu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La Compagnie du Pas'sage - Rencontres Scène Jeuness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045">
            <text:p>5045</text:p>
          </table:table-cell>
          <table:table-cell office:value-type="string">
            <text:p>La Compagnie Maritime La Pilotin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a Compagnie Provisoir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426">
            <text:p>3426</text:p>
          </table:table-cell>
          <table:table-cell office:value-type="string">
            <text:p>La Mentira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819">
            <text:p>4819</text:p>
          </table:table-cell>
          <table:table-cell office:value-type="string">
            <text:p>L'Atalante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Le Bao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073">
            <text:p>3073</text:p>
          </table:table-cell>
          <table:table-cell office:value-type="string">
            <text:p>Les Fourmis Rousses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039">
            <text:p>5039</text:p>
          </table:table-cell>
          <table:table-cell office:value-type="string">
            <text:p>Machine Théâtr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Marie Louise Bouillonn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Neda, Iran en choeur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Primesautier Théâtr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377">
            <text:p>4377</text:p>
          </table:table-cell>
          <table:table-cell office:value-type="string">
            <text:p>Pulx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Satellit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857">
            <text:p>2857</text:p>
          </table:table-cell>
          <table:table-cell office:value-type="string">
            <text:p>Singulier Pluriel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Théâtre de la Remise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héâtre en Flammes - Créatef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214">
            <text:p>4214</text:p>
          </table:table-cell>
          <table:table-cell office:value-type="string">
            <text:p>U Structure Nouvelle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Vilcanota Bruno Pradet et Ci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67">
            <text:p>4967</text:p>
          </table:table-cell>
          <table:table-cell office:value-type="string">
            <text:p>Zigzags Arbatz et Compagni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755">
            <text:p>4755</text:p>
          </table:table-cell>
          <table:table-cell office:value-type="string">
            <text:p>Association Lola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telier Théâtr'elles - Espace la Jetée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4799">
            <text:p>4799</text:p>
          </table:table-cell>
          <table:table-cell office:value-type="string">
            <text:p>Cabo Mundo - Cap Mond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Compagnie de l'Astrolabe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Compagnie Les Perles de Verre 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5105">
            <text:p>5105</text:p>
          </table:table-cell>
          <table:table-cell office:value-type="string">
            <text:p>L'Adresse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Les Amis du Théâtre Pierre Tabard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325">
            <text:p>4325</text:p>
          </table:table-cell>
          <table:table-cell office:value-type="string">
            <text:p>L'Outil Théâtre</text:p>
          </table:table-cell>
          <table:table-cell office:value-type="string">
            <text:p>F</text:p>
          </table:table-cell>
          <table:table-cell table:style-name="ce4" office:value-type="float" office:value="8500">
            <text:p>8 500 €</text:p>
          </table:table-cell>
          <table:table-cell table:number-columns-repeated="252"/>
        </table:table-row>
        <table:table-row table:style-name="ro1">
          <table:table-cell office:value-type="float" office:value="3203">
            <text:p>3203</text:p>
          </table:table-cell>
          <table:table-cell office:value-type="string">
            <text:p>Sina Kawa Théâtr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héâtre de la Plum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817">
            <text:p>4817</text:p>
          </table:table-cell>
          <table:table-cell office:value-type="string">
            <text:p>Vox Rapido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mis de l'Orgue et Chæurs de la cathédral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778">
            <text:p>4778</text:p>
          </table:table-cell>
          <table:table-cell office:value-type="string">
            <text:p>Art et Création Chorale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011">
            <text:p>4011</text:p>
          </table:table-cell>
          <table:table-cell office:value-type="string">
            <text:p>Atout Choeu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B.A. Bach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Choeur d'ô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hoeur les Chorégiens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hoeur Universitaire de Montpellier L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hoeurs de l'Enclos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Chorale Cor Canto à Cæur Joi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Chorale Protestante de Montpellier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rale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Ensemble Choral Universitaire de Montpellier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Ensemble Vocal Claire Garrone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Ensemble Vocal de Montpellier </text:p>
          </table:table-cell>
          <table:table-cell office:value-type="string">
            <text:p>P</text:p>
          </table:table-cell>
          <table:table-cell table:style-name="ce4" office:value-type="float" office:value="6500">
            <text:p>6 500 €</text:p>
          </table:table-cell>
          <table:table-cell table:number-columns-repeated="252"/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Ensemble Vocal l'Accroche Choeu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roupe Vocal Arlequi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Le Choeur des Balladin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Vocaly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Voy'elles choeur de femmes de Méditerranée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Allons’z’Enfants – Cie Didier Théron</text:p>
          </table:table-cell>
          <table:table-cell office:value-type="string">
            <text:p>F</text:p>
          </table:table-cell>
          <table:table-cell table:style-name="ce4" office:value-type="float" office:value="25000">
            <text:p>25 000 €</text:p>
          </table:table-cell>
          <table:table-cell table:number-columns-repeated="25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AM Jazz Action</text:p>
          </table:table-cell>
          <table:table-cell office:value-type="string">
            <text:p>F</text:p>
          </table:table-cell>
          <table:table-cell table:style-name="ce4" office:value-type="float" office:value="13000">
            <text:p>13 000 €</text:p>
          </table:table-cell>
          <table:table-cell table:number-columns-repeated="252"/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Association des Chœurs de Montpellier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Association des Chœurs de Montpellier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Confluences</text:p>
          </table:table-cell>
          <table:table-cell office:value-type="string">
            <text:p>P</text:p>
          </table:table-cell>
          <table:table-cell table:style-name="ce4" office:value-type="float" office:value="100000">
            <text:p>100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table:formula="of:=SUM([.D391:.D587])" office:value-type="float" office:value="1055800">
            <text:p>1 055 8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l'Association Départementale Centrale de la Coopération à l'Ecole 34 (OCCE 34) pour les Offres Culturelles 2013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OCCE Ecole DANTE ALIGHIERI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GOETH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A.D'AUBIGN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LAISE PASCAL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ERGMAN</text:p>
          </table:table-cell>
          <table:table-cell office:value-type="string">
            <text:p>P</text:p>
          </table:table-cell>
          <table:table-cell table:style-name="ce4" office:value-type="float" office:value="650">
            <text:p>6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APLIN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ALMETT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REUD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MBETTA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ERMOZ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.MOULIN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. MICHEL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AMARTINE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ERICLE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OTTIER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ROKOFIEV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. BERNHARDT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DIDEROT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MSTRONG</text:p>
          </table:table-cell>
          <table:table-cell office:value-type="string">
            <text:p>P</text:p>
          </table:table-cell>
          <table:table-cell table:style-name="ce4" office:value-type="float" office:value="3720">
            <text:p>3 72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LOCH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DELTEIL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ITTERAND</text:p>
          </table:table-cell>
          <table:table-cell office:value-type="string">
            <text:p>P</text:p>
          </table:table-cell>
          <table:table-cell table:style-name="ce4" office:value-type="float" office:value="2400">
            <text:p>2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LILEE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RNIER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KUROSAWA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 BRES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 CURIE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 DE SEVIGNE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ICASSO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YOURCENAR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ALARD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OLIVAR</text:p>
          </table:table-cell>
          <table:table-cell office:value-type="string">
            <text:p>P</text:p>
          </table:table-cell>
          <table:table-cell table:style-name="ce4" office:value-type="float" office:value="2400">
            <text:p>2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OULLOCHE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HEIDELBERG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. MALET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VILLE</text:p>
          </table:table-cell>
          <table:table-cell office:value-type="string">
            <text:p>P</text:p>
          </table:table-cell>
          <table:table-cell table:style-name="ce4" office:value-type="float" office:value="1650">
            <text:p>1 6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RENAUD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NERUDA</text:p>
          </table:table-cell>
          <table:table-cell office:value-type="string">
            <text:p>P</text:p>
          </table:table-cell>
          <table:table-cell table:style-name="ce4" office:value-type="float" office:value="1350">
            <text:p>1 3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ROOSEVELT</text:p>
          </table:table-cell>
          <table:table-cell office:value-type="string">
            <text:p>P</text:p>
          </table:table-cell>
          <table:table-cell table:style-name="ce4" office:value-type="float" office:value="850">
            <text:p>8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WOOLF</text:p>
          </table:table-cell>
          <table:table-cell office:value-type="string">
            <text:p>P</text:p>
          </table:table-cell>
          <table:table-cell table:style-name="ce4" office:value-type="float" office:value="1250">
            <text:p>1 2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. DE GAULLE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. D'AQUITAIN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EETHOVEN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REL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URCHILL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. BAZILLE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. FIGUIER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H. BOUCHER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ROUX</text:p>
          </table:table-cell>
          <table:table-cell office:value-type="string">
            <text:p>P</text:p>
          </table:table-cell>
          <table:table-cell table:style-name="ce4" office:value-type="float" office:value="672">
            <text:p>672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AVARY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IMON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URCOUF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VOLTAIRE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52142">
            <text:p>52 142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s Classes Neiges et Vertes (période de janvier à juin 2013)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OCCE Ecole Alain SAVARY</text:p>
          </table:table-cell>
          <table:table-cell office:value-type="string">
            <text:p>P</text:p>
          </table:table-cell>
          <table:table-cell table:style-name="ce4" office:value-type="float" office:value="1728">
            <text:p>1 728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Marie CURIE </text:p>
          </table:table-cell>
          <table:table-cell office:value-type="string">
            <text:p>P</text:p>
          </table:table-cell>
          <table:table-cell table:style-name="ce4" office:value-type="float" office:value="896">
            <text:p>896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Victor SCHOELCHER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aul LANGEVIN</text:p>
          </table:table-cell>
          <table:table-cell office:value-type="string">
            <text:p>P</text:p>
          </table:table-cell>
          <table:table-cell table:style-name="ce4" office:value-type="float" office:value="1280">
            <text:p>1 28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ulie DAUBIE</text:p>
          </table:table-cell>
          <table:table-cell office:value-type="string">
            <text:p>P</text:p>
          </table:table-cell>
          <table:table-cell table:style-name="ce4" office:value-type="float" office:value="1024">
            <text:p>1 02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 AMSTRONG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VILLE</text:p>
          </table:table-cell>
          <table:table-cell office:value-type="string">
            <text:p>P</text:p>
          </table:table-cell>
          <table:table-cell table:style-name="ce4" office:value-type="float" office:value="1656">
            <text:p>1 656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rédéric BAZILL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LILEE</text:p>
          </table:table-cell>
          <table:table-cell office:value-type="string">
            <text:p>P</text:p>
          </table:table-cell>
          <table:table-cell table:style-name="ce4" office:value-type="float" office:value="1504">
            <text:p>1 50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KUROSAWA</text:p>
          </table:table-cell>
          <table:table-cell office:value-type="string">
            <text:p>P</text:p>
          </table:table-cell>
          <table:table-cell table:style-name="ce4" office:value-type="float" office:value="3248">
            <text:p>3 248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laise PASCAL</text:p>
          </table:table-cell>
          <table:table-cell office:value-type="string">
            <text:p>P</text:p>
          </table:table-cell>
          <table:table-cell table:style-name="ce4" office:value-type="float" office:value="816">
            <text:p>816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LORIAN</text:p>
          </table:table-cell>
          <table:table-cell office:value-type="string">
            <text:p>P</text:p>
          </table:table-cell>
          <table:table-cell table:style-name="ce4" office:value-type="float" office:value="1344">
            <text:p>1 34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 FIGUIER</text:p>
          </table:table-cell>
          <table:table-cell office:value-type="string">
            <text:p>P</text:p>
          </table:table-cell>
          <table:table-cell table:style-name="ce4" office:value-type="float" office:value="240">
            <text:p>24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Dr CALMETTE</text:p>
          </table:table-cell>
          <table:table-cell office:value-type="string">
            <text:p>P</text:p>
          </table:table-cell>
          <table:table-cell table:style-name="ce4" office:value-type="float" office:value="2080">
            <text:p>2 08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arles DAVILER</text:p>
          </table:table-cell>
          <table:table-cell office:value-type="string">
            <text:p>P</text:p>
          </table:table-cell>
          <table:table-cell table:style-name="ce4" office:value-type="float" office:value="2464">
            <text:p>2 46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ules SIMON</text:p>
          </table:table-cell>
          <table:table-cell office:value-type="string">
            <text:p>P</text:p>
          </table:table-cell>
          <table:table-cell table:style-name="ce4" office:value-type="float" office:value="1664">
            <text:p>1 66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natole France</text:p>
          </table:table-cell>
          <table:table-cell office:value-type="string">
            <text:p>P</text:p>
          </table:table-cell>
          <table:table-cell table:style-name="ce4" office:value-type="float" office:value="992">
            <text:p>992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arah BERNHARDT</text:p>
          </table:table-cell>
          <table:table-cell office:value-type="string">
            <text:p>P</text:p>
          </table:table-cell>
          <table:table-cell table:style-name="ce4" office:value-type="float" office:value="264">
            <text:p>26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ean JAURES</text:p>
          </table:table-cell>
          <table:table-cell office:value-type="string">
            <text:p>P</text:p>
          </table:table-cell>
          <table:table-cell table:style-name="ce4" office:value-type="float" office:value="1568">
            <text:p>1 568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ugène POTTIER</text:p>
          </table:table-cell>
          <table:table-cell office:value-type="string">
            <text:p>P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ergueï PROKOFIEV</text:p>
          </table:table-cell>
          <table:table-cell office:value-type="string">
            <text:p>P</text:p>
          </table:table-cell>
          <table:table-cell table:style-name="ce4" office:value-type="float" office:value="320">
            <text:p>32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ERRY </text:p>
          </table:table-cell>
          <table:table-cell office:value-type="string">
            <text:p>P</text:p>
          </table:table-cell>
          <table:table-cell table:style-name="ce4" office:value-type="float" office:value="401">
            <text:p>401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imon BOLIVAR</text:p>
          </table:table-cell>
          <table:table-cell office:value-type="string">
            <text:p>P</text:p>
          </table:table-cell>
          <table:table-cell table:style-name="ce4" office:value-type="float" office:value="2192">
            <text:p>2 192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AUL BERT/VICTOR HUGO</text:p>
          </table:table-cell>
          <table:table-cell office:value-type="string">
            <text:p>P</text:p>
          </table:table-cell>
          <table:table-cell table:style-name="ce4" office:value-type="float" office:value="1456">
            <text:p>1 456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arles DICKENS</text:p>
          </table:table-cell>
          <table:table-cell office:value-type="string">
            <text:p>P</text:p>
          </table:table-cell>
          <table:table-cell table:style-name="ce4" office:value-type="float" office:value="5808">
            <text:p>5 808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39945">
            <text:p>39 945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 de subventions dans le cadre de la thématique du Handicap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urdi 34 deficients auditifs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urdi 34 deficients auditifs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Roule natur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Association socioculturelle bilingue Frederic Peyson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omite liaison des associations de personnes handicapees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Association pour personnes en situation de handicap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Association des donneurs de voix</text:p>
          </table:table-cell>
          <table:table-cell office:value-type="string">
            <text:p>F</text:p>
          </table:table-cell>
          <table:table-cell table:style-name="ce4" office:value-type="float" office:value="2400">
            <text:p>2 400 €</text:p>
          </table:table-cell>
          <table:table-cell table:number-columns-repeated="252"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FNATH Accidentés de la vie section Montpellier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Cap horizo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Association gem lesseps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180">
            <text:p>5180</text:p>
          </table:table-cell>
          <table:table-cell office:value-type="string">
            <text:p>Ghandi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Union pour la promotion de tous les talent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827">
            <text:p>2827</text:p>
          </table:table-cell>
          <table:table-cell office:value-type="string">
            <text:p>Sésame autisme Hérault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37900">
            <text:p>37 9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 de <text:s/>subventions dans le cadre de la Cohésion Sociale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Raiponce </text:p>
          </table:table-cell>
          <table:table-cell office:value-type="string">
            <text:p>F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Adages animation collective des familles </text:p>
          </table:table-cell>
          <table:table-cell office:value-type="string">
            <text:p>F</text:p>
          </table:table-cell>
          <table:table-cell table:style-name="ce4" office:value-type="float" office:value="11500">
            <text:p>11 500 €</text:p>
          </table:table-cell>
          <table:table-cell table:number-columns-repeated="252"/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Pedagogie et prison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Mohicans creer du lien par des actions eco-citoyennes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Association de mediation penale montpellierain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Mouvements citoyens (ex asso pergola petit bard)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Vivre ensemble en citoyens quartier des cevennes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907">
            <text:p>4907</text:p>
          </table:table-cell>
          <table:table-cell office:value-type="string">
            <text:p>Reseau accueil insertion Hérault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Association justice pour le petit bard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Association assalam de st martin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APS 34</text:p>
          </table:table-cell>
          <table:table-cell office:value-type="string">
            <text:p>F</text:p>
          </table:table-cell>
          <table:table-cell table:style-name="ce4" office:value-type="float" office:value="5700">
            <text:p>5 7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46550">
            <text:p>46 55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u Contrat Urbain de Cohésion Sociale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2P Projet Culture Quartier : Action Cévennes et plus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Association <text:s/>des Cévennes Insertion Loisirs et Education - ACLE Projet Club des jeunes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Association <text:s/>des Cévennes Insertion Loisirs et Education - ACLE Projet Atelier sociolinguistique</text:p>
          </table:table-cell>
          <table:table-cell office:value-type="string">
            <text:p>P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Adages Espace Famille Projet Le français au quotidien comme vecteur d'intégration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Adages Espace Famille Projet Animation vie locale jeunesse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Adages - Maison du Logement Projet Action de médiation linguistique et interculturelle sur le logement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Association Départementale d'Aide aux Victimes Projet Accueil, écoute, information sur les droits, aide psychologique et orientation des victimes d'infractions pénales</text:p>
          </table:table-cell>
          <table:table-cell office:value-type="string">
            <text:p>P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Aides LM 34 Projet Promotion du dépistage du VIH, des hépatites et des IST avec et auprès des personnes migrantes dans la ville de Montpellier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Accès des jeunes à la vie de la cité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Promotion des Actions Éducatives et du Sport : Enfants Hauts de Massane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Association Nationale Compagnons Bâtisseurs Etablissements LR Projet Accompagnement des propriétaires occupants de Montpellier-OPAH copropriété Cevennes 1, à l'auto-réhabilitation de leur logement</text:p>
          </table:table-cell>
          <table:table-cell office:value-type="string">
            <text:p>P</text:p>
          </table:table-cell>
          <table:table-cell table:style-name="ce4" office:value-type="float" office:value="9500">
            <text:p>9 500 €</text:p>
          </table:table-cell>
          <table:table-cell table:number-columns-repeated="252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Association Nationale Compagnons Bâtisseurs Etablissements LR Projet Ateliers de quartier Montpellier ville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Amitié partage et citoyenneté Projet annuel de l'association Amitié Partage et Citoyenneté (APC)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Espace public, Espace intermediaire, Espace privé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Club de Vill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D'Ici et d'Ailleur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Association pour l'Insertion des Jeunes par l'Economique - APIJE Projet Aide à la gestion familiale, un support à l'intégration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Association Prévention Spécialisé 34 Projet Chantiers éducatifs pilotés par un collectif sur les Hauts de Massane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Association de Solidarité avec les Travailleurs Migrants Projet Intégration et lien social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Association Vivre Ensemble en Citoyens Quartier des Cévennes Projet Aide aux démarches administratives- accès aux droit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Association Vivre Ensemble en Citoyens Quartier des Cévennes Projet Action éducative auprès des Parents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La Boutique d'écriture et Co Projet Enfance, jeunesse à la Boutique d'écriture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Asso Emploi Développement Entreprises Boutique Gestion Projet Cités Lab</text:p>
          </table:table-cell>
          <table:table-cell office:value-type="string">
            <text:p>P</text:p>
          </table:table-cell>
          <table:table-cell table:style-name="ce4" office:value-type="float" office:value="11000">
            <text:p>11 000 €</text:p>
          </table:table-cell>
          <table:table-cell table:number-columns-repeated="252"/>
        </table:table-row>
        <table:table-row table:style-name="ro1">
          <table:table-cell office:value-type="float" office:value="4955">
            <text:p>4955</text:p>
          </table:table-cell>
          <table:table-cell office:value-type="string">
            <text:p>Musique Sans Frontières Projet Création artistique et éducation à travers les cultures du monde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APAJ Centre Gitan Projet Atelier Prévention Santé Environnement</text:p>
          </table:table-cell>
          <table:table-cell office:value-type="string">
            <text:p>P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APAJ Centre Gitan Projet Accompagnement à la culture</text:p>
          </table:table-cell>
          <table:table-cell office:value-type="string">
            <text:p>P</text:p>
          </table:table-cell>
          <table:table-cell table:style-name="ce4" office:value-type="float" office:value="2550">
            <text:p>2 550 €</text:p>
          </table:table-cell>
          <table:table-cell table:number-columns-repeated="25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APAJ Centre Gitan Projet Webaction</text:p>
          </table:table-cell>
          <table:table-cell office:value-type="string">
            <text:p>P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Césam Migrations Santé Languedoc, Comité pour la Santé Projet Pour une prise en charge de la fragilité psycho-sociale : médiation interculturelle et soutien à la parentalité</text:p>
          </table:table-cell>
          <table:table-cell office:value-type="string">
            <text:p>P</text:p>
          </table:table-cell>
          <table:table-cell table:style-name="ce4" office:value-type="float" office:value="5500">
            <text:p>5 500 €</text:p>
          </table:table-cell>
          <table:table-cell table:number-columns-repeated="252"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Césam Migrations Santé Languedoc, Comité pour la Santé Projet Langage, territoire, pouvoir d'agir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Compagnie Internationale Alligator - CIA Projet Correspondance de quartier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entre d'Information des Droits des Femmes et des Familles Projet Accès aux droits, médiation familiale et conseil conjugal et familial</text:p>
          </table:table-cell>
          <table:table-cell office:value-type="string">
            <text:p>P</text:p>
          </table:table-cell>
          <table:table-cell table:style-name="ce4" office:value-type="float" office:value="6500">
            <text:p>6 500 €</text:p>
          </table:table-cell>
          <table:table-cell table:number-columns-repeated="252"/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Allons z’Enfants <text:s/>- Cie Didier Théron Projet PAILLADE VIVE</text:p>
          </table:table-cell>
          <table:table-cell office:value-type="string">
            <text:p>P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La Compagnie du Pas'sage - rencontres Scène Jeunesse Projet Ateliers théâtre jeunes Petit-Bard - Pergola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onsommation Logement Cadre de Vie de Montpellier CLCV Projet Accompagnement des habitants du Petit Bard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Centre de Loisirs des Jeunes Montpellier La Paillade Projet Sorties structurantes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Projet Jury jeune et festival du cinéma méditerranéen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Projet Accompagnement vers un accès aux pratiques culturelles des famille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Déclic Familles et Toxicomanies Projet Prévention et accès à la santé des jeunes et des familles en grande difficulté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Ecole des Parents et des Educateurs de l'Hérault Projet Point Ecoute Parents-Enfants-Adolescents-Jeunes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ESSOR Projet Résidence d'artistes au moulin des Sitelle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Projet Accompagner la réhabilitation du Petit-Bard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Projet Un but pour l'emploi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Foyer de la Jeune Fille Gestion Foyers Castellane, Fontcarrade Projet Habitat cadre de vi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Habiter Enfin <text:s/>- H E ! Projet Soutien de familles, en particulier monoparentales, discriminées dans l'accès au logement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I.Projet-Echanges Internationaux Culture Citoyenneté Projet Université du Citoyen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5214">
            <text:p>5214</text:p>
          </table:table-cell>
          <table:table-cell office:value-type="string">
            <text:p>INFORIM LEO LAGRANGE Projet CLUB</text:p>
          </table:table-cell>
          <table:table-cell office:value-type="string">
            <text:p>P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AM Jazz Action Projet Atelier Human BeatBox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 Projet Intégration des femmes immigrées - Accès au droit et lutte contre l'exclusion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Ludothèque Pergola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Tv Projet ECAP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Tv Projet KAINA TV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L'oiseau lyre Projet Ateliers conte et maîtrise de la langu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Lâche les Mots Projet Les vacances s'écrivent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388">
            <text:p>4388</text:p>
          </table:table-cell>
          <table:table-cell office:value-type="string">
            <text:p>Le Passe Muraille Projet Chantiers citoyens</text:p>
          </table:table-cell>
          <table:table-cell office:value-type="string">
            <text:p>P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es 4 chemins Projet AGORA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Les Ziconofages Projet Outils vidéo participatif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Projet Bien-être au quotidien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Projet Soin de soi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Projet Promouvoir et accompagner la mise en place de loisirs familiaux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ouvement Français pour le Planning Familial <text:s/>Projet Femmes Santé Citoyenneté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ouvement Français pour le Planning Familial <text:s/>Projet Permanence d'écoute et d'accueil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Mission Locale des jeunes de l'Agglomération de Montpellier Projet Renforcement de l'intervention de la Mission Locale dans les quartier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Melting Pot Music - MPM Projet FESTIVAL 2+2=5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adio Clapas Projet Mots croisés 2013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249">
            <text:p>5249</text:p>
          </table:table-cell>
          <table:table-cell office:value-type="string">
            <text:p>Service d'Orientation et de Médiation pour l'Insertion Sociale - SOMIS Projet Médiation administrative, interprétariat, écrivain public</text:p>
          </table:table-cell>
          <table:table-cell office:value-type="string">
            <text:p>P</text:p>
          </table:table-cell>
          <table:table-cell table:style-name="ce4" office:value-type="float" office:value="5200">
            <text:p>5 200 €</text:p>
          </table:table-cell>
          <table:table-cell table:number-columns-repeated="252"/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Tin Hinan Projet Pour une intégration socio-linguistique réussi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Tin Hinan Projet Pour lever les freins d'accès à la citoyenneté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Union Départementale des Associations Familiales de l'Hérault - U.D.A.F 34 Projet Médiation locative Cévennes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UNI\'SONS Projet RENC'ART</text:p>
          </table:table-cell>
          <table:table-cell office:value-type="string">
            <text:p>P</text:p>
          </table:table-cell>
          <table:table-cell table:style-name="ce4" office:value-type="float" office:value="1250">
            <text:p>1 25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UNI\'SONS Projet ATELIERS HIP HOP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Via Voltaire Projet Interface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Via Voltaire Projet Prévention, soutien, orientation sanitaire et sociale pour les jeunes</text:p>
          </table:table-cell>
          <table:table-cell office:value-type="string">
            <text:p>P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217800">
            <text:p>217 8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s Associations Sportives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ARDI Association Renaissance Développement Insertion Projet Accompagnement socio-éducatif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Médiation Sociale et Educative en direction des familles</text:p>
          </table:table-cell>
          <table:table-cell office:value-type="string">
            <text:p>P</text:p>
          </table:table-cell>
          <table:table-cell table:style-name="ce4" office:value-type="float" office:value="1250">
            <text:p>1 250 €</text:p>
          </table:table-cell>
          <table:table-cell table:number-columns-repeated="25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La Boutique d'écriture et Co Projet Enfance, jeunesse à la Boutique d'écriture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- Les Petits Débrouillards Projet Séjour Scientifique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- Les Petits Débrouillards Projet Sciences dans mon quartier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- Les Petits Débrouillards Projet Sciences au quotidien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Collège Escholiers de la Mosson Projet Accompagner les familles dans la scolarité de leurs enfant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Collège G. PHILIPE Projet De l'Ecole aux quartiers</text:p>
          </table:table-cell>
          <table:table-cell office:value-type="string">
            <text:p>P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Tous en scène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CLER (Classes Lecture Ecriture renforcée)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Imagin'art...l'imaginaire des parents du réseau Las Cazes se réveille et se montre!</text:p>
          </table:table-cell>
          <table:table-cell office:value-type="string">
            <text:p>P</text:p>
          </table:table-cell>
          <table:table-cell table:style-name="ce4" office:value-type="float" office:value="2050">
            <text:p>2 05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Apprentissage de la règle par la connaissance des institution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Collège Les Garrigues Projet Impulser l'ambition scolaire de la maternelle à l'université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Collège Les Garrigues Projet Vers une communauté d'apprentissage : parents/élèves/enseignant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454">
            <text:p>5454</text:p>
          </table:table-cell>
          <table:table-cell office:value-type="string">
            <text:p>Collège Rimbaud Projet Associer les parents aux actions d'éducation et de scolarité</text:p>
          </table:table-cell>
          <table:table-cell office:value-type="string">
            <text:p>P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Projet Vie quotidienne, rythmes et consommation pour une meilleure réussite scolaire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Ecole des Parents et des Educateurs de l'Hérault Projet Point Ecoute Parents-Enfants-Adolescents-Jeunes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Groupe Français d'Education Nouvelle LR Projet Réussir Grand Mail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Ludothèque Paul Valéry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Lâche les Mots Projet SLAM à Sévigné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Les Francas de l'Hérault Projet Eduquer pour prévenir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OCCE CRDEP Ressources Dep Education Prioritaire Projet Développement d'un réseau de ressource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Relais enfants dans la ville Projet Accompagner les jeunes et leurs familles dans la réussite éducative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Zadigozinc Projet Café des enfants de 0 à 16 ans et leur entourag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Club de Ville en vacances</text:p>
          </table:table-cell>
          <table:table-cell office:value-type="string">
            <text:p>P</text:p>
          </table:table-cell>
          <table:table-cell table:style-name="ce4" office:value-type="float" office:value="980">
            <text:p>980 €</text:p>
          </table:table-cell>
          <table:table-cell table:number-columns-repeated="252"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Centre de Loisirs des Jeunes Montpellier La Paillade Projet MINI CAMPS VVV</text:p>
          </table:table-cell>
          <table:table-cell office:value-type="string">
            <text:p>P</text:p>
          </table:table-cell>
          <table:table-cell table:style-name="ce4" office:value-type="float" office:value="980">
            <text:p>98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Club-jeux ados cité Paul Valéry</text:p>
          </table:table-cell>
          <table:table-cell office:value-type="string">
            <text:p>P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Club-jeux ados cité Paul Valéry VVV</text:p>
          </table:table-cell>
          <table:table-cell office:value-type="string">
            <text:p>P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Tv Projet Viens chez moi j'habite à la Paillade</text:p>
          </table:table-cell>
          <table:table-cell office:value-type="string">
            <text:p>P</text:p>
          </table:table-cell>
          <table:table-cell table:style-name="ce4" office:value-type="float" office:value="2950">
            <text:p>2 950 €</text:p>
          </table:table-cell>
          <table:table-cell table:number-columns-repeated="252"/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Les Ziconofages Projet Stages audiovisuels jeunes</text:p>
          </table:table-cell>
          <table:table-cell office:value-type="string">
            <text:p>P</text:p>
          </table:table-cell>
          <table:table-cell table:style-name="ce4" office:value-type="float" office:value="980">
            <text:p>980 €</text:p>
          </table:table-cell>
          <table:table-cell table:number-columns-repeated="25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ecours Populaire Français Montpellier - SPF 34 Projet Jeunesse solidaire et citoyenne à Saint Martin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2811">
            <text:p>2811</text:p>
          </table:table-cell>
          <table:table-cell office:value-type="string">
            <text:p>Strata'j'M Sud Projet Rencontres autour du jeu</text:p>
          </table:table-cell>
          <table:table-cell office:value-type="string">
            <text:p>P</text:p>
          </table:table-cell>
          <table:table-cell table:style-name="ce4" office:value-type="float" office:value="1460">
            <text:p>1 46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Promotion des Actions Éducatives et du Sport : Enfants Hauts de Massane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845">
            <text:p>3845</text:p>
          </table:table-cell>
          <table:table-cell office:value-type="string">
            <text:p>Centre des Arts du Cirque BALTHAZAR Projet Arts du Cirque à Figuerolle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FC ARCEAUX Projet Stages Vacances Scolaire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JK JUDO34 Projet De la rue au dojo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MUC Handball Projet Handball pour les jeunes filles du quartier Saint Martin</text:p>
          </table:table-cell>
          <table:table-cell office:value-type="string">
            <text:p>P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UFOLEP 34 Projet Sport Citoyen 11/17 an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table:formula="of:=SUM([.D781:.D818])" office:value-type="float" office:value="71450">
            <text:p>71 45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s finances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UNION LOCALE CFTC DE MONTPELLIER ET ENVIRONS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UNION LOCALE CGT </text:p>
          </table:table-cell>
          <table:table-cell office:value-type="string">
            <text:p>F</text:p>
          </table:table-cell>
          <table:table-cell table:style-name="ce4" office:value-type="float" office:value="4700">
            <text:p>4 700 €</text:p>
          </table:table-cell>
          <table:table-cell table:number-columns-repeated="25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CFDT UNION LOCALE </text:p>
          </table:table-cell>
          <table:table-cell office:value-type="string">
            <text:p>F</text:p>
          </table:table-cell>
          <table:table-cell table:style-name="ce4" office:value-type="float" office:value="4700">
            <text:p>4 700 €</text:p>
          </table:table-cell>
          <table:table-cell table:number-columns-repeated="25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ASSOCIATION FORCE OUVRIERE CONSOMMATEURS - AFOC </text:p>
          </table:table-cell>
          <table:table-cell office:value-type="string">
            <text:p>F</text:p>
          </table:table-cell>
          <table:table-cell table:style-name="ce4" office:value-type="float" office:value="1100">
            <text:p>1 100 €</text:p>
          </table:table-cell>
          <table:table-cell table:number-columns-repeated="25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UNSA EDUCATION 34 - FEN 34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AMICALE DES RETRAITES MUNICIPAUX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UNITE POLICE SNPT </text:p>
          </table:table-cell>
          <table:table-cell office:value-type="string">
            <text:p>F</text:p>
          </table:table-cell>
          <table:table-cell table:style-name="ce4" office:value-type="float" office:value="850">
            <text:p>850 €</text:p>
          </table:table-cell>
          <table:table-cell table:number-columns-repeated="252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UNION LOCALE CFE-CGC DE MONTPELLIER </text:p>
          </table:table-cell>
          <table:table-cell office:value-type="string">
            <text:p>F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2797">
            <text:p>2797</text:p>
          </table:table-cell>
          <table:table-cell office:value-type="string">
            <text:p>FEDERATION SYNDICALE UNITAIRE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4914">
            <text:p>4914</text:p>
          </table:table-cell>
          <table:table-cell office:value-type="string">
            <text:p>UNION SYNDICALE SOLIDAIRES 34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so Euro Méditerranéenne pour le travail et les echanges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mider comite pour le developpement de l'economie regionale </text:p>
          </table:table-cell>
          <table:table-cell office:value-type="string">
            <text:p>P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Asso emploi developpement entreprises boutique gestion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Senioroboulo.com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Senioroboulo.com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office:value-type="string">
            <text:p>Créer - maison des chomeurs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623">
            <text:p>4623</text:p>
          </table:table-cell>
          <table:table-cell office:value-type="string">
            <text:p>Pléiades emploi service Hérault</text:p>
          </table:table-cell>
          <table:table-cell office:value-type="string">
            <text:p>P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4657">
            <text:p>4657</text:p>
          </table:table-cell>
          <table:table-cell office:value-type="string">
            <text:p>Faciliter l'insertion professionnelle des jeunes diplomés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(action 45 et +)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(face energie sports)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Bricabrac ars fabric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UFC que choisi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Asso pour le droit a l'initiative economiqu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Jeune chambre economique de montpellier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135">
            <text:p>3135</text:p>
          </table:table-cell>
          <table:table-cell office:value-type="string">
            <text:p>Quartier de l'ancien courrier - associations des commercants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Les voies des palais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4664">
            <text:p>4664</text:p>
          </table:table-cell>
          <table:table-cell office:value-type="string">
            <text:p>Association des marches paysans de l'Hérault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Union professionnelle artisanale de l'Hérault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o des antiquaires et brocanteurs de montpellier et sa region</text:p>
          </table:table-cell>
          <table:table-cell office:value-type="string">
            <text:p>P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hambre syndicale des ceramistes et ateliers d'art de france</text:p>
          </table:table-cell>
          <table:table-cell office:value-type="string">
            <text:p>P</text:p>
          </table:table-cell>
          <table:table-cell table:style-name="ce4" office:value-type="float" office:value="31700">
            <text:p>31 7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table:formula="of:=SUM([.D822:.D852])" office:value-type="float" office:value="101000">
            <text:p>101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u sport solidair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OIX D'ARGENT BASKET </text:p>
          </table:table-cell>
          <table:table-cell office:value-type="string">
            <text:p>F</text:p>
          </table:table-cell>
          <table:table-cell table:style-name="ce4" office:value-type="float" office:value="13000">
            <text:p>13 000 €</text:p>
          </table:table-cell>
          <table:table-cell table:number-columns-repeated="25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OOTBALL CLUB PETIT BARD </text:p>
          </table:table-cell>
          <table:table-cell office:value-type="string">
            <text:p>F</text:p>
          </table:table-cell>
          <table:table-cell table:style-name="ce4" office:value-type="float" office:value="38000">
            <text:p>38 000 €</text:p>
          </table:table-cell>
          <table:table-cell table:number-columns-repeated="25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NTPELLIER ARC CLUB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ASLJ MONTPELLIER CROIX D'ARGENT VOLLEY BEACH VOLLEY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MUC OMNISPORTS </text:p>
          </table:table-cell>
          <table:table-cell office:value-type="string">
            <text:p>F</text:p>
          </table:table-cell>
          <table:table-cell table:style-name="ce4" office:value-type="float" office:value="44000">
            <text:p>44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 </text:p>
          </table:table-cell>
          <table:table-cell office:value-type="string">
            <text:p>P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EP MONTPELLIER GYM </text:p>
          </table:table-cell>
          <table:table-cell office:value-type="string">
            <text:p>F</text:p>
          </table:table-cell>
          <table:table-cell table:style-name="ce4" office:value-type="float" office:value="11000">
            <text:p>11 000 €</text:p>
          </table:table-cell>
          <table:table-cell table:number-columns-repeated="25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ARCEAUX MONTPELLIER </text:p>
          </table:table-cell>
          <table:table-cell office:value-type="string">
            <text:p>F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MONTPELLIER PETIT BARD FUTSAL </text:p>
          </table:table-cell>
          <table:table-cell office:value-type="string">
            <text:p>F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ASSOCIATION SPORTIVE DES BEAUX-ARTS MONTPELLIER OMNISPORTS </text:p>
          </table:table-cell>
          <table:table-cell office:value-type="string">
            <text:p>F</text:p>
          </table:table-cell>
          <table:table-cell table:style-name="ce4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POMPIGNANE SPORT ET CULTUR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STADE LUNARET NORD MONTPELLIER 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MONTPELLIER TENNIS DE TABLE 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ET PAILLADE NORD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ASPTT MONTPELLIER </text:p>
          </table:table-cell>
          <table:table-cell office:value-type="string">
            <text:p>F</text:p>
          </table:table-cell>
          <table:table-cell table:style-name="ce4" office:value-type="float" office:value="35000">
            <text:p>35 000 €</text:p>
          </table:table-cell>
          <table:table-cell table:number-columns-repeated="252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MONTPELLIER CLUB HANDISPORT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RACING-CLUB LEMASSON MONTPELLIER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UNION MONTPELLIERAINE POUR LE DEVELOPPEMENT DU SPORT ET DE LA CULTURE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MONTPELLIER BASKET MOSSON 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MONTPELLIER AGGLOMERATION TAEKWONDO DRAGONS TEAM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MONTPELLIER ROLLER HOCKEY CLUB </text:p>
          </table:table-cell>
          <table:table-cell office:value-type="string">
            <text:p>F</text:p>
          </table:table-cell>
          <table:table-cell table:style-name="ce4" office:value-type="float" office:value="5500">
            <text:p>5 500 €</text:p>
          </table:table-cell>
          <table:table-cell table:number-columns-repeated="252"/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MONTPELLIER AGGLOMERATION FUTSAL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MONTPELLIER NATATION SYNCHRONISE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ASSOCIATION SPORTIVE ET CULTURELLE PAILLADE MERCUR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870">
            <text:p>4870</text:p>
          </table:table-cell>
          <table:table-cell office:value-type="string">
            <text:p>CLUB SPORTIF DES SOURDS DE MONTPELLIER ET DE L'HERAULT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ASSOCIATION SPORTIVE DE CELLENEUV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913">
            <text:p>4913</text:p>
          </table:table-cell>
          <table:table-cell office:value-type="string">
            <text:p>ASSOCIATION SPORTIVE ATLAS PAILLADE 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5187">
            <text:p>5187</text:p>
          </table:table-cell>
          <table:table-cell office:value-type="string">
            <text:p>CARREFOUR DES CIVILISATIONS </text:p>
          </table:table-cell>
          <table:table-cell office:value-type="string">
            <text:p>F</text:p>
          </table:table-cell>
          <table:table-cell table:style-name="ce4" office:value-type="float" office:value="4700">
            <text:p>4 700 €</text:p>
          </table:table-cell>
          <table:table-cell table:number-columns-repeated="252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MONTPELLIER AGGLO ATHLETIC MEDITERRANEE 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5381">
            <text:p>5381</text:p>
          </table:table-cell>
          <table:table-cell office:value-type="string">
            <text:p>FC LE LAGON DE MAYOTT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ASSOCIATION CULTURELLE ET SPORTIVE MONTPELLIER OUTRE M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ssociation socio-culturelle des jeunes sportifs de montpellier omnisport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ntpellier arc club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ntpellier arc club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Echecs club montpellier </text:p>
          </table:table-cell>
          <table:table-cell office:value-type="string">
            <text:p>F</text:p>
          </table:table-cell>
          <table:table-cell table:style-name="ce4" office:value-type="float" office:value="7300">
            <text:p>7 300 €</text:p>
          </table:table-cell>
          <table:table-cell table:number-columns-repeated="25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Echecs club montpellier 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Malbosc petanqu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Montpellier beach volley 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ontpellier badminton club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ontpellier badminton club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Montpellier paillade natation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Occitanie petanque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Muc aviron universite club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Boxing club montpellierain</text:p>
          </table:table-cell>
          <table:table-cell office:value-type="string">
            <text:p>F</text:p>
          </table:table-cell>
          <table:table-cell table:style-name="ce4" office:value-type="float" office:value="3400">
            <text:p>3 400 €</text:p>
          </table:table-cell>
          <table:table-cell table:number-columns-repeated="252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Montpellier agglomeration canoe kayak uc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ociete de tir de montpellier </text:p>
          </table:table-cell>
          <table:table-cell office:value-type="string">
            <text:p>F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Aslj montpellier croix d'argent volley beach volley</text:p>
          </table:table-cell>
          <table:table-cell office:value-type="string">
            <text:p>F</text:p>
          </table:table-cell>
          <table:table-cell table:style-name="ce4" office:value-type="float" office:value="19000">
            <text:p>19 000 €</text:p>
          </table:table-cell>
          <table:table-cell table:number-columns-repeated="25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Muc escrime </text:p>
          </table:table-cell>
          <table:table-cell office:value-type="string">
            <text:p>F</text:p>
          </table:table-cell>
          <table:table-cell table:style-name="ce4" office:value-type="float" office:value="21300">
            <text:p>21 300 €</text:p>
          </table:table-cell>
          <table:table-cell table:number-columns-repeated="25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Muc omnisports </text:p>
          </table:table-cell>
          <table:table-cell office:value-type="string">
            <text:p>F</text:p>
          </table:table-cell>
          <table:table-cell table:style-name="ce4" office:value-type="float" office:value="42000">
            <text:p>42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ep montpellier gym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Clapas petanque boulist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Entente sportive bouliste de montpellier </text:p>
          </table:table-cell>
          <table:table-cell office:value-type="string">
            <text:p>F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Entente sportive bouliste de montpellier </text:p>
          </table:table-cell>
          <table:table-cell office:value-type="string">
            <text:p>P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ociete bouliste montpellieraine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ociete bouliste montpellieraine 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Montpellier petanque saint martin </text:p>
          </table:table-cell>
          <table:table-cell office:value-type="string">
            <text:p>F</text:p>
          </table:table-cell>
          <table:table-cell table:style-name="ce4" office:value-type="float" office:value="3700">
            <text:p>3 700 €</text:p>
          </table:table-cell>
          <table:table-cell table:number-columns-repeated="252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Amicale boules la paillad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Arceaux montpellier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Tennis club de la paillade </text:p>
          </table:table-cell>
          <table:table-cell office:value-type="string">
            <text:p>F</text:p>
          </table:table-cell>
          <table:table-cell table:style-name="ce4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Tennis club de la paillade </text:p>
          </table:table-cell>
          <table:table-cell office:value-type="string">
            <text:p>P</text:p>
          </table:table-cell>
          <table:table-cell table:style-name="ce4" office:value-type="float" office:value="1940">
            <text:p>1 940 €</text:p>
          </table:table-cell>
          <table:table-cell table:number-columns-repeated="252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Lions club montpellier languedoc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Association sportive des beaux-arts montpellier omnisports </text:p>
          </table:table-cell>
          <table:table-cell office:value-type="string">
            <text:p>F</text:p>
          </table:table-cell>
          <table:table-cell table:style-name="ce4" office:value-type="float" office:value="13800">
            <text:p>13 800 €</text:p>
          </table:table-cell>
          <table:table-cell table:number-columns-repeated="25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La boule du lantissargues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Montpellier a m judo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Sarbacane de l' Hérault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Montpellier baseball universite club, les barracudas du lez </text:p>
          </table:table-cell>
          <table:table-cell office:value-type="string">
            <text:p>F</text:p>
          </table:table-cell>
          <table:table-cell table:style-name="ce4" office:value-type="float" office:value="4800">
            <text:p>4 800 €</text:p>
          </table:table-cell>
          <table:table-cell table:number-columns-repeated="252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Stade lunaret nord montpellier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Comite departemental du sport adapte Hé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Sport quilles montpellier </text:p>
          </table:table-cell>
          <table:table-cell office:value-type="string">
            <text:p>F</text:p>
          </table:table-cell>
          <table:table-cell table:style-name="ce4" office:value-type="float" office:value="950">
            <text:p>950 €</text:p>
          </table:table-cell>
          <table:table-cell table:number-columns-repeated="252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Volley loisir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Volley loisir montpellier </text:p>
          </table:table-cell>
          <table:table-cell office:value-type="string">
            <text:p>P</text:p>
          </table:table-cell>
          <table:table-cell table:style-name="ce4" office:value-type="float" office:value="250">
            <text:p>250 €</text:p>
          </table:table-cell>
          <table:table-cell table:number-columns-repeated="252"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Comite d'organisation forum sportif et culturel - cofsec </text:p>
          </table:table-cell>
          <table:table-cell office:value-type="string">
            <text:p>F</text:p>
          </table:table-cell>
          <table:table-cell table:style-name="ce4" office:value-type="float" office:value="11800">
            <text:p>11 800 €</text:p>
          </table:table-cell>
          <table:table-cell table:number-columns-repeated="252"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Club sportif bouliste de montpellier </text:p>
          </table:table-cell>
          <table:table-cell office:value-type="string">
            <text:p>F</text:p>
          </table:table-cell>
          <table:table-cell table:style-name="ce4" office:value-type="float" office:value="2250">
            <text:p>2 250 €</text:p>
          </table:table-cell>
          <table:table-cell table:number-columns-repeated="252"/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Montpellier athletic running club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Montpellier agglomeration triathlon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Jean monnet antigone petanqu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Aikido club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Fete le mur montpellier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Asptt montpellier</text:p>
          </table:table-cell>
          <table:table-cell office:value-type="string">
            <text:p>F</text:p>
          </table:table-cell>
          <table:table-cell table:style-name="ce4" office:value-type="float" office:value="34300">
            <text:p>34 300 €</text:p>
          </table:table-cell>
          <table:table-cell table:number-columns-repeated="252"/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Montpellier chamberte handball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Montpellier club handisport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Rimbaud petanqu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As cevennes </text:p>
          </table:table-cell>
          <table:table-cell office:value-type="string">
            <text:p>F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Croix d'argent petanqu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Sport tambourin club de montpellier </text:p>
          </table:table-cell>
          <table:table-cell office:value-type="string">
            <text:p>F</text:p>
          </table:table-cell>
          <table:table-cell table:style-name="ce4" office:value-type="float" office:value="950">
            <text:p>950 €</text:p>
          </table:table-cell>
          <table:table-cell table:number-columns-repeated="252"/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Basket lattes montpellier agglomeration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Racing-club lemasson montpellier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639">
            <text:p>2639</text:p>
          </table:table-cell>
          <table:table-cell office:value-type="string">
            <text:p>Asso presidents petanque secteur montpellier ville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2722">
            <text:p>2722</text:p>
          </table:table-cell>
          <table:table-cell office:value-type="string">
            <text:p>Petanque club montpellier celleneuve </text:p>
          </table:table-cell>
          <table:table-cell office:value-type="string">
            <text:p>F</text:p>
          </table:table-cell>
          <table:table-cell table:style-name="ce4" office:value-type="float" office:value="2300">
            <text:p>2 300 €</text:p>
          </table:table-cell>
          <table:table-cell table:number-columns-repeated="252"/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Association les foulees du millenaire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081">
            <text:p>3081</text:p>
          </table:table-cell>
          <table:table-cell office:value-type="string">
            <text:p>Bleu vertige </text:p>
          </table:table-cell>
          <table:table-cell office:value-type="string">
            <text:p>F</text:p>
          </table:table-cell>
          <table:table-cell table:style-name="ce4" office:value-type="float" office:value="3900">
            <text:p>3 900 €</text:p>
          </table:table-cell>
          <table:table-cell table:number-columns-repeated="252"/>
        </table:table-row>
        <table:table-row table:style-name="ro1">
          <table:table-cell office:value-type="float" office:value="3088">
            <text:p>3088</text:p>
          </table:table-cell>
          <table:table-cell office:value-type="string">
            <text:p>Association loisirs figuerolle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Grand mail petanqu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3176">
            <text:p>3176</text:p>
          </table:table-cell>
          <table:table-cell office:value-type="string">
            <text:p>Festival international des sports extremes - fise </text:p>
          </table:table-cell>
          <table:table-cell office:value-type="string">
            <text:p>P</text:p>
          </table:table-cell>
          <table:table-cell table:style-name="ce4" office:value-type="float" office:value="80000">
            <text:p>80 000 €</text:p>
          </table:table-cell>
          <table:table-cell table:number-columns-repeated="252"/>
        </table:table-row>
        <table:table-row table:style-name="ro1">
          <table:table-cell office:value-type="float" office:value="3376">
            <text:p>3376</text:p>
          </table:table-cell>
          <table:table-cell office:value-type="string">
            <text:p>Volley loisir competition antigone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3398">
            <text:p>3398</text:p>
          </table:table-cell>
          <table:table-cell office:value-type="string">
            <text:p>Bujinkan dojo montpellier </text:p>
          </table:table-cell>
          <table:table-cell office:value-type="string">
            <text:p>F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Montpellier basket mosson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3634">
            <text:p>3634</text:p>
          </table:table-cell>
          <table:table-cell office:value-type="string">
            <text:p>Ecole de bowling de montpellier </text:p>
          </table:table-cell>
          <table:table-cell office:value-type="string">
            <text:p>F</text:p>
          </table:table-cell>
          <table:table-cell table:style-name="ce4" office:value-type="float" office:value="2450">
            <text:p>2 450 €</text:p>
          </table:table-cell>
          <table:table-cell table:number-columns-repeated="252"/>
        </table:table-row>
        <table:table-row table:style-name="ro1">
          <table:table-cell office:value-type="float" office:value="3649">
            <text:p>3649</text:p>
          </table:table-cell>
          <table:table-cell office:value-type="string">
            <text:p>Gymnastique volontaire section d'alco </text:p>
          </table:table-cell>
          <table:table-cell office:value-type="string">
            <text:p>F</text:p>
          </table:table-cell>
          <table:table-cell table:style-name="ce4" office:value-type="float" office:value="380">
            <text:p>380 €</text:p>
          </table:table-cell>
          <table:table-cell table:number-columns-repeated="252"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Montpellier agglomeration taekwondo dragons team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Montpellier agglomeration taekwondo dragons team 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Montpellier culture sport adapte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Montpellier culture sport adapte 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833">
            <text:p>3833</text:p>
          </table:table-cell>
          <table:table-cell office:value-type="string">
            <text:p>Montpellier languedoc cyclisme </text:p>
          </table:table-cell>
          <table:table-cell office:value-type="string">
            <text:p>F</text:p>
          </table:table-cell>
          <table:table-cell table:style-name="ce4" office:value-type="float" office:value="4800">
            <text:p>4 800 €</text:p>
          </table:table-cell>
          <table:table-cell table:number-columns-repeated="252"/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Montpellier roller hockey club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009">
            <text:p>4009</text:p>
          </table:table-cell>
          <table:table-cell office:value-type="string">
            <text:p>Los valents de montpellier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Groupe decision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Montpellier natation synchronise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233">
            <text:p>4233</text:p>
          </table:table-cell>
          <table:table-cell office:value-type="string">
            <text:p>Entente cheminots lantissargues </text:p>
          </table:table-cell>
          <table:table-cell office:value-type="string">
            <text:p>F</text:p>
          </table:table-cell>
          <table:table-cell table:style-name="ce4" office:value-type="float" office:value="2250">
            <text:p>2 250 €</text:p>
          </table:table-cell>
          <table:table-cell table:number-columns-repeated="252"/>
        </table:table-row>
        <table:table-row table:style-name="ro1">
          <table:table-cell office:value-type="float" office:value="4291">
            <text:p>4291</text:p>
          </table:table-cell>
          <table:table-cell office:value-type="string">
            <text:p>Sport insertion jeune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4533">
            <text:p>4533</text:p>
          </table:table-cell>
          <table:table-cell office:value-type="string">
            <text:p>Jeunesse sans frontieres </text:p>
          </table:table-cell>
          <table:table-cell office:value-type="string">
            <text:p>F</text:p>
          </table:table-cell>
          <table:table-cell table:style-name="ce4" office:value-type="float" office:value="1450">
            <text:p>1 450 €</text:p>
          </table:table-cell>
          <table:table-cell table:number-columns-repeated="252"/>
        </table:table-row>
        <table:table-row table:style-name="ro1">
          <table:table-cell office:value-type="float" office:value="4547">
            <text:p>4547</text:p>
          </table:table-cell>
          <table:table-cell office:value-type="string">
            <text:p>La maison du judo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4556">
            <text:p>4556</text:p>
          </table:table-cell>
          <table:table-cell office:value-type="string">
            <text:p>Montpellier eaux vives canoe-kayak </text:p>
          </table:table-cell>
          <table:table-cell office:value-type="string">
            <text:p>F</text:p>
          </table:table-cell>
          <table:table-cell table:style-name="ce4" office:value-type="float" office:value="5800">
            <text:p>5 800 €</text:p>
          </table:table-cell>
          <table:table-cell table:number-columns-repeated="252"/>
        </table:table-row>
        <table:table-row table:style-name="ro1">
          <table:table-cell office:value-type="float" office:value="4561">
            <text:p>4561</text:p>
          </table:table-cell>
          <table:table-cell office:value-type="string">
            <text:p>Asso sportive employes municipaux de montpellier </text:p>
          </table:table-cell>
          <table:table-cell office:value-type="string">
            <text:p>F</text:p>
          </table:table-cell>
          <table:table-cell table:style-name="ce4" office:value-type="float" office:value="12500">
            <text:p>12 500 €</text:p>
          </table:table-cell>
          <table:table-cell table:number-columns-repeated="252"/>
        </table:table-row>
        <table:table-row table:style-name="ro1">
          <table:table-cell office:value-type="float" office:value="4564">
            <text:p>4564</text:p>
          </table:table-cell>
          <table:table-cell office:value-type="string">
            <text:p>Aikiciam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4643">
            <text:p>4643</text:p>
          </table:table-cell>
          <table:table-cell office:value-type="string">
            <text:p>Montpellier funny riders </text:p>
          </table:table-cell>
          <table:table-cell office:value-type="string">
            <text:p>F</text:p>
          </table:table-cell>
          <table:table-cell table:style-name="ce4" office:value-type="float" office:value="950">
            <text:p>950 €</text:p>
          </table:table-cell>
          <table:table-cell table:number-columns-repeated="252"/>
        </table:table-row>
        <table:table-row table:style-name="ro1">
          <table:table-cell office:value-type="float" office:value="4701">
            <text:p>4701</text:p>
          </table:table-cell>
          <table:table-cell office:value-type="string">
            <text:p>Mfa montpellier football americain les hurricanes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Chemin des cimes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Chemin des cimes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821">
            <text:p>4821</text:p>
          </table:table-cell>
          <table:table-cell office:value-type="string">
            <text:p>Club des supporters blue fox du montpellier handball </text:p>
          </table:table-cell>
          <table:table-cell office:value-type="string">
            <text:p>F</text:p>
          </table:table-cell>
          <table:table-cell table:style-name="ce4" office:value-type="float" office:value="4850">
            <text:p>4 850 €</text:p>
          </table:table-cell>
          <table:table-cell table:number-columns-repeated="252"/>
        </table:table-row>
        <table:table-row table:style-name="ro1">
          <table:table-cell office:value-type="float" office:value="4856">
            <text:p>4856</text:p>
          </table:table-cell>
          <table:table-cell office:value-type="string">
            <text:p>Montpellier omni boxe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Association sportive de celleneuve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Club des supporters montpellier Hérault rugby club </text:p>
          </table:table-cell>
          <table:table-cell office:value-type="string">
            <text:p>F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5002">
            <text:p>5002</text:p>
          </table:table-cell>
          <table:table-cell office:value-type="string">
            <text:p>Mosson full contact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La boule catalane gely figueroll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La boule catalane gely figuerolle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Association foot-fauteuils - les fauteuils de feu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Generation taekwondo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Generation taekwondo </text:p>
          </table:table-cell>
          <table:table-cell office:value-type="string">
            <text:p>P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Montpellier agglo athletic mediterranee</text:p>
          </table:table-cell>
          <table:table-cell office:value-type="string">
            <text:p>F</text:p>
          </table:table-cell>
          <table:table-cell table:style-name="ce4" office:value-type="float" office:value="45000">
            <text:p>45 000 €</text:p>
          </table:table-cell>
          <table:table-cell table:number-columns-repeated="252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Montpellier agglo athletic mediterranee </text:p>
          </table:table-cell>
          <table:table-cell office:value-type="string">
            <text:p>P</text:p>
          </table:table-cell>
          <table:table-cell table:style-name="ce4" office:value-type="float" office:value="62500">
            <text:p>62 500 €</text:p>
          </table:table-cell>
          <table:table-cell table:number-columns-repeated="252"/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A.k sport </text:p>
          </table:table-cell>
          <table:table-cell office:value-type="string">
            <text:p>F</text:p>
          </table:table-cell>
          <table:table-cell table:style-name="ce4" office:value-type="float" office:value="11500">
            <text:p>11 500 €</text:p>
          </table:table-cell>
          <table:table-cell table:number-columns-repeated="252"/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Bowling club des sourds de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Des foulees vou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Goree basket club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table:formula="of:=SUM([.D856:.D992])" office:value-type="float" office:value="1005920">
            <text:p>1 005 92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 la Solidarité – Aide Alimentaire 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BANQUE ALIMENTAIR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3090">
            <text:p>3090</text:p>
          </table:table-cell>
          <table:table-cell office:value-type="string">
            <text:p>INITIATIVE SOLIDARITE SITUATIONS URGENCE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RESTAURANTS DU CŒUR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ECOURS CATHOLIQUE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ECOURS POPULAIRE FRANÇAIS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4326">
            <text:p>4326</text:p>
          </table:table-cell>
          <table:table-cell office:value-type="string">
            <text:p>SOCIETE ST VINCENT DE PAUL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AVITARELL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A CŒUR OUVERT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318">
            <text:p>3318</text:p>
          </table:table-cell>
          <table:table-cell office:value-type="string">
            <text:p>LE REFUG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SOLIDARITE DOM TOM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4" office:value-type="float" office:value="57000">
            <text:p>57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4" table:number-rows-spanned="1">
            <text:p>Attributions de subventions dans le cadre des Bourse Animation Jeunes (BAJ)</text:p>
          </table:table-cell>
          <table:covered-table-cell table:number-columns-repeated="3" table:style-name="ce3"/>
          <table:table-cell table:number-columns-repeated="252"/>
        </table:table-row>
        <table:table-row table:style-name="ro1">
          <table:table-cell office:value-type="string">
            <text:p>CODE STRUCTURE</text:p>
          </table:table-cell>
          <table:table-cell office:value-type="string">
            <text:p>NOM STRUCTURE</text:p>
          </table:table-cell>
          <table:table-cell office:value-type="string">
            <text:p>NATURE</text:p>
          </table:table-cell>
          <table:table-cell office:value-type="string">
            <text:p><text:s/>MONTANT ACCORDE </text:p>
          </table:table-cell>
          <table:table-cell table:number-columns-repeated="25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Association France Palestine Solidarité 34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Montpellier Petit Bard Futsal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671">
            <text:p>5671</text:p>
          </table:table-cell>
          <table:table-cell office:value-type="string">
            <text:p>Inter agros montpellier 2013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790">
            <text:p>4790</text:p>
          </table:table-cell>
          <table:table-cell office:value-type="string">
            <text:p>Association CBS2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Env’agrotech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Essor « Savoirs et partage »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Capta’Creation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488">
            <text:p>4488</text:p>
          </table:table-cell>
          <table:table-cell office:value-type="string">
            <text:p>Association montpellier contre la violence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Association Mixtur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ociation Altazalo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585">
            <text:p>5585</text:p>
          </table:table-cell>
          <table:table-cell office:value-type="string">
            <text:p>Association Street Way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1" office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4" office:value-type="float" office:value="11700">
            <text:p>11 700 €</text:p>
          </table:table-cell>
          <table:table-cell table:number-columns-repeated="252"/>
        </table:table-row>
        <table:table-row table:style-name="ro1" table:number-rows-repeated="104755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otal" table:style-name="ta2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STRUCTURE</text:p>
          </table:table-cell>
          <table:table-cell office:value-type="string">
            <text:p>Nature </text:p>
          </table:table-cell>
          <table:table-cell office:value-type="string">
            <text:p>Montant </text:p>
          </table:table-cell>
          <table:table-cell table:number-columns-repeated="252"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CENTRE COMMUNAL D'ACTION SOCIALE </text:p>
          </table:table-cell>
          <table:table-cell office:value-type="string">
            <text:p>F</text:p>
          </table:table-cell>
          <table:table-cell table:style-name="ce4" office:value-type="float" office:value="12350000">
            <text:p>12 350 000 €</text:p>
          </table:table-cell>
          <table:table-cell table:number-columns-repeated="252"/>
        </table:table-row>
        <table:table-row table:style-name="ro1">
          <table:table-cell office:value-type="float" office:value="4115">
            <text:p>4115</text:p>
          </table:table-cell>
          <table:table-cell office:value-type="string">
            <text:p>OFFICE DE TOURISME DE MONTPELLIER </text:p>
          </table:table-cell>
          <table:table-cell office:value-type="string">
            <text:p>F</text:p>
          </table:table-cell>
          <table:table-cell table:style-name="ce4" office:value-type="float" office:value="1867500">
            <text:p>1 867 500 €</text:p>
          </table:table-cell>
          <table:table-cell table:number-columns-repeated="252"/>
        </table:table-row>
        <table:table-row table:style-name="ro1">
          <table:table-cell office:value-type="float" office:value="2866">
            <text:p>2866</text:p>
          </table:table-cell>
          <table:table-cell office:value-type="string">
            <text:p>COMITE DES OEUVRES SOCIALES ET CULTURELLES PERSONNEL MUNICIPAL </text:p>
          </table:table-cell>
          <table:table-cell office:value-type="string">
            <text:p>F</text:p>
          </table:table-cell>
          <table:table-cell table:style-name="ce4" office:value-type="float" office:value="520000">
            <text:p>520 000 €</text:p>
          </table:table-cell>
          <table:table-cell table:number-columns-repeated="252"/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PROMOTION DES FLUX TOURISTIQUES ET ECONOMIQUES </text:p>
          </table:table-cell>
          <table:table-cell office:value-type="string">
            <text:p>F</text:p>
          </table:table-cell>
          <table:table-cell table:style-name="ce4" office:value-type="float" office:value="197500">
            <text:p>197 500 €</text:p>
          </table:table-cell>
          <table:table-cell table:number-columns-repeated="252"/>
        </table:table-row>
        <table:table-row table:style-name="ro1">
          <table:table-cell office:value-type="float" office:value="3486">
            <text:p>3486</text:p>
          </table:table-cell>
          <table:table-cell office:value-type="string">
            <text:p>GIP DSUA M </text:p>
          </table:table-cell>
          <table:table-cell office:value-type="string">
            <text:p>F</text:p>
          </table:table-cell>
          <table:table-cell table:style-name="ce4" office:value-type="float" office:value="196024">
            <text:p>196 024 €</text:p>
          </table:table-cell>
          <table:table-cell table:number-columns-repeated="252"/>
        </table:table-row>
        <table:table-row table:style-name="ro1">
          <table:table-cell office:value-type="float" office:value="3112">
            <text:p>3112</text:p>
          </table:table-cell>
          <table:table-cell office:value-type="string">
            <text:p>CAISSE DES ECOLES DE LA VILLE DE MONTPELLIER </text:p>
          </table:table-cell>
          <table:table-cell office:value-type="string">
            <text:p>F</text:p>
          </table:table-cell>
          <table:table-cell table:style-name="ce4" office:value-type="float" office:value="172000">
            <text:p>172 000 €</text:p>
          </table:table-cell>
          <table:table-cell table:number-columns-repeated="252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CŒUR DE LIVRES</text:p>
          </table:table-cell>
          <table:table-cell office:value-type="string">
            <text:p>F</text:p>
          </table:table-cell>
          <table:table-cell table:style-name="ce4" office:value-type="float" office:value="100000">
            <text:p>100 000 €</text:p>
          </table:table-cell>
          <table:table-cell table:number-columns-repeated="252"/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Confluences</text:p>
          </table:table-cell>
          <table:table-cell office:value-type="string">
            <text:p>P</text:p>
          </table:table-cell>
          <table:table-cell table:style-name="ce4" office:value-type="float" office:value="100000">
            <text:p>100 000 €</text:p>
          </table:table-cell>
          <table:table-cell table:number-columns-repeated="252"/>
        </table:table-row>
        <table:table-row table:style-name="ro1">
          <table:table-cell office:value-type="float" office:value="3976">
            <text:p>3976</text:p>
          </table:table-cell>
          <table:table-cell office:value-type="string">
            <text:p>MAISON DE MONTPELLIER A CHENGDU</text:p>
          </table:table-cell>
          <table:table-cell office:value-type="string">
            <text:p>F</text:p>
          </table:table-cell>
          <table:table-cell table:style-name="ce4" office:value-type="float" office:value="100000">
            <text:p>100 000 €</text:p>
          </table:table-cell>
          <table:table-cell table:number-columns-repeated="252"/>
        </table:table-row>
        <table:table-row table:style-name="ro1">
          <table:table-cell office:value-type="float" office:value="4301">
            <text:p>4301</text:p>
          </table:table-cell>
          <table:table-cell office:value-type="string">
            <text:p>AGENCE LOCALE DE L'ENERGIE DE MONTPELLIER </text:p>
          </table:table-cell>
          <table:table-cell office:value-type="string">
            <text:p>F</text:p>
          </table:table-cell>
          <table:table-cell table:style-name="ce4" office:value-type="float" office:value="95000">
            <text:p>95 000 €</text:p>
          </table:table-cell>
          <table:table-cell table:number-columns-repeated="252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L'AVITARELLE </text:p>
          </table:table-cell>
          <table:table-cell office:value-type="string">
            <text:p>F</text:p>
          </table:table-cell>
          <table:table-cell table:style-name="ce4" office:value-type="float" office:value="85000">
            <text:p>85 000 €</text:p>
          </table:table-cell>
          <table:table-cell table:number-columns-repeated="252"/>
        </table:table-row>
        <table:table-row table:style-name="ro1">
          <table:table-cell office:value-type="float" office:value="3176">
            <text:p>3176</text:p>
          </table:table-cell>
          <table:table-cell office:value-type="string">
            <text:p>Festival international des sports extremes - fise </text:p>
          </table:table-cell>
          <table:table-cell office:value-type="string">
            <text:p>P</text:p>
          </table:table-cell>
          <table:table-cell table:style-name="ce4" office:value-type="float" office:value="80000">
            <text:p>80 000 €</text:p>
          </table:table-cell>
          <table:table-cell table:number-columns-repeated="252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Montpellier agglo athletic mediterranee </text:p>
          </table:table-cell>
          <table:table-cell office:value-type="string">
            <text:p>P</text:p>
          </table:table-cell>
          <table:table-cell table:style-name="ce4" office:value-type="float" office:value="62500">
            <text:p>62 500 €</text:p>
          </table:table-cell>
          <table:table-cell table:number-columns-repeated="252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RESTAURANTS DU COEUR - RELAIS DU COEUR </text:p>
          </table:table-cell>
          <table:table-cell office:value-type="string">
            <text:p>F</text:p>
          </table:table-cell>
          <table:table-cell table:style-name="ce4" office:value-type="float" office:value="60000">
            <text:p>60 000 €</text:p>
          </table:table-cell>
          <table:table-cell table:number-columns-repeated="252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LA VISTA - THEATRE DE LA MEDITERRANEE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ASSOCIATION DE GESTION DE LA MAISON DE MONTPELLIER A HEIDELBERG 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MONTPELLIER AGGLO ATHLETIC MEDITERRANEE 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5329">
            <text:p>5329</text:p>
          </table:table-cell>
          <table:table-cell office:value-type="string">
            <text:p>PRES SUD DE FRANCE </text:p>
          </table:table-cell>
          <table:table-cell office:value-type="string">
            <text:p>F</text:p>
          </table:table-cell>
          <table:table-cell table:style-name="ce4" office:value-type="float" office:value="50000">
            <text:p>50 000 €</text:p>
          </table:table-cell>
          <table:table-cell table:number-columns-repeated="252"/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Montpellier agglo athletic mediterranee</text:p>
          </table:table-cell>
          <table:table-cell office:value-type="string">
            <text:p>F</text:p>
          </table:table-cell>
          <table:table-cell table:style-name="ce4" office:value-type="float" office:value="45000">
            <text:p>45 000 €</text:p>
          </table:table-cell>
          <table:table-cell table:number-columns-repeated="25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MUC OMNISPORTS </text:p>
          </table:table-cell>
          <table:table-cell office:value-type="string">
            <text:p>F</text:p>
          </table:table-cell>
          <table:table-cell table:style-name="ce4" office:value-type="float" office:value="44000">
            <text:p>44 000 €</text:p>
          </table:table-cell>
          <table:table-cell table:number-columns-repeated="25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Muc omnisports </text:p>
          </table:table-cell>
          <table:table-cell office:value-type="string">
            <text:p>F</text:p>
          </table:table-cell>
          <table:table-cell table:style-name="ce4" office:value-type="float" office:value="42000">
            <text:p>42 000 €</text:p>
          </table:table-cell>
          <table:table-cell table:number-columns-repeated="252"/>
        </table:table-row>
        <table:table-row table:style-name="ro1">
          <table:table-cell office:value-type="float" office:value="3519">
            <text:p>3519</text:p>
          </table:table-cell>
          <table:table-cell office:value-type="string">
            <text:p>LA MERIDIONALE DES SPECTACLES </text:p>
          </table:table-cell>
          <table:table-cell office:value-type="string">
            <text:p>F</text:p>
          </table:table-cell>
          <table:table-cell table:style-name="ce4" office:value-type="float" office:value="40000">
            <text:p>40 000 €</text:p>
          </table:table-cell>
          <table:table-cell table:number-columns-repeated="25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FOOTBALL CLUB PETIT BARD </text:p>
          </table:table-cell>
          <table:table-cell office:value-type="string">
            <text:p>F</text:p>
          </table:table-cell>
          <table:table-cell table:style-name="ce4" office:value-type="float" office:value="38000">
            <text:p>38 000 €</text:p>
          </table:table-cell>
          <table:table-cell table:number-columns-repeated="252"/>
        </table:table-row>
        <table:table-row table:style-name="ro1">
          <table:table-cell office:value-type="float" office:value="3328">
            <text:p>3328</text:p>
          </table:table-cell>
          <table:table-cell office:value-type="string">
            <text:p>ADIL DE L'HERAULT </text:p>
          </table:table-cell>
          <table:table-cell office:value-type="string">
            <text:p>F</text:p>
          </table:table-cell>
          <table:table-cell table:style-name="ce4" office:value-type="float" office:value="36000">
            <text:p>36 000 €</text:p>
          </table:table-cell>
          <table:table-cell table:number-columns-repeated="252"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ASPTT MONTPELLIER </text:p>
          </table:table-cell>
          <table:table-cell office:value-type="string">
            <text:p>F</text:p>
          </table:table-cell>
          <table:table-cell table:style-name="ce4" office:value-type="float" office:value="35000">
            <text:p>35 000 €</text:p>
          </table:table-cell>
          <table:table-cell table:number-columns-repeated="252"/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Asptt montpellier</text:p>
          </table:table-cell>
          <table:table-cell office:value-type="string">
            <text:p>F</text:p>
          </table:table-cell>
          <table:table-cell table:style-name="ce4" office:value-type="float" office:value="34300">
            <text:p>34 300 €</text:p>
          </table:table-cell>
          <table:table-cell table:number-columns-repeated="252"/>
        </table:table-row>
        <table:table-row table:style-name="ro1">
          <table:table-cell office:value-type="float" office:value="3259">
            <text:p>3259</text:p>
          </table:table-cell>
          <table:table-cell office:value-type="string">
            <text:p>CONCORDA LOGIS </text:p>
          </table:table-cell>
          <table:table-cell office:value-type="string">
            <text:p>F</text:p>
          </table:table-cell>
          <table:table-cell table:style-name="ce4" office:value-type="float" office:value="33000">
            <text:p>33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hambre syndicale des ceramistes et ateliers d'art de france</text:p>
          </table:table-cell>
          <table:table-cell office:value-type="string">
            <text:p>P</text:p>
          </table:table-cell>
          <table:table-cell table:style-name="ce4" office:value-type="float" office:value="31700">
            <text:p>31 700 €</text:p>
          </table:table-cell>
          <table:table-cell table:number-columns-repeated="25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ECOURS POPULAIRE FRANCAIS MONTPELLIER </text:p>
          </table:table-cell>
          <table:table-cell office:value-type="string">
            <text:p>F</text:p>
          </table:table-cell>
          <table:table-cell table:style-name="ce4" office:value-type="float" office:value="31000">
            <text:p>31 000 €</text:p>
          </table:table-cell>
          <table:table-cell table:number-columns-repeated="252"/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COMPAGNIE ADESSO E SEMPRE</text:p>
          </table:table-cell>
          <table:table-cell office:value-type="string">
            <text:p>P</text:p>
          </table:table-cell>
          <table:table-cell table:style-name="ce4" office:value-type="float" office:value="30000">
            <text:p>30 000 €</text:p>
          </table:table-cell>
          <table:table-cell table:number-columns-repeated="252"/>
        </table:table-row>
        <table:table-row table:style-name="ro1">
          <table:table-cell office:value-type="float" office:value="5210">
            <text:p>5210</text:p>
          </table:table-cell>
          <table:table-cell office:value-type="string">
            <text:p>GROUPEMENT DE COOPERATION SOCIALE ET MEDICO SOCIALE MAISON DES ADOLESCENTS DE L'HERAULT 34 </text:p>
          </table:table-cell>
          <table:table-cell office:value-type="string">
            <text:p>F</text:p>
          </table:table-cell>
          <table:table-cell table:style-name="ce4" office:value-type="float" office:value="30000">
            <text:p>30 000 €</text:p>
          </table:table-cell>
          <table:table-cell table:number-columns-repeated="252"/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Allons’z’Enfants – Cie Didier Théron</text:p>
          </table:table-cell>
          <table:table-cell office:value-type="string">
            <text:p>F</text:p>
          </table:table-cell>
          <table:table-cell table:style-name="ce4" office:value-type="float" office:value="25000">
            <text:p>25 000 €</text:p>
          </table:table-cell>
          <table:table-cell table:number-columns-repeated="252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SOLIDARITE DOM TOM HERAULT </text:p>
          </table:table-cell>
          <table:table-cell office:value-type="string">
            <text:p>F</text:p>
          </table:table-cell>
          <table:table-cell table:style-name="ce4" office:value-type="float" office:value="25000">
            <text:p>25 000 €</text:p>
          </table:table-cell>
          <table:table-cell table:number-columns-repeated="25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Muc escrime </text:p>
          </table:table-cell>
          <table:table-cell office:value-type="string">
            <text:p>F</text:p>
          </table:table-cell>
          <table:table-cell table:style-name="ce4" office:value-type="float" office:value="21300">
            <text:p>21 300 €</text:p>
          </table:table-cell>
          <table:table-cell table:number-columns-repeated="252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CHAMBRE DE COMMERCE ET D'INDUSTRIE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ASLJ MONTPELLIER CROIX D'ARGENT VOLLEY BEACH VOLLEY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ep montpellier gym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201">
            <text:p>1201</text:p>
          </table:table-cell>
          <table:table-cell table:style-name="ce2" office:value-type="string">
            <text:p>La boutique d'écriture</text:p>
          </table:table-cell>
          <table:table-cell table:style-name="ce2" office:value-type="string">
            <text:p>F</text:p>
          </table:table-cell>
          <table:table-cell table:style-name="ce5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MAISON DE L'EUROPE DE MONTPELLIER 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CLUB DE LA PRESSE MONTPELLIER LANGUEDOC ROUSSILLON</text:p>
          </table:table-cell>
          <table:table-cell office:value-type="string">
            <text:p>F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845">
            <text:p>3845</text:p>
          </table:table-cell>
          <table:table-cell table:style-name="ce2" office:value-type="string">
            <text:p>Centre des arts du cirque Balthazar</text:p>
          </table:table-cell>
          <table:table-cell table:style-name="ce2" office:value-type="string">
            <text:p>F</text:p>
          </table:table-cell>
          <table:table-cell table:style-name="ce5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GRAIN D’IMAGE</text:p>
          </table:table-cell>
          <table:table-cell office:value-type="string">
            <text:p>P</text:p>
          </table:table-cell>
          <table:table-cell table:style-name="ce4" office:value-type="float" office:value="20000">
            <text:p>20 000 €</text:p>
          </table:table-cell>
          <table:table-cell table:number-columns-repeated="25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Aslj montpellier croix d'argent volley beach volley</text:p>
          </table:table-cell>
          <table:table-cell office:value-type="string">
            <text:p>F</text:p>
          </table:table-cell>
          <table:table-cell table:style-name="ce4" office:value-type="float" office:value="19000">
            <text:p>19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745">
            <text:p>3745</text:p>
          </table:table-cell>
          <table:table-cell table:style-name="ce2" office:value-type="string">
            <text:p>Association Chrétiens et Cultures </text:p>
          </table:table-cell>
          <table:table-cell table:style-name="ce2" office:value-type="string">
            <text:p>P</text:p>
          </table:table-cell>
          <table:table-cell table:style-name="ce5" office:value-type="float" office:value="17000">
            <text:p>17 000 €</text:p>
          </table:table-cell>
          <table:table-cell table:number-columns-repeated="252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MAISON DE HEIDELBERG 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MONTPELLIER TENNIS DE TABLE 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IDFF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746">
            <text:p>3746</text:p>
          </table:table-cell>
          <table:table-cell table:style-name="ce2" office:value-type="string">
            <text:p>Association Uni’sons</text:p>
          </table:table-cell>
          <table:table-cell table:style-name="ce2" office:value-type="string">
            <text:p>F</text:p>
          </table:table-cell>
          <table:table-cell table:style-name="ce5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LA VISTA - THEATRE DE LA MEDITERRANEE</text:p>
          </table:table-cell>
          <table:table-cell office:value-type="string">
            <text:p>P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4913">
            <text:p>4913</text:p>
          </table:table-cell>
          <table:table-cell office:value-type="string">
            <text:p>ASSOCIATION SPORTIVE ATLAS PAILLADE 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5105">
            <text:p>5105</text:p>
          </table:table-cell>
          <table:table-cell office:value-type="string">
            <text:p>L'Adresse</text:p>
          </table:table-cell>
          <table:table-cell office:value-type="string">
            <text:p>F</text:p>
          </table:table-cell>
          <table:table-cell table:style-name="ce4" office:value-type="float" office:value="15000">
            <text:p>15 000 €</text:p>
          </table:table-cell>
          <table:table-cell table:number-columns-repeated="25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ECOURS CATHOLIQUE </text:p>
          </table:table-cell>
          <table:table-cell office:value-type="string">
            <text:p>F</text:p>
          </table:table-cell>
          <table:table-cell table:style-name="ce4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Tennis club de la paillade </text:p>
          </table:table-cell>
          <table:table-cell office:value-type="string">
            <text:p>F</text:p>
          </table:table-cell>
          <table:table-cell table:style-name="ce4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ASSOCIATION SPORTIVE DES BEAUX-ARTS MONTPELLIER OMNISPORTS </text:p>
          </table:table-cell>
          <table:table-cell office:value-type="string">
            <text:p>F</text:p>
          </table:table-cell>
          <table:table-cell table:style-name="ce4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53">
            <text:p>4953</text:p>
          </table:table-cell>
          <table:table-cell table:style-name="ce2" office:value-type="string">
            <text:p>L'Arc en Ciel des Faubourgs</text:p>
          </table:table-cell>
          <table:table-cell table:style-name="ce2" office:value-type="string">
            <text:p>P</text:p>
          </table:table-cell>
          <table:table-cell table:style-name="ce5" office:value-type="float" office:value="14000">
            <text:p>14 000 €</text:p>
          </table:table-cell>
          <table:table-cell table:number-columns-repeated="252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Association sportive des beaux-arts montpellier omnisports </text:p>
          </table:table-cell>
          <table:table-cell office:value-type="string">
            <text:p>F</text:p>
          </table:table-cell>
          <table:table-cell table:style-name="ce4" office:value-type="float" office:value="13800">
            <text:p>13 800 €</text:p>
          </table:table-cell>
          <table:table-cell table:number-columns-repeated="25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OIX D'ARGENT BASKET </text:p>
          </table:table-cell>
          <table:table-cell office:value-type="string">
            <text:p>F</text:p>
          </table:table-cell>
          <table:table-cell table:style-name="ce4" office:value-type="float" office:value="13000">
            <text:p>13 000 €</text:p>
          </table:table-cell>
          <table:table-cell table:number-columns-repeated="25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AM Jazz Action</text:p>
          </table:table-cell>
          <table:table-cell office:value-type="string">
            <text:p>F</text:p>
          </table:table-cell>
          <table:table-cell table:style-name="ce4" office:value-type="float" office:value="13000">
            <text:p>13 000 €</text:p>
          </table:table-cell>
          <table:table-cell table:number-columns-repeated="25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ASSOCIATION LA GERBE</text:p>
          </table:table-cell>
          <table:table-cell office:value-type="string">
            <text:p>F</text:p>
          </table:table-cell>
          <table:table-cell table:style-name="ce4" office:value-type="float" office:value="13000">
            <text:p>13 000 €</text:p>
          </table:table-cell>
          <table:table-cell table:number-columns-repeated="252"/>
        </table:table-row>
        <table:table-row table:style-name="ro1">
          <table:table-cell office:value-type="float" office:value="4561">
            <text:p>4561</text:p>
          </table:table-cell>
          <table:table-cell office:value-type="string">
            <text:p>Asso sportive employes municipaux de montpellier </text:p>
          </table:table-cell>
          <table:table-cell office:value-type="string">
            <text:p>F</text:p>
          </table:table-cell>
          <table:table-cell table:style-name="ce4" office:value-type="float" office:value="12500">
            <text:p>12 500 €</text:p>
          </table:table-cell>
          <table:table-cell table:number-columns-repeated="252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CENTRE 665</text:p>
          </table:table-cell>
          <table:table-cell office:value-type="string">
            <text:p>F</text:p>
          </table:table-cell>
          <table:table-cell table:style-name="ce4" office:value-type="float" office:value="12250">
            <text:p>12 250 €</text:p>
          </table:table-cell>
          <table:table-cell table:number-columns-repeated="25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VENIR SANTE </text:p>
          </table:table-cell>
          <table:table-cell office:value-type="string">
            <text:p>P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ARCEAUX MONTPELLIER </text:p>
          </table:table-cell>
          <table:table-cell office:value-type="string">
            <text:p>F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MONTPELLIER PETIT BARD FUTSAL </text:p>
          </table:table-cell>
          <table:table-cell office:value-type="string">
            <text:p>F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COMPAGNIE ADESSO E SEMPRE</text:p>
          </table:table-cell>
          <table:table-cell office:value-type="string">
            <text:p>F</text:p>
          </table:table-cell>
          <table:table-cell table:style-name="ce4" office:value-type="float" office:value="12000">
            <text:p>12 000 €</text:p>
          </table:table-cell>
          <table:table-cell table:number-columns-repeated="252"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Comite d'organisation forum sportif et culturel - cofsec </text:p>
          </table:table-cell>
          <table:table-cell office:value-type="string">
            <text:p>F</text:p>
          </table:table-cell>
          <table:table-cell table:style-name="ce4" office:value-type="float" office:value="11800">
            <text:p>11 800 €</text:p>
          </table:table-cell>
          <table:table-cell table:number-columns-repeated="252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Adages animation collective des familles </text:p>
          </table:table-cell>
          <table:table-cell office:value-type="string">
            <text:p>F</text:p>
          </table:table-cell>
          <table:table-cell table:style-name="ce4" office:value-type="float" office:value="11500">
            <text:p>11 500 €</text:p>
          </table:table-cell>
          <table:table-cell table:number-columns-repeated="252"/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A.k sport </text:p>
          </table:table-cell>
          <table:table-cell office:value-type="string">
            <text:p>F</text:p>
          </table:table-cell>
          <table:table-cell table:style-name="ce4" office:value-type="float" office:value="11500">
            <text:p>11 500 €</text:p>
          </table:table-cell>
          <table:table-cell table:number-columns-repeated="25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EP MONTPELLIER GYM </text:p>
          </table:table-cell>
          <table:table-cell office:value-type="string">
            <text:p>F</text:p>
          </table:table-cell>
          <table:table-cell table:style-name="ce4" office:value-type="float" office:value="11000">
            <text:p>11 000 €</text:p>
          </table:table-cell>
          <table:table-cell table:number-columns-repeated="25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Asso Emploi Développement Entreprises Boutique Gestion Projet Cités Lab</text:p>
          </table:table-cell>
          <table:table-cell office:value-type="string">
            <text:p>P</text:p>
          </table:table-cell>
          <table:table-cell table:style-name="ce4" office:value-type="float" office:value="11000">
            <text:p>11 000 €</text:p>
          </table:table-cell>
          <table:table-cell table:number-columns-repeated="25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ASSO DEPARTEMENTALE D'INFORMATION ET D'AIDE AUX VICTIMES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omite liaison des associations de personnes handicapees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Association pour personnes en situation de handicap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771">
            <text:p>771</text:p>
          </table:table-cell>
          <table:table-cell table:style-name="ce2" office:value-type="string">
            <text:p>Champ Libre </text:p>
          </table:table-cell>
          <table:table-cell table:style-name="ce2" office:value-type="string">
            <text:p>P</text:p>
          </table:table-cell>
          <table:table-cell table:style-name="ce5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UNIVERSITE PAUL-VALERY MONTPELLIER 3 – THEATRE DE LA VIGNETT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BANQUE ALIMENTAIR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MONTPELLIER CLUB HANDISPORT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Basket lattes montpellier agglomeration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ASSOCIATION NOUAS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MAISON DE LA POESI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4388">
            <text:p>4388</text:p>
          </table:table-cell>
          <table:table-cell office:value-type="string">
            <text:p>Le Passe Muraille Projet Chantiers citoyens</text:p>
          </table:table-cell>
          <table:table-cell office:value-type="string">
            <text:p>P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4623">
            <text:p>4623</text:p>
          </table:table-cell>
          <table:table-cell office:value-type="string">
            <text:p>Pléiades emploi service Hérault</text:p>
          </table:table-cell>
          <table:table-cell office:value-type="string">
            <text:p>P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4773">
            <text:p>4773</text:p>
          </table:table-cell>
          <table:table-cell office:value-type="string">
            <text:p>DE.F.I <text:s/>DEVELOPPEMENT, FORMATION, INSERTION 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4937">
            <text:p>4937</text:p>
          </table:table-cell>
          <table:table-cell office:value-type="string">
            <text:p>Compagnie tire pas la Napp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5039">
            <text:p>5039</text:p>
          </table:table-cell>
          <table:table-cell office:value-type="string">
            <text:p>Machine Théâtre</text:p>
          </table:table-cell>
          <table:table-cell office:value-type="string">
            <text:p>F</text:p>
          </table:table-cell>
          <table:table-cell table:style-name="ce4" office:value-type="float" office:value="10000">
            <text:p>10 000 €</text:p>
          </table:table-cell>
          <table:table-cell table:number-columns-repeated="252"/>
        </table:table-row>
        <table:table-row table:style-name="ro1">
          <table:table-cell office:value-type="float" office:value="4867">
            <text:p>4867</text:p>
          </table:table-cell>
          <table:table-cell office:value-type="string">
            <text:p>SOS JEUNES </text:p>
          </table:table-cell>
          <table:table-cell office:value-type="string">
            <text:p>F</text:p>
          </table:table-cell>
          <table:table-cell table:style-name="ce4" office:value-type="float" office:value="9800">
            <text:p>9 800 €</text:p>
          </table:table-cell>
          <table:table-cell table:number-columns-repeated="25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Association Rama</text:p>
          </table:table-cell>
          <table:table-cell office:value-type="string">
            <text:p>F</text:p>
          </table:table-cell>
          <table:table-cell table:style-name="ce4" office:value-type="float" office:value="9500">
            <text:p>9 500 €</text:p>
          </table:table-cell>
          <table:table-cell table:number-columns-repeated="252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Hors Commerce</text:p>
          </table:table-cell>
          <table:table-cell office:value-type="string">
            <text:p>F</text:p>
          </table:table-cell>
          <table:table-cell table:style-name="ce4" office:value-type="float" office:value="9500">
            <text:p>9 500 €</text:p>
          </table:table-cell>
          <table:table-cell table:number-columns-repeated="252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Association Nationale Compagnons Bâtisseurs Etablissements LR Projet Accompagnement des propriétaires occupants de Montpellier-OPAH copropriété Cevennes 1, à l'auto-réhabilitation de leur logement</text:p>
          </table:table-cell>
          <table:table-cell office:value-type="string">
            <text:p>P</text:p>
          </table:table-cell>
          <table:table-cell table:style-name="ce4" office:value-type="float" office:value="9500">
            <text:p>9 500 €</text:p>
          </table:table-cell>
          <table:table-cell table:number-columns-repeated="25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SECOURS CATHOLIQUE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 </text:p>
          </table:table-cell>
          <table:table-cell office:value-type="string">
            <text:p>P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ECOURS POPULAIRE FRANÇAIS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Fete le mur montpellier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Montpellier club handisport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RACING-CLUB LEMASSON MONTPELLIER 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Compagnie Les Têtes de Bois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Montpellier basket mosson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4214">
            <text:p>4214</text:p>
          </table:table-cell>
          <table:table-cell office:value-type="string">
            <text:p>U Structure Nouvelle</text:p>
          </table:table-cell>
          <table:table-cell office:value-type="string">
            <text:p>F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ASSOCIATION NATIONALE COMPAGNONS BATISSEURS ETS LR </text:p>
          </table:table-cell>
          <table:table-cell office:value-type="string">
            <text:p>P</text:p>
          </table:table-cell>
          <table:table-cell table:style-name="ce4" office:value-type="float" office:value="9000">
            <text:p>9 000 €</text:p>
          </table:table-cell>
          <table:table-cell table:number-columns-repeated="25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ISON DES TIERS MONDES SOLIDARITE INTERNATIONALE</text:p>
          </table:table-cell>
          <table:table-cell office:value-type="string">
            <text:p>F</text:p>
          </table:table-cell>
          <table:table-cell table:style-name="ce4" office:value-type="float" office:value="8500">
            <text:p>8 500 €</text:p>
          </table:table-cell>
          <table:table-cell table:number-columns-repeated="252"/>
        </table:table-row>
        <table:table-row table:style-name="ro1">
          <table:table-cell office:value-type="float" office:value="4325">
            <text:p>4325</text:p>
          </table:table-cell>
          <table:table-cell office:value-type="string">
            <text:p>L'Outil Théâtre</text:p>
          </table:table-cell>
          <table:table-cell office:value-type="string">
            <text:p>F</text:p>
          </table:table-cell>
          <table:table-cell table:style-name="ce4" office:value-type="float" office:value="8500">
            <text:p>8 500 €</text:p>
          </table:table-cell>
          <table:table-cell table:number-columns-repeated="252"/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Association de gestion de la maison de montpellier à Heidelberg</text:p>
          </table:table-cell>
          <table:table-cell office:value-type="string">
            <text:p>I</text:p>
          </table:table-cell>
          <table:table-cell table:style-name="ce4" office:value-type="float" office:value="8300">
            <text:p>8 300 €</text:p>
          </table:table-cell>
          <table:table-cell table:number-columns-repeated="25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telier Théâtr'elles - Espace la Jetée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Entente sportive bouliste de montpellier </text:p>
          </table:table-cell>
          <table:table-cell office:value-type="string">
            <text:p>P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STADE LUNARET NORD MONTPELLIER 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RESTAURANTS DU CŒUR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Comite d'organisation forum sportif et culturel - cofsec</text:p>
          </table:table-cell>
          <table:table-cell office:value-type="string">
            <text:p>P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DECLIC FAMILLES ET TOXICOMANIES 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4364">
            <text:p>4364</text:p>
          </table:table-cell>
          <table:table-cell office:value-type="string">
            <text:p>Exit Compagnie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office:value-type="float" office:value="4755">
            <text:p>4755</text:p>
          </table:table-cell>
          <table:table-cell office:value-type="string">
            <text:p>Association Lola</text:p>
          </table:table-cell>
          <table:table-cell office:value-type="string">
            <text:p>F</text:p>
          </table:table-cell>
          <table:table-cell table:style-name="ce4" office:value-type="float" office:value="8000">
            <text:p>8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281">
            <text:p>1281</text:p>
          </table:table-cell>
          <table:table-cell table:style-name="ce2" office:value-type="string">
            <text:p>Kaïna</text:p>
          </table:table-cell>
          <table:table-cell table:style-name="ce2" office:value-type="string">
            <text:p>F</text:p>
          </table:table-cell>
          <table:table-cell table:style-name="ce5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3104">
            <text:p>3104</text:p>
          </table:table-cell>
          <table:table-cell office:value-type="string">
            <text:p>Etre en Scène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3961">
            <text:p>3961</text:p>
          </table:table-cell>
          <table:table-cell office:value-type="string">
            <text:p>Compagnie Aurelia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4786">
            <text:p>4786</text:p>
          </table:table-cell>
          <table:table-cell office:value-type="string">
            <text:p>LESBIAN AND GAY PRIDE LANGUEDOC-ROUSSILLON 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CULTURE ET SPORTS SOLIDAIRES 34 </text:p>
          </table:table-cell>
          <table:table-cell office:value-type="string">
            <text:p>F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DAGES ESPACE FAMILLE</text:p>
          </table:table-cell>
          <table:table-cell office:value-type="string">
            <text:p>P</text:p>
          </table:table-cell>
          <table:table-cell table:style-name="ce4" office:value-type="float" office:value="7500">
            <text:p>7 500 €</text:p>
          </table:table-cell>
          <table:table-cell table:number-columns-repeated="25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ONSOMMATION LOGEMENT CADRE DE VIE DE MONTPELLIER CLCV </text:p>
          </table:table-cell>
          <table:table-cell office:value-type="string">
            <text:p>F</text:p>
          </table:table-cell>
          <table:table-cell table:style-name="ce4" office:value-type="float" office:value="7300">
            <text:p>7 300 €</text:p>
          </table:table-cell>
          <table:table-cell table:number-columns-repeated="25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Echecs club montpellier </text:p>
          </table:table-cell>
          <table:table-cell office:value-type="string">
            <text:p>F</text:p>
          </table:table-cell>
          <table:table-cell table:style-name="ce4" office:value-type="float" office:value="7300">
            <text:p>7 300 €</text:p>
          </table:table-cell>
          <table:table-cell table:number-columns-repeated="252"/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MOUVEMENT DU NID </text:p>
          </table:table-cell>
          <table:table-cell office:value-type="string">
            <text:p>F</text:p>
          </table:table-cell>
          <table:table-cell table:style-name="ce4" office:value-type="float" office:value="7200">
            <text:p>7 200 €</text:p>
          </table:table-cell>
          <table:table-cell table:number-columns-repeated="25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ESTIVAL INTERNATIONAL DU CINEMA MEDITERRANEEN DE MONTPELLIER </text:p>
          </table:table-cell>
          <table:table-cell office:value-type="string">
            <text:p>P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FEDERATION DES CONSEILS DE PARENTS D'ELEVES DE L'HERAULT 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Association Départementale d'Aide aux Victimes Projet Accueil, écoute, information sur les droits, aide psychologique et orientation des victimes d'infractions pénales</text:p>
          </table:table-cell>
          <table:table-cell office:value-type="string">
            <text:p>P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02">
            <text:p>1902</text:p>
          </table:table-cell>
          <table:table-cell table:style-name="ce2" office:value-type="string">
            <text:p>Association du Nouveau Sainte-Anne </text:p>
          </table:table-cell>
          <table:table-cell table:style-name="ce2" office:value-type="string">
            <text:p>p</text:p>
          </table:table-cell>
          <table:table-cell table:style-name="ce5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683">
            <text:p>2683</text:p>
          </table:table-cell>
          <table:table-cell table:style-name="ce2" office:value-type="string">
            <text:p>Les Gens du Quai </text:p>
          </table:table-cell>
          <table:table-cell table:style-name="ce2" office:value-type="string">
            <text:p>F</text:p>
          </table:table-cell>
          <table:table-cell table:style-name="ce5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MONTPELLIER BASKET MOSSON 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Compagnie Comme Ca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Via Voltaire Projet Prévention, soutien, orientation sanitaire et sociale pour les jeunes</text:p>
          </table:table-cell>
          <table:table-cell office:value-type="string">
            <text:p>P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4326">
            <text:p>4326</text:p>
          </table:table-cell>
          <table:table-cell office:value-type="string">
            <text:p>SOCIETE ST VINCENT DE PAUL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5034">
            <text:p>5034</text:p>
          </table:table-cell>
          <table:table-cell office:value-type="string">
            <text:p>Association Chicanes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Compagnie de l'Astrolabe</text:p>
          </table:table-cell>
          <table:table-cell office:value-type="string">
            <text:p>F</text:p>
          </table:table-cell>
          <table:table-cell table:style-name="ce4" office:value-type="float" office:value="7000">
            <text:p>7 000 €</text:p>
          </table:table-cell>
          <table:table-cell table:number-columns-repeated="25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Ensemble Vocal de Montpellier </text:p>
          </table:table-cell>
          <table:table-cell office:value-type="string">
            <text:p>P</text:p>
          </table:table-cell>
          <table:table-cell table:style-name="ce4" office:value-type="float" office:value="6500">
            <text:p>6 500 €</text:p>
          </table:table-cell>
          <table:table-cell table:number-columns-repeated="25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entre d'Information des Droits des Femmes et des Familles Projet Accès aux droits, médiation familiale et conseil conjugal et familial</text:p>
          </table:table-cell>
          <table:table-cell office:value-type="string">
            <text:p>P</text:p>
          </table:table-cell>
          <table:table-cell table:style-name="ce4" office:value-type="float" office:value="6500">
            <text:p>6 500 €</text:p>
          </table:table-cell>
          <table:table-cell table:number-columns-repeated="25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ECHECS CLUB MONTPELLIER 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Montpellier beach volley 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Association Prévention Spécialisé 34 Projet Chantiers éducatifs pilotés par un collectif sur les Hauts de Massane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461">
            <text:p>1461</text:p>
          </table:table-cell>
          <table:table-cell table:style-name="ce2" office:value-type="string">
            <text:p>Collectif Koa </text:p>
          </table:table-cell>
          <table:table-cell table:style-name="ce2" office:value-type="string">
            <text:p>p</text:p>
          </table:table-cell>
          <table:table-cell table:style-name="ce5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Ecole des Parents et des Educateurs de l'Hérault Projet Point Ecoute Parents-Enfants-Adolescents-Jeunes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2639">
            <text:p>2639</text:p>
          </table:table-cell>
          <table:table-cell office:value-type="string">
            <text:p>Asso presidents petanque secteur montpellier ville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MONTPELLIER AGGLOMERATION FUTSAL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Via Voltaire Projet Interface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534">
            <text:p>4534</text:p>
          </table:table-cell>
          <table:table-cell office:value-type="string">
            <text:p>LE VIEUX BICLOU 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4951">
            <text:p>4951</text:p>
          </table:table-cell>
          <table:table-cell office:value-type="string">
            <text:p>Association Bruit qui Court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Compagnie Les Perles de Verre </text:p>
          </table:table-cell>
          <table:table-cell office:value-type="string">
            <text:p>P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Compagnie Vertigo</text:p>
          </table:table-cell>
          <table:table-cell office:value-type="string">
            <text:p>F</text:p>
          </table:table-cell>
          <table:table-cell table:style-name="ce4" office:value-type="float" office:value="6000">
            <text:p>6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arles DICKENS</text:p>
          </table:table-cell>
          <table:table-cell office:value-type="string">
            <text:p>P</text:p>
          </table:table-cell>
          <table:table-cell table:style-name="ce4" office:value-type="float" office:value="5808">
            <text:p>5 808 €</text:p>
          </table:table-cell>
          <table:table-cell table:number-columns-repeated="252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UEAM UNEF </text:p>
          </table:table-cell>
          <table:table-cell office:value-type="string">
            <text:p>F</text:p>
          </table:table-cell>
          <table:table-cell table:style-name="ce4" office:value-type="float" office:value="5800">
            <text:p>5 800 €</text:p>
          </table:table-cell>
          <table:table-cell table:number-columns-repeated="252"/>
        </table:table-row>
        <table:table-row table:style-name="ro1">
          <table:table-cell office:value-type="float" office:value="4556">
            <text:p>4556</text:p>
          </table:table-cell>
          <table:table-cell office:value-type="string">
            <text:p>Montpellier eaux vives canoe-kayak </text:p>
          </table:table-cell>
          <table:table-cell office:value-type="string">
            <text:p>F</text:p>
          </table:table-cell>
          <table:table-cell table:style-name="ce4" office:value-type="float" office:value="5800">
            <text:p>5 800 €</text:p>
          </table:table-cell>
          <table:table-cell table:number-columns-repeated="25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APS 34</text:p>
          </table:table-cell>
          <table:table-cell office:value-type="string">
            <text:p>F</text:p>
          </table:table-cell>
          <table:table-cell table:style-name="ce4" office:value-type="float" office:value="5700">
            <text:p>5 700 €</text:p>
          </table:table-cell>
          <table:table-cell table:number-columns-repeated="252"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Césam Migrations Santé Languedoc, Comité pour la Santé Projet Pour une prise en charge de la fragilité psycho-sociale : médiation interculturelle et soutien à la parentalité</text:p>
          </table:table-cell>
          <table:table-cell office:value-type="string">
            <text:p>P</text:p>
          </table:table-cell>
          <table:table-cell table:style-name="ce4" office:value-type="float" office:value="5500">
            <text:p>5 500 €</text:p>
          </table:table-cell>
          <table:table-cell table:number-columns-repeated="252"/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MONTPELLIER ROLLER HOCKEY CLUB </text:p>
          </table:table-cell>
          <table:table-cell office:value-type="string">
            <text:p>F</text:p>
          </table:table-cell>
          <table:table-cell table:style-name="ce4" office:value-type="float" office:value="5500">
            <text:p>5 500 €</text:p>
          </table:table-cell>
          <table:table-cell table:number-columns-repeated="252"/>
        </table:table-row>
        <table:table-row table:style-name="ro1">
          <table:table-cell office:value-type="float" office:value="5249">
            <text:p>5249</text:p>
          </table:table-cell>
          <table:table-cell office:value-type="string">
            <text:p>Service d'Orientation et de Médiation pour l'Insertion Sociale - SOMIS Projet Médiation administrative, interprétariat, écrivain public</text:p>
          </table:table-cell>
          <table:table-cell office:value-type="string">
            <text:p>P</text:p>
          </table:table-cell>
          <table:table-cell table:style-name="ce4" office:value-type="float" office:value="5200">
            <text:p>5 200 €</text:p>
          </table:table-cell>
          <table:table-cell table:number-columns-repeated="25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Ensemble Vocal Claire Garrone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ASSOCIATION DE SOLIDARITE AVEC LES TRAVAILLEURS MIGRANTS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Intensité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LIGUE INTERNATIONALE CONTRE LE RACISME ET L'ANTISEMITISM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Compagnie Internationale Alligator - CIA Projet Correspondance de quartier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Les Francas de l'Hérault Projet Eduquer pour prévenir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Dansomania Cie Anne Marie Porra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FNATH Accidentés de la vie section Montpellier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Agence immobiliere a vocation sociale - aivs Hérault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558">
            <text:p>2558</text:p>
          </table:table-cell>
          <table:table-cell table:style-name="ce2" office:value-type="string">
            <text:p>Les Murs d'Aurelle</text:p>
          </table:table-cell>
          <table:table-cell table:style-name="ce2" office:value-type="string">
            <text:p>F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Association de mediation penale montpellierain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005">
            <text:p>3005</text:p>
          </table:table-cell>
          <table:table-cell table:style-name="ce2" office:value-type="string">
            <text:p>Sonorités </text:p>
          </table:table-cell>
          <table:table-cell table:style-name="ce2" office:value-type="string">
            <text:p>F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252">
            <text:p>3252</text:p>
          </table:table-cell>
          <table:table-cell office:value-type="string">
            <text:p>Association Achle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311">
            <text:p>3311</text:p>
          </table:table-cell>
          <table:table-cell office:value-type="string">
            <text:p>Compania Inesperada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Montpellier roller hockey club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Association des Chœurs de Montpellier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MAISON DE LA POESIE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ASSOCIATION ENVI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549">
            <text:p>4549</text:p>
          </table:table-cell>
          <table:table-cell office:value-type="string">
            <text:p>EMBRUN 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819">
            <text:p>4819</text:p>
          </table:table-cell>
          <table:table-cell office:value-type="string">
            <text:p>L'Atalante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Association Nationale Compagnons Bâtisseurs Etablissements LR Projet Ateliers de quartier Montpellier ville</text:p>
          </table:table-cell>
          <table:table-cell office:value-type="string">
            <text:p>P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907">
            <text:p>4907</text:p>
          </table:table-cell>
          <table:table-cell office:value-type="string">
            <text:p>Reseau accueil insertion Hérault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Compagnie Les Perles de Verr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052">
            <text:p>5052</text:p>
          </table:table-cell>
          <table:table-cell office:value-type="string">
            <text:p>Compagnie Autre Mi Na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95">
            <text:p>5095</text:p>
          </table:table-cell>
          <table:table-cell table:style-name="ce2" office:value-type="string">
            <text:p>Les Chiens Andalous</text:p>
          </table:table-cell>
          <table:table-cell table:style-name="ce2" office:value-type="string">
            <text:p>F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097">
            <text:p>5097</text:p>
          </table:table-cell>
          <table:table-cell office:value-type="string">
            <text:p>LES ENFANTS D'HELENE 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5205">
            <text:p>5205</text:p>
          </table:table-cell>
          <table:table-cell office:value-type="string">
            <text:p>Compagnie Moebius</text:p>
          </table:table-cell>
          <table:table-cell office:value-type="string">
            <text:p>F</text:p>
          </table:table-cell>
          <table:table-cell table:style-name="ce4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563">
            <text:p>5563</text:p>
          </table:table-cell>
          <table:table-cell table:style-name="ce2" office:value-type="string">
            <text:p>AMTRH-Kennedy</text:p>
          </table:table-cell>
          <table:table-cell table:style-name="ce2" office:value-type="string">
            <text:p>P</text:p>
          </table:table-cell>
          <table:table-cell table:style-name="ce5" office:value-type="float" office:value="5000">
            <text:p>5 000 €</text:p>
          </table:table-cell>
          <table:table-cell table:number-columns-repeated="252"/>
        </table:table-row>
        <table:table-row table:style-name="ro1">
          <table:table-cell office:value-type="float" office:value="4821">
            <text:p>4821</text:p>
          </table:table-cell>
          <table:table-cell office:value-type="string">
            <text:p>Club des supporters blue fox du montpellier handball </text:p>
          </table:table-cell>
          <table:table-cell office:value-type="string">
            <text:p>F</text:p>
          </table:table-cell>
          <table:table-cell table:style-name="ce4" office:value-type="float" office:value="4850">
            <text:p>4 850 €</text:p>
          </table:table-cell>
          <table:table-cell table:number-columns-repeated="252"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Montpellier baseball universite club, les barracudas du lez </text:p>
          </table:table-cell>
          <table:table-cell office:value-type="string">
            <text:p>F</text:p>
          </table:table-cell>
          <table:table-cell table:style-name="ce4" office:value-type="float" office:value="4800">
            <text:p>4 800 €</text:p>
          </table:table-cell>
          <table:table-cell table:number-columns-repeated="252"/>
        </table:table-row>
        <table:table-row table:style-name="ro1">
          <table:table-cell office:value-type="float" office:value="3833">
            <text:p>3833</text:p>
          </table:table-cell>
          <table:table-cell office:value-type="string">
            <text:p>Montpellier languedoc cyclisme </text:p>
          </table:table-cell>
          <table:table-cell office:value-type="string">
            <text:p>F</text:p>
          </table:table-cell>
          <table:table-cell table:style-name="ce4" office:value-type="float" office:value="4800">
            <text:p>4 800 €</text:p>
          </table:table-cell>
          <table:table-cell table:number-columns-repeated="25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UNION LOCALE CGT </text:p>
          </table:table-cell>
          <table:table-cell office:value-type="string">
            <text:p>F</text:p>
          </table:table-cell>
          <table:table-cell table:style-name="ce4" office:value-type="float" office:value="4700">
            <text:p>4 700 €</text:p>
          </table:table-cell>
          <table:table-cell table:number-columns-repeated="25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CFDT UNION LOCALE </text:p>
          </table:table-cell>
          <table:table-cell office:value-type="string">
            <text:p>F</text:p>
          </table:table-cell>
          <table:table-cell table:style-name="ce4" office:value-type="float" office:value="4700">
            <text:p>4 700 €</text:p>
          </table:table-cell>
          <table:table-cell table:number-columns-repeated="252"/>
        </table:table-row>
        <table:table-row table:style-name="ro1">
          <table:table-cell office:value-type="float" office:value="5187">
            <text:p>5187</text:p>
          </table:table-cell>
          <table:table-cell office:value-type="string">
            <text:p>CARREFOUR DES CIVILISATIONS </text:p>
          </table:table-cell>
          <table:table-cell office:value-type="string">
            <text:p>F</text:p>
          </table:table-cell>
          <table:table-cell table:style-name="ce4" office:value-type="float" office:value="4700">
            <text:p>4 700 €</text:p>
          </table:table-cell>
          <table:table-cell table:number-columns-repeated="252"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PHARMACIE HUMANITAIRE INTERNATIONALE HERAULT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MONTPELLIER AGGLOMERATION TAEKWONDO DRAGONS TEAM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Montpellier agglomeration taekwondo dragons team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Association <text:s/>des Cévennes Insertion Loisirs et Education - ACLE Projet Atelier sociolinguistique</text:p>
          </table:table-cell>
          <table:table-cell office:value-type="string">
            <text:p>P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Association Stella-Murray Brosch Productions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Association justice pour le petit bard </text:p>
          </table:table-cell>
          <table:table-cell office:value-type="string">
            <text:p>F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5214">
            <text:p>5214</text:p>
          </table:table-cell>
          <table:table-cell office:value-type="string">
            <text:p>INFORIM LEO LAGRANGE Projet CLUB</text:p>
          </table:table-cell>
          <table:table-cell office:value-type="string">
            <text:p>P</text:p>
          </table:table-cell>
          <table:table-cell table:style-name="ce4" office:value-type="float" office:value="4500">
            <text:p>4 500 €</text:p>
          </table:table-cell>
          <table:table-cell table:number-columns-repeated="252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ESSOR SAVOIRS ET PARTAGE </text:p>
          </table:table-cell>
          <table:table-cell office:value-type="string">
            <text:p>F</text:p>
          </table:table-cell>
          <table:table-cell table:style-name="ce4" office:value-type="float" office:value="4300">
            <text:p>4 300 €</text:p>
          </table:table-cell>
          <table:table-cell table:number-columns-repeated="252"/>
        </table:table-row>
        <table:table-row table:style-name="ro1">
          <table:table-cell office:value-type="float" office:value="3901">
            <text:p>3901</text:p>
          </table:table-cell>
          <table:table-cell office:value-type="string">
            <text:p>HALTE POUCE </text:p>
          </table:table-cell>
          <table:table-cell office:value-type="string">
            <text:p>F</text:p>
          </table:table-cell>
          <table:table-cell table:style-name="ce4" office:value-type="float" office:value="4300">
            <text:p>4 300 €</text:p>
          </table:table-cell>
          <table:table-cell table:number-columns-repeated="25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I.Projet-Echanges Internationaux Culture Citoyenneté Projet Université du Citoyen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NTPELLIER ARC CLUB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Relais enfants dans la ville Projet Accompagner les jeunes et leurs familles dans la réussite éducative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ASSOCIATION LANGUEDOCIENNE POUR LA JEUNESS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CIMADE - SERVICE OECUMENIQUE D'ENTRAID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Tv Projet KAINA TV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POMPIGNANE SPORT ET CULTUR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Théâtre de la Remise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CLER (Classes Lecture Ecriture renforcée)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46">
            <text:p>1946</text:p>
          </table:table-cell>
          <table:table-cell table:style-name="ce2" office:value-type="string">
            <text:p>Crescendoc</text:p>
          </table:table-cell>
          <table:table-cell table:style-name="ce2" office:value-type="string">
            <text:p>F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2" office:value-type="string">
            <text:p>Théâvida </text:p>
          </table:table-cell>
          <table:table-cell table:style-name="ce2" office:value-type="string">
            <text:p>P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Union Départementale des Associations Familiales de l'Hérault - U.D.A.F 34 Projet Médiation locative Cévennes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2" office:value-type="string">
            <text:p>Association des Producteurs Editeur de Musique en Languedoc Roussillon</text:p>
          </table:table-cell>
          <table:table-cell table:style-name="ce2" office:value-type="string">
            <text:p>F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Accès des jeunes à la vie de la cité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office:value-type="string">
            <text:p>Créer - maison des chomeurs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Déclic Familles et Toxicomanies Projet Prévention et accès à la santé des jeunes et des familles en grande difficulté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2874">
            <text:p>2874</text:p>
          </table:table-cell>
          <table:table-cell office:value-type="string">
            <text:p>REDUIRE LES RISQUES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3090">
            <text:p>3090</text:p>
          </table:table-cell>
          <table:table-cell office:value-type="string">
            <text:p>INITIATIVE SOLIDARITE SITUATIONS URGENCE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Compagnie Point du Jour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Association des Chœurs de Montpellier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ASSOCIATION SPORTIVE ET CULTURELLE PAILLADE MERCUR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817">
            <text:p>4817</text:p>
          </table:table-cell>
          <table:table-cell office:value-type="string">
            <text:p>Vox Rapido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Association Vivre Ensemble en Citoyens Quartier des Cévennes Projet Action éducative auprès des Parents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ASSOCIATION SPORTIVE DE CELLENEUVE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Projet Un but pour l'emploi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955">
            <text:p>4955</text:p>
          </table:table-cell>
          <table:table-cell office:value-type="string">
            <text:p>Musique Sans Frontières Projet Création artistique et éducation à travers les cultures du monde</text:p>
          </table:table-cell>
          <table:table-cell office:value-type="string">
            <text:p>P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Grognon Frères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5002">
            <text:p>5002</text:p>
          </table:table-cell>
          <table:table-cell office:value-type="string">
            <text:p>Mosson full contact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56">
            <text:p>5156</text:p>
          </table:table-cell>
          <table:table-cell table:style-name="ce2" office:value-type="string">
            <text:p>Association Tout à Fond <text:s/></text:p>
          </table:table-cell>
          <table:table-cell table:style-name="ce2" office:value-type="string">
            <text:p>F</text:p>
          </table:table-cell>
          <table:table-cell table:style-name="ce5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Generation taekwondo </text:p>
          </table:table-cell>
          <table:table-cell office:value-type="string">
            <text:p>F</text:p>
          </table:table-cell>
          <table:table-cell table:style-name="ce4" office:value-type="float" office:value="4000">
            <text:p>4 000 €</text:p>
          </table:table-cell>
          <table:table-cell table:number-columns-repeated="252"/>
        </table:table-row>
        <table:table-row table:style-name="ro1">
          <table:table-cell office:value-type="float" office:value="3081">
            <text:p>3081</text:p>
          </table:table-cell>
          <table:table-cell office:value-type="string">
            <text:p>Bleu vertige </text:p>
          </table:table-cell>
          <table:table-cell office:value-type="string">
            <text:p>F</text:p>
          </table:table-cell>
          <table:table-cell table:style-name="ce4" office:value-type="float" office:value="3900">
            <text:p>3 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MSTRONG</text:p>
          </table:table-cell>
          <table:table-cell office:value-type="string">
            <text:p>P</text:p>
          </table:table-cell>
          <table:table-cell table:style-name="ce4" office:value-type="float" office:value="3720">
            <text:p>3 720 €</text:p>
          </table:table-cell>
          <table:table-cell table:number-columns-repeated="252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Montpellier petanque saint martin </text:p>
          </table:table-cell>
          <table:table-cell office:value-type="string">
            <text:p>F</text:p>
          </table:table-cell>
          <table:table-cell table:style-name="ce4" office:value-type="float" office:value="3700">
            <text:p>3 700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LES PETITS DEBROUILLARDS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hoeurs de l'Enclos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ntpellier arc club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AMICALE DES RETRAITES MUNICIPAUX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LA BOUTIQUE D'ECRITURE ET CO </text:p>
          </table:table-cell>
          <table:table-cell office:value-type="string">
            <text:p>P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</text:p>
          </table:table-cell>
          <table:table-cell office:value-type="string">
            <text:p>P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A Contre Poil du Sens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Mouvements citoyens (ex asso pergola petit bard)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Montpellier culture sport adapte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Ensemble Choral Universitaire de Montpellier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4701">
            <text:p>4701</text:p>
          </table:table-cell>
          <table:table-cell office:value-type="string">
            <text:p>Mfa montpellier football americain les hurricanes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ASSOCIATION TIN HINAN </text:p>
          </table:table-cell>
          <table:table-cell office:value-type="string">
            <text:p>F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Generation taekwondo </text:p>
          </table:table-cell>
          <table:table-cell office:value-type="string">
            <text:p>P</text:p>
          </table:table-cell>
          <table:table-cell table:style-name="ce4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239">
            <text:p>5239</text:p>
          </table:table-cell>
          <table:table-cell table:style-name="ce2" office:value-type="string">
            <text:p>Rhizome </text:p>
          </table:table-cell>
          <table:table-cell table:style-name="ce2" office:value-type="string">
            <text:p>F</text:p>
          </table:table-cell>
          <table:table-cell table:style-name="ce5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98">
            <text:p>5398</text:p>
          </table:table-cell>
          <table:table-cell table:style-name="ce2" office:value-type="string">
            <text:p>MELTING POT MUSIC</text:p>
          </table:table-cell>
          <table:table-cell table:style-name="ce2" office:value-type="string">
            <text:p>P</text:p>
          </table:table-cell>
          <table:table-cell table:style-name="ce5" office:value-type="float" office:value="3500">
            <text:p>3 500 €</text:p>
          </table:table-cell>
          <table:table-cell table:number-columns-repeated="252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Boxing club montpellierain</text:p>
          </table:table-cell>
          <table:table-cell office:value-type="string">
            <text:p>F</text:p>
          </table:table-cell>
          <table:table-cell table:style-name="ce4" office:value-type="float" office:value="3400">
            <text:p>3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KUROSAWA</text:p>
          </table:table-cell>
          <table:table-cell office:value-type="string">
            <text:p>P</text:p>
          </table:table-cell>
          <table:table-cell table:style-name="ce4" office:value-type="float" office:value="3248">
            <text:p>3 248 €</text:p>
          </table:table-cell>
          <table:table-cell table:number-columns-repeated="25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Raiponce </text:p>
          </table:table-cell>
          <table:table-cell office:value-type="string">
            <text:p>F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APAJ Centre Gitan Projet Webaction</text:p>
          </table:table-cell>
          <table:table-cell office:value-type="string">
            <text:p>P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As cevennes </text:p>
          </table:table-cell>
          <table:table-cell office:value-type="string">
            <text:p>F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ugène POTTIER</text:p>
          </table:table-cell>
          <table:table-cell office:value-type="string">
            <text:p>P</text:p>
          </table:table-cell>
          <table:table-cell table:style-name="ce4" office:value-type="float" office:value="3200">
            <text:p>3 200 €</text:p>
          </table:table-cell>
          <table:table-cell table:number-columns-repeated="25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AJORETTES IMPERIALES DE MONTPELLIER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AJORETTES DE MONTPELLIER DITES MAJOR'S GIRLS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INTERVALLE - JALMALV <text:s/>MONTPELLIER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2" office:value-type="string">
            <text:p>Club Lyrique de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Bricabrac ars fabric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ontpellier arc club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Les Amis du Théâtre Pierre Tabard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ERRE NOURRICIERE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Théâtre de la Plum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AVENIR SANT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AFD 34 ASSOCIATION DES DIABETIQUES DE L'HERAULT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TRISOMIE 21 HERAULT - GROUPE D'ETUDE ET D'INSERTION SOCIALE DE PERSONNES TRISOMIQUES 21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JALMAV CRERSI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ouvement Français pour le Planning Familial <text:s/>Projet Femmes Santé Citoyenneté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Muc aviron universite club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Compagnie les Grisette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Lions club montpellier languedoc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La boule du lantissargues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Association Corée'graphi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Stade lunaret nord montpellier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Tous en scène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RIRE CLOWNS POUR ENFANTS HOSPITALISE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MOSSON COULEE VERT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Comite departemental du sport adapte Hé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AVITARELL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48">
            <text:p>1748</text:p>
          </table:table-cell>
          <table:table-cell table:style-name="ce2" office:value-type="string">
            <text:p>Les Rencontres du Court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Cie Pepi Morena ( ex-Temps Danse)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Aides LM 34 Projet Promotion du dépistage du VIH, des hépatites et des IST avec et auprès des personnes migrantes dans la ville de Montpellier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CIDFF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Roule natur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 PENA DEI CLAPA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LIGUE CONTRE LA VIOLENCE ROUTIERE SECTION HE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Association socioculturelle bilingue Frederic Peyson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Association pour l'Insertion des Jeunes par l'Economique - APIJE Projet Aide à la gestion familiale, un support à l'intégration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ECOLE DES PARENTS ET DES EDUCATEURS DE L'HERAULT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Racing-club lemasson montpellier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SOLIDARITE DOM TOM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ETINCELLE LANGUEDOC-ROUSSILLON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ETINCELLE LANGUEDOC-ROUSSILLON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203">
            <text:p>3203</text:p>
          </table:table-cell>
          <table:table-cell office:value-type="string">
            <text:p>Sina Kawa Théâtr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MAISON DE L'ARCHITECTURE DU LANGUEDOC ROUSSILLON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SPHERES SOINS PALLIATIFS HOPITAL ET RESEAUX EXTERNES DE SANT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471">
            <text:p>3471</text:p>
          </table:table-cell>
          <table:table-cell office:value-type="string">
            <text:p>Compagnie des Nuits Partagées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Adages Espace Famille Projet Le français au quotidien comme vecteur d'intégration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Adages Espace Famille Projet Animation vie locale jeunesse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ASSOCIATION UNI'SONS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MONTPELLIER NATATION SYNCHRONISE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Montpellier natation synchronisee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185">
            <text:p>4185</text:p>
          </table:table-cell>
          <table:table-cell table:style-name="ce2" office:value-type="string">
            <text:p>Acte Chanson</text:p>
          </table:table-cell>
          <table:table-cell table:style-name="ce2" office:value-type="string">
            <text:p>F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185">
            <text:p>4185</text:p>
          </table:table-cell>
          <table:table-cell table:style-name="ce2" office:value-type="string">
            <text:p>Acte Chanson 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469">
            <text:p>4469</text:p>
          </table:table-cell>
          <table:table-cell office:value-type="string">
            <text:p>CONSEIL DE PROTECTION FELINE DE L'HE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657">
            <text:p>4657</text:p>
          </table:table-cell>
          <table:table-cell office:value-type="string">
            <text:p>Faciliter l'insertion professionnelle des jeunes diplomés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Chemin des cimes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752">
            <text:p>4752</text:p>
          </table:table-cell>
          <table:table-cell table:style-name="ce2" office:value-type="string">
            <text:p>Association Continuum 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755">
            <text:p>4755</text:p>
          </table:table-cell>
          <table:table-cell table:style-name="ce2" office:value-type="string">
            <text:p>Association Lola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799">
            <text:p>4799</text:p>
          </table:table-cell>
          <table:table-cell office:value-type="string">
            <text:p>Cabo Mundo - Cap Mond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Tin Hinan Projet Pour lever les freins d'accès à la citoyenneté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Association sportive de celleneuve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(action 45 et +)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Vilcanota Bruno Pradet et Ci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4967">
            <text:p>4967</text:p>
          </table:table-cell>
          <table:table-cell office:value-type="string">
            <text:p>Zigzags Arbatz et Compagnie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Association foot-fauteuils - les fauteuils de feu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66">
            <text:p>5166</text:p>
          </table:table-cell>
          <table:table-cell table:style-name="ce2" office:value-type="string">
            <text:p>LA NOTICE DE L’ECHARPE 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229">
            <text:p>5229</text:p>
          </table:table-cell>
          <table:table-cell office:value-type="string">
            <text:p>COLLECTIF DES CRECHES ASSOCIATIVES ET PARENTALES DE L'HERAULT </text:p>
          </table:table-cell>
          <table:table-cell office:value-type="string">
            <text:p>F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51">
            <text:p>5351</text:p>
          </table:table-cell>
          <table:table-cell table:style-name="ce2" office:value-type="string">
            <text:p>Montpellier Temps Chante</text:p>
          </table:table-cell>
          <table:table-cell table:style-name="ce2" office:value-type="string">
            <text:p>P</text:p>
          </table:table-cell>
          <table:table-cell table:style-name="ce5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ZADIGOZINC </text:p>
          </table:table-cell>
          <table:table-cell office:value-type="string">
            <text:p>P</text:p>
          </table:table-cell>
          <table:table-cell table:style-name="ce4" office:value-type="float" office:value="3000">
            <text:p>3 0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Tv Projet Viens chez moi j'habite à la Paillade</text:p>
          </table:table-cell>
          <table:table-cell office:value-type="string">
            <text:p>P</text:p>
          </table:table-cell>
          <table:table-cell table:style-name="ce4" office:value-type="float" office:value="2950">
            <text:p>2 950 €</text:p>
          </table:table-cell>
          <table:table-cell table:number-columns-repeated="252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COUTS ET GUIDES DE FRANCE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Montpellier paillade natation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Montpellier a m judo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UNION MONTPELLIERAINE POUR LE DEVELOPPEMENT DU SPORT ET DE LA CULTURE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4547">
            <text:p>4547</text:p>
          </table:table-cell>
          <table:table-cell office:value-type="string">
            <text:p>La maison du judo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Chemin des cimes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4856">
            <text:p>4856</text:p>
          </table:table-cell>
          <table:table-cell office:value-type="string">
            <text:p>Montpellier omni boxe </text:p>
          </table:table-cell>
          <table:table-cell office:value-type="string">
            <text:p>F</text:p>
          </table:table-cell>
          <table:table-cell table:style-name="ce4" office:value-type="float" office:value="2900">
            <text:p>2 900 €</text:p>
          </table:table-cell>
          <table:table-cell table:number-columns-repeated="25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mider comite pour le developpement de l'economie regionale </text:p>
          </table:table-cell>
          <table:table-cell office:value-type="string">
            <text:p>P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UNSA EDUCATION 34 - FEN 34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ECLAIREURS ET ECLAIREUSES DE FRANCE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Montpellier agglomeration canoe kayak uc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2797">
            <text:p>2797</text:p>
          </table:table-cell>
          <table:table-cell office:value-type="string">
            <text:p>FEDERATION SYNDICALE UNITAIRE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4914">
            <text:p>4914</text:p>
          </table:table-cell>
          <table:table-cell office:value-type="string">
            <text:p>UNION SYNDICALE SOLIDAIRES 34 </text:p>
          </table:table-cell>
          <table:table-cell office:value-type="string">
            <text:p>F</text:p>
          </table:table-cell>
          <table:table-cell table:style-name="ce4" office:value-type="float" office:value="2800">
            <text:p>2 800 €</text:p>
          </table:table-cell>
          <table:table-cell table:number-columns-repeated="252"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CENTRE DE DOCUMENTATION TIERS-MONDE </text:p>
          </table:table-cell>
          <table:table-cell office:value-type="string">
            <text:p>F</text:p>
          </table:table-cell>
          <table:table-cell table:style-name="ce4" office:value-type="float" office:value="2700">
            <text:p>2 700 €</text:p>
          </table:table-cell>
          <table:table-cell table:number-columns-repeated="252"/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COMPAGNIE MINIBUS </text:p>
          </table:table-cell>
          <table:table-cell office:value-type="string">
            <text:p>P</text:p>
          </table:table-cell>
          <table:table-cell table:style-name="ce4" office:value-type="float" office:value="2600">
            <text:p>2 600 €</text:p>
          </table:table-cell>
          <table:table-cell table:number-columns-repeated="25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APAJ Centre Gitan Projet Accompagnement à la culture</text:p>
          </table:table-cell>
          <table:table-cell office:value-type="string">
            <text:p>P</text:p>
          </table:table-cell>
          <table:table-cell table:style-name="ce4" office:value-type="float" office:value="2550">
            <text:p>2 550 €</text:p>
          </table:table-cell>
          <table:table-cell table:number-columns-repeated="25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adio Clapas Projet Mots croisés 2013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so Euro Méditerranéenne pour le travail et les echanges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TELIER THEATR'ELLES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OUVEMENT AUTONOMIE VIEILLISSEMENT MA VIE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RGOS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Ludothèque Pergola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hoeur les Chorégiens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LE RELAIS - MAISON DES ENFANTS DANS LA VILLE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LA CORDE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Arceaux montpellier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La Boutique d'écriture et Co Projet Enfance, jeunesse à la Boutique d'écriture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Action d'Espac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Espace public, Espace intermediaire, Espace privé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Césam Migrations Santé Languedoc, Comité pour la Santé Projet Langage, territoire, pouvoir d'agir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JK JUDO34 Projet De la rue au dojo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88">
            <text:p>1788</text:p>
          </table:table-cell>
          <table:table-cell table:style-name="ce2" office:value-type="string">
            <text:p>Les Nuits Du Chat </text:p>
          </table:table-cell>
          <table:table-cell table:style-name="ce2" office:value-type="string">
            <text:p>F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889">
            <text:p>1889</text:p>
          </table:table-cell>
          <table:table-cell table:style-name="ce2" office:value-type="string">
            <text:p>LA CRUAUTHEQUE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Montpellier athletic running club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057">
            <text:p>2057</text:p>
          </table:table-cell>
          <table:table-cell table:style-name="ce2" office:value-type="string">
            <text:p>Ars Musica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Ecole des Parents et des Educateurs de l'Hérault Projet Point Ecoute Parents-Enfants-Adolescents-Jeunes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2857">
            <text:p>2857</text:p>
          </table:table-cell>
          <table:table-cell office:value-type="string">
            <text:p>Singulier Pluriel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Association les foulees du millenaire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146">
            <text:p>3146</text:p>
          </table:table-cell>
          <table:table-cell office:value-type="string">
            <text:p>Compagnie du clapas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Primesautier Théâtr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SANTE ET SOLIDARITE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873">
            <text:p>3873</text:p>
          </table:table-cell>
          <table:table-cell office:value-type="string">
            <text:p>SERVICE DES TRADUCTEURS D'URGENCE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Association <text:s/>des Cévennes Insertion Loisirs et Education - ACLE Projet Club des jeunes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377">
            <text:p>4377</text:p>
          </table:table-cell>
          <table:table-cell office:value-type="string">
            <text:p>Pulx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744">
            <text:p>4744</text:p>
          </table:table-cell>
          <table:table-cell office:value-type="string">
            <text:p>CHEVRE FEUILLE ETOILEE EDITIONS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4906">
            <text:p>4906</text:p>
          </table:table-cell>
          <table:table-cell office:value-type="string">
            <text:p>GIPSY CATALANS GELY FIGUEROLLES 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06">
            <text:p>5106</text:p>
          </table:table-cell>
          <table:table-cell table:style-name="ce2" office:value-type="string">
            <text:p>CAFE DU COMPTOIR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Compagnie Alegria Kryptonit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51">
            <text:p>5151</text:p>
          </table:table-cell>
          <table:table-cell table:style-name="ce2" office:value-type="string">
            <text:p>ESTAMPE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Intime Camarade</text:p>
          </table:table-cell>
          <table:table-cell office:value-type="string">
            <text:p>F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ASSOCIATION TOM </text:p>
          </table:table-cell>
          <table:table-cell office:value-type="string">
            <text:p>P</text:p>
          </table:table-cell>
          <table:table-cell table:style-name="ce4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47">
            <text:p>5647</text:p>
          </table:table-cell>
          <table:table-cell table:style-name="ce2" office:value-type="string">
            <text:p>OSMOSE ET MUSES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89">
            <text:p>5689</text:p>
          </table:table-cell>
          <table:table-cell table:style-name="ce2" office:value-type="string">
            <text:p>PAHASKA </text:p>
          </table:table-cell>
          <table:table-cell table:style-name="ce2" office:value-type="string">
            <text:p>P</text:p>
          </table:table-cell>
          <table:table-cell table:style-name="ce5" office:value-type="float" office:value="2500">
            <text:p>2 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arles DAVILER</text:p>
          </table:table-cell>
          <table:table-cell office:value-type="string">
            <text:p>P</text:p>
          </table:table-cell>
          <table:table-cell table:style-name="ce4" office:value-type="float" office:value="2464">
            <text:p>2 464 €</text:p>
          </table:table-cell>
          <table:table-cell table:number-columns-repeated="252"/>
        </table:table-row>
        <table:table-row table:style-name="ro1">
          <table:table-cell office:value-type="float" office:value="3634">
            <text:p>3634</text:p>
          </table:table-cell>
          <table:table-cell office:value-type="string">
            <text:p>Ecole de bowling de montpellier </text:p>
          </table:table-cell>
          <table:table-cell office:value-type="string">
            <text:p>F</text:p>
          </table:table-cell>
          <table:table-cell table:style-name="ce4" office:value-type="float" office:value="2450">
            <text:p>2 450 €</text:p>
          </table:table-cell>
          <table:table-cell table:number-columns-repeated="252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Association des donneurs de voix</text:p>
          </table:table-cell>
          <table:table-cell office:value-type="string">
            <text:p>F</text:p>
          </table:table-cell>
          <table:table-cell table:style-name="ce4" office:value-type="float" office:value="2400">
            <text:p>2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ITTERAND</text:p>
          </table:table-cell>
          <table:table-cell office:value-type="string">
            <text:p>P</text:p>
          </table:table-cell>
          <table:table-cell table:style-name="ce4" office:value-type="float" office:value="2400">
            <text:p>2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OLIVAR</text:p>
          </table:table-cell>
          <table:table-cell office:value-type="string">
            <text:p>P</text:p>
          </table:table-cell>
          <table:table-cell table:style-name="ce4" office:value-type="float" office:value="2400">
            <text:p>2 400 €</text:p>
          </table:table-cell>
          <table:table-cell table:number-columns-repeated="25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MUC ESCRIME </text:p>
          </table:table-cell>
          <table:table-cell office:value-type="string">
            <text:p>P</text:p>
          </table:table-cell>
          <table:table-cell table:style-name="ce4" office:value-type="float" office:value="2300">
            <text:p>2 300 €</text:p>
          </table:table-cell>
          <table:table-cell table:number-columns-repeated="252"/>
        </table:table-row>
        <table:table-row table:style-name="ro1">
          <table:table-cell office:value-type="float" office:value="2722">
            <text:p>2722</text:p>
          </table:table-cell>
          <table:table-cell office:value-type="string">
            <text:p>Petanque club montpellier celleneuve </text:p>
          </table:table-cell>
          <table:table-cell office:value-type="string">
            <text:p>F</text:p>
          </table:table-cell>
          <table:table-cell table:style-name="ce4" office:value-type="float" office:value="2300">
            <text:p>2 300 €</text:p>
          </table:table-cell>
          <table:table-cell table:number-columns-repeated="252"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Club sportif bouliste de montpellier </text:p>
          </table:table-cell>
          <table:table-cell office:value-type="string">
            <text:p>F</text:p>
          </table:table-cell>
          <table:table-cell table:style-name="ce4" office:value-type="float" office:value="2250">
            <text:p>2 250 €</text:p>
          </table:table-cell>
          <table:table-cell table:number-columns-repeated="252"/>
        </table:table-row>
        <table:table-row table:style-name="ro1">
          <table:table-cell office:value-type="float" office:value="4233">
            <text:p>4233</text:p>
          </table:table-cell>
          <table:table-cell office:value-type="string">
            <text:p>Entente cheminots lantissargues </text:p>
          </table:table-cell>
          <table:table-cell office:value-type="string">
            <text:p>F</text:p>
          </table:table-cell>
          <table:table-cell table:style-name="ce4" office:value-type="float" office:value="2250">
            <text:p>2 2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imon BOLIVAR</text:p>
          </table:table-cell>
          <table:table-cell office:value-type="string">
            <text:p>P</text:p>
          </table:table-cell>
          <table:table-cell table:style-name="ce4" office:value-type="float" office:value="2192">
            <text:p>2 192 €</text:p>
          </table:table-cell>
          <table:table-cell table:number-columns-repeated="25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A GARRIGA LENGADOCIANA </text:p>
          </table:table-cell>
          <table:table-cell office:value-type="string">
            <text:p>F</text:p>
          </table:table-cell>
          <table:table-cell table:style-name="ce4" office:value-type="float" office:value="2150">
            <text:p>2 150 €</text:p>
          </table:table-cell>
          <table:table-cell table:number-columns-repeated="252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CONFEDERATION NATIONALE DU LOGEMENT FEDERATION DE L'HERAULT </text:p>
          </table:table-cell>
          <table:table-cell office:value-type="string">
            <text:p>F</text:p>
          </table:table-cell>
          <table:table-cell table:style-name="ce4" office:value-type="float" office:value="2100">
            <text:p>2 1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Dr CALMETTE</text:p>
          </table:table-cell>
          <table:table-cell office:value-type="string">
            <text:p>P</text:p>
          </table:table-cell>
          <table:table-cell table:style-name="ce4" office:value-type="float" office:value="2080">
            <text:p>2 08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Imagin'art...l'imaginaire des parents du réseau Las Cazes se réveille et se montre!</text:p>
          </table:table-cell>
          <table:table-cell office:value-type="string">
            <text:p>P</text:p>
          </table:table-cell>
          <table:table-cell table:style-name="ce4" office:value-type="float" office:value="2050">
            <text:p>2 050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- Les Petits Débrouillards Projet Sciences dans mon quartier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- Les Petits Débrouillards Projet Sciences au quotidien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UNION FEMININE CIVIQUE ET SOCIAL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mis de l'Orgue et Chæurs de la cathédral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string">
            <text:p>Objectif Image Montpellier-Photo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Théâtre en Flammes - Créatef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Association de Solidarité avec les Travailleurs Migrants Projet Intégration et lien social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Ludothèque Paul Valéry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Le Bao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Athom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LIGUE CONTRE LE CANCER COMITE DE L'HERAULT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Foyer de la Jeune Fille Gestion Foyers Castellane, Fontcarrade Projet Habitat cadre de vi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ouvement Français pour le Planning Familial <text:s/>Projet Permanence d'écoute et d'accueil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BENJAMINS MEDIA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OCCE CRDEP Ressources Dep Education Prioritaire Projet Développement d'un réseau de ressource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49">
            <text:p>1149</text:p>
          </table:table-cell>
          <table:table-cell table:style-name="ce2" office:value-type="string">
            <text:p>Vent du Sud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61">
            <text:p>1161</text:p>
          </table:table-cell>
          <table:table-cell table:style-name="ce2" office:value-type="string">
            <text:p>CIA - Cie Internationale Alligator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La Compagnie Provisoir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Asso emploi developpement entreprises boutique gestion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Satellit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A L'ENVIRONNEMENT URBAIN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Club de Vill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D'Ici et d'Ailleur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Kaina Tv Projet ECAP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Collège Escholiers de la Mosson Projet Accompagner les familles dans la scolarité de leurs enfant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Collège Las Cazes Projet Apprentissage de la règle par la connaissance des institution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Mission Locale des jeunes de l'Agglomération de Montpellier Projet Renforcement de l'intervention de la Mission Locale dans les quartiers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Adages - Maison du Logement Projet Action de médiation linguistique et interculturelle sur le logement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Amitié partage et citoyenneté Projet annuel de l'association Amitié Partage et Citoyenneté (APC)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SOS RETINITE FRANC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REGARDS SUR LE CINEMA ALGERIEN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ACADEMIE DES SCIENCES ET DES LETTRES DE MONTPELLIER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Compagnie Auguste Sing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ANIMA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046">
            <text:p>2046</text:p>
          </table:table-cell>
          <table:table-cell table:style-name="ce2" office:value-type="string">
            <text:p>LAS SOLILES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A CŒUR OUVERT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Rimbaud petanqu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SOLIDARITE DOM TOM HERAULT 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2957">
            <text:p>2957</text:p>
          </table:table-cell>
          <table:table-cell office:value-type="string">
            <text:p>LA BARONNIE DE CARAVETES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Lâche les Mots Projet Les vacances s'écrivent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073">
            <text:p>3073</text:p>
          </table:table-cell>
          <table:table-cell office:value-type="string">
            <text:p>Les Fourmis Rousses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La Compagnie du Pas'sage - Rencontres Scène Jeuness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Blabla Production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318">
            <text:p>3318</text:p>
          </table:table-cell>
          <table:table-cell office:value-type="string">
            <text:p>LE REFUG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426">
            <text:p>3426</text:p>
          </table:table-cell>
          <table:table-cell office:value-type="string">
            <text:p>La Mentira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Artefactdans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ARDI Association Renaissance Développement Insertion Projet Accompagnement socio-éducatif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Montpellier agglomeration taekwondo dragons team 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777">
            <text:p>3777</text:p>
          </table:table-cell>
          <table:table-cell office:value-type="string">
            <text:p>CITE CITOYENN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Montpellier culture sport adapte 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010">
            <text:p>4010</text:p>
          </table:table-cell>
          <table:table-cell table:style-name="ce2" office:value-type="string">
            <text:p>L'Autre Théâtre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048">
            <text:p>4048</text:p>
          </table:table-cell>
          <table:table-cell office:value-type="string">
            <text:p>VISITE MALADES ETABLISSEMENTS HOSPITALIERS VMEH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VETERINAIRES POUR TOUS LANGUEDOC ROUSSILLON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151">
            <text:p>4151</text:p>
          </table:table-cell>
          <table:table-cell office:value-type="string">
            <text:p>HABITAT ET HUMANISME HERAULT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Tin Hinan Projet Pour une intégration socio-linguistique réussi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Habiter Enfin <text:s/>- H E ! Projet Soutien de familles, en particulier monoparentales, discriminées dans l'accès au logement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(face energie sports)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Interstices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64">
            <text:p>4964</text:p>
          </table:table-cell>
          <table:table-cell table:style-name="ce2" office:value-type="string">
            <text:p>CINEMUSIQUES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991">
            <text:p>4991</text:p>
          </table:table-cell>
          <table:table-cell office:value-type="string">
            <text:p>Groupe Noces Danse Images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94">
            <text:p>4994</text:p>
          </table:table-cell>
          <table:table-cell table:style-name="ce2" office:value-type="string">
            <text:p>La Compagnie du Capitaine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045">
            <text:p>5045</text:p>
          </table:table-cell>
          <table:table-cell office:value-type="string">
            <text:p>La Compagnie Maritime La Pilotin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06">
            <text:p>5106</text:p>
          </table:table-cell>
          <table:table-cell table:style-name="ce2" office:value-type="string">
            <text:p>Le Café du Comptoir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Marie Louise Bouillonn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263">
            <text:p>5263</text:p>
          </table:table-cell>
          <table:table-cell table:style-name="ce2" office:value-type="string">
            <text:p>De Bouche à Oreille</text:p>
          </table:table-cell>
          <table:table-cell table:style-name="ce2" office:value-type="string">
            <text:p>F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266">
            <text:p>5266</text:p>
          </table:table-cell>
          <table:table-cell table:style-name="ce2" office:value-type="string">
            <text:p>Squeeze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l oreille electrique 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Zadigozinc Projet Café des enfants de 0 à 16 ans et leur entourage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424">
            <text:p>5424</text:p>
          </table:table-cell>
          <table:table-cell office:value-type="string">
            <text:p>Force Hérault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Compagnie La Vaste Entreprise</text:p>
          </table:table-cell>
          <table:table-cell office:value-type="string">
            <text:p>F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45">
            <text:p>5645</text:p>
          </table:table-cell>
          <table:table-cell table:style-name="ce2" office:value-type="string">
            <text:p>RIME’S SHOT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81">
            <text:p>5681</text:p>
          </table:table-cell>
          <table:table-cell table:style-name="ce2" office:value-type="string">
            <text:p>MARVIN </text:p>
          </table:table-cell>
          <table:table-cell table:style-name="ce2" office:value-type="string">
            <text:p>P</text:p>
          </table:table-cell>
          <table:table-cell table:style-name="ce5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ROKOFIEV</text:p>
          </table:table-cell>
          <table:table-cell office:value-type="string">
            <text:p>P</text:p>
          </table:table-cell>
          <table:table-cell table:style-name="ce4" office:value-type="float" office:value="2000">
            <text:p>2 0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Club-jeux ados cité Paul Valéry</text:p>
          </table:table-cell>
          <table:table-cell office:value-type="string">
            <text:p>P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èques Projet Club-jeux ados cité Paul Valéry VVV</text:p>
          </table:table-cell>
          <table:table-cell office:value-type="string">
            <text:p>P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Entente sportive bouliste de montpellier </text:p>
          </table:table-cell>
          <table:table-cell office:value-type="string">
            <text:p>F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3398">
            <text:p>3398</text:p>
          </table:table-cell>
          <table:table-cell office:value-type="string">
            <text:p>Bujinkan dojo montpellier </text:p>
          </table:table-cell>
          <table:table-cell office:value-type="string">
            <text:p>F</text:p>
          </table:table-cell>
          <table:table-cell table:style-name="ce4" office:value-type="float" office:value="1950">
            <text:p>1 950 €</text:p>
          </table:table-cell>
          <table:table-cell table:number-columns-repeated="252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Tennis club de la paillade </text:p>
          </table:table-cell>
          <table:table-cell office:value-type="string">
            <text:p>P</text:p>
          </table:table-cell>
          <table:table-cell table:style-name="ce4" office:value-type="float" office:value="1940">
            <text:p>1 940 €</text:p>
          </table:table-cell>
          <table:table-cell table:number-columns-repeated="25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Echecs club montpellier 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Groupe Français d'Education Nouvelle LR Projet Réussir Grand Mail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ERAULT 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 DE SEVIGNE</text:p>
          </table:table-cell>
          <table:table-cell office:value-type="string">
            <text:p>P</text:p>
          </table:table-cell>
          <table:table-cell table:style-name="ce4" office:value-type="float" office:value="1900">
            <text:p>1 900 €</text:p>
          </table:table-cell>
          <table:table-cell table:number-columns-repeated="252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Societe de tir de montpellier </text:p>
          </table:table-cell>
          <table:table-cell office:value-type="string">
            <text:p>F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APAJ Centre Gitan Projet Atelier Prévention Santé Environnement</text:p>
          </table:table-cell>
          <table:table-cell office:value-type="string">
            <text:p>P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Allons z’Enfants <text:s/>- Cie Didier Théron Projet PAILLADE VIVE</text:p>
          </table:table-cell>
          <table:table-cell office:value-type="string">
            <text:p>P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Collège G. PHILIPE Projet De l'Ecole aux quartiers</text:p>
          </table:table-cell>
          <table:table-cell office:value-type="string">
            <text:p>P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Club des supporters montpellier Hérault rugby club </text:p>
          </table:table-cell>
          <table:table-cell office:value-type="string">
            <text:p>F</text:p>
          </table:table-cell>
          <table:table-cell table:style-name="ce4" office:value-type="float" office:value="1800">
            <text:p>1 800 €</text:p>
          </table:table-cell>
          <table:table-cell table:number-columns-repeated="25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OCCE Ecole Alain SAVARY</text:p>
          </table:table-cell>
          <table:table-cell office:value-type="string">
            <text:p>P</text:p>
          </table:table-cell>
          <table:table-cell table:style-name="ce4" office:value-type="float" office:value="1728">
            <text:p>1 728 €</text:p>
          </table:table-cell>
          <table:table-cell table:number-columns-repeated="252"/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ASSO CULTURELLE ET SOCIALE DU POLYGONE LES LUTINS </text:p>
          </table:table-cell>
          <table:table-cell office:value-type="string">
            <text:p>P</text:p>
          </table:table-cell>
          <table:table-cell table:style-name="ce4" office:value-type="float" office:value="1700">
            <text:p>1 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ules SIMON</text:p>
          </table:table-cell>
          <table:table-cell office:value-type="string">
            <text:p>P</text:p>
          </table:table-cell>
          <table:table-cell table:style-name="ce4" office:value-type="float" office:value="1664">
            <text:p>1 664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VILLE</text:p>
          </table:table-cell>
          <table:table-cell office:value-type="string">
            <text:p>P</text:p>
          </table:table-cell>
          <table:table-cell table:style-name="ce4" office:value-type="float" office:value="1656">
            <text:p>1 656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VILLE</text:p>
          </table:table-cell>
          <table:table-cell office:value-type="string">
            <text:p>P</text:p>
          </table:table-cell>
          <table:table-cell table:style-name="ce4" office:value-type="float" office:value="1650">
            <text:p>1 650 €</text:p>
          </table:table-cell>
          <table:table-cell table:number-columns-repeated="252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ASSOCIATION PREVENTION ROUTIERE </text:p>
          </table:table-cell>
          <table:table-cell office:value-type="string">
            <text:p>F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LILEE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 CURIE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. DE GAULLE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Victor SCHOELCHER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 AMSTRONG</text:p>
          </table:table-cell>
          <table:table-cell office:value-type="string">
            <text:p>P</text:p>
          </table:table-cell>
          <table:table-cell table:style-name="ce4" office:value-type="float" office:value="1600">
            <text:p>1 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ean JAURES</text:p>
          </table:table-cell>
          <table:table-cell office:value-type="string">
            <text:p>P</text:p>
          </table:table-cell>
          <table:table-cell table:style-name="ce4" office:value-type="float" office:value="1568">
            <text:p>1 568 €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RANCE BENEVOLAT MONTPELLIER HERAULT </text:p>
          </table:table-cell>
          <table:table-cell office:value-type="string">
            <text:p>F</text:p>
          </table:table-cell>
          <table:table-cell table:style-name="ce4" office:value-type="float" office:value="1550">
            <text:p>1 5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LILEE</text:p>
          </table:table-cell>
          <table:table-cell office:value-type="string">
            <text:p>P</text:p>
          </table:table-cell>
          <table:table-cell table:style-name="ce4" office:value-type="float" office:value="1504">
            <text:p>1 504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 Projet Intégration des femmes immigrées - Accès au droit et lutte contre l'exclusion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82">
            <text:p>382</text:p>
          </table:table-cell>
          <table:table-cell table:style-name="ce2" office:value-type="string">
            <text:p>Association Jules Sonic Prods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LIGUE DES DROITS DE L'HOMME ET DU CITOYEN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AVF MONTPELLIER (ACCUEIL DES VILLES FRANCAISES MONTPELLIER)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Ecole elementaire leopold-sedar-senghor montpellier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Association France Palestine Solidarité 34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UFOLEP 34 Projet Sport Citoyen 11/17 an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Occitanie petanque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13">
            <text:p>1113</text:p>
          </table:table-cell>
          <table:table-cell table:style-name="ce2" office:value-type="string">
            <text:p>Claquettes en Vogue</text:p>
          </table:table-cell>
          <table:table-cell table:style-name="ce2" office:value-type="string">
            <text:p> 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FC ARCEAUX Projet Stages Vacances Scolaire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PAIN DE L'ESPOIR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ASSOCIATION CULTURELLE JUMELAGE MONTPELLIER TLEMCEN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COMITE DES FETES DE LA VILLE DE MONTPELLIER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Senioroboulo.com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ASTREE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867">
            <text:p>1867</text:p>
          </table:table-cell>
          <table:table-cell table:style-name="ce2" office:value-type="string">
            <text:p>Pic et Colegram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ASSOCIATION DU NOUVEAU SAINTE-ANNE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Montpellier agglomeration triathlon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COMITE FEMININ 34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Chorale Protestante de Montpellier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Promotion des Actions Éducatives et du Sport : Enfants Hauts de Massane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Promotion des Actions Éducatives et du Sport : Enfants Hauts de Massane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ET PAILLADE NORD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ASSOCIATION DES FAMILLES DE TRAUMATISES CRANIENS LR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L'OISEAU LYRE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OPERES DU COEUR ET MALADES CARDIAQUES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Collège Les Garrigues Projet Impulser l'ambition scolaire de la maternelle à l'université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Collège Les Garrigues Projet Vers une communauté d'apprentissage : parents/élèves/enseignant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135">
            <text:p>3135</text:p>
          </table:table-cell>
          <table:table-cell office:value-type="string">
            <text:p>Quartier de l'ancien courrier - associations des commercants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MAISON DE L'ARCHITECTURE DU LANGUEDOC ROUSSILLON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564">
            <text:p>3564</text:p>
          </table:table-cell>
          <table:table-cell table:style-name="ce2" office:value-type="string">
            <text:p>Jazz Club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UNIVERSITE MONTPELLIER I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ESSOR Projet Résidence d'artistes au moulin des Sitelle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UNI\'SONS Projet ATELIERS HIP HOP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786">
            <text:p>3786</text:p>
          </table:table-cell>
          <table:table-cell table:style-name="ce2" office:value-type="string">
            <text:p>Danser Bonheur</text:p>
          </table:table-cell>
          <table:table-cell table:style-name="ce2" office:value-type="string">
            <text:p>F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794">
            <text:p>3794</text:p>
          </table:table-cell>
          <table:table-cell office:value-type="string">
            <text:p>PREVENTION ET SOIN DES ADDICTIONS (BRANCHE DE PEPA SOS DROGUE)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3845">
            <text:p>3845</text:p>
          </table:table-cell>
          <table:table-cell office:value-type="string">
            <text:p>Centre des Arts du Cirque BALTHAZAR Projet Arts du Cirque à Figuerolles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488">
            <text:p>4488</text:p>
          </table:table-cell>
          <table:table-cell office:value-type="string">
            <text:p>Association montpellier contre la violence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723">
            <text:p>4723</text:p>
          </table:table-cell>
          <table:table-cell office:value-type="string">
            <text:p>Appel du Geste Actuel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778">
            <text:p>4778</text:p>
          </table:table-cell>
          <table:table-cell office:value-type="string">
            <text:p>Art et Création Chorale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817">
            <text:p>4817</text:p>
          </table:table-cell>
          <table:table-cell table:style-name="ce2" office:value-type="string">
            <text:p>VOX RAPIDO </text:p>
          </table:table-cell>
          <table:table-cell table:style-name="ce2" office:value-type="string">
            <text:p>P</text:p>
          </table:table-cell>
          <table:table-cell table:style-name="ce5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Vivre ensemble en citoyens quartier des cevennes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Union professionnelle artisanale de l'Hérault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867">
            <text:p>4867</text:p>
          </table:table-cell>
          <table:table-cell office:value-type="string">
            <text:p>SOS JEUNES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870">
            <text:p>4870</text:p>
          </table:table-cell>
          <table:table-cell office:value-type="string">
            <text:p>CLUB SPORTIF DES SOURDS DE MONTPELLIER ET DE L'HERAULT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Face Hérault Projet Accompagner la réhabilitation du Petit-Bard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Compagnie de l'Astrolabe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ASSOCIATION DES CITOYENS MEDITERRANEENS POUR L'ECHANGE ET LE DEVELOPPEMENT </text:p>
          </table:table-cell>
          <table:table-cell office:value-type="string">
            <text:p>F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Capta’Creation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5377">
            <text:p>5377</text:p>
          </table:table-cell>
          <table:table-cell office:value-type="string">
            <text:p>CICADE 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DELTEIL</text:p>
          </table:table-cell>
          <table:table-cell office:value-type="string">
            <text:p>P</text:p>
          </table:table-cell>
          <table:table-cell table:style-name="ce4" office:value-type="float" office:value="1500">
            <text:p>1 500 €</text:p>
          </table:table-cell>
          <table:table-cell table:number-columns-repeated="252"/>
        </table:table-row>
        <table:table-row table:style-name="ro1">
          <table:table-cell office:value-type="float" office:value="2811">
            <text:p>2811</text:p>
          </table:table-cell>
          <table:table-cell office:value-type="string">
            <text:p>Strata'j'M Sud Projet Rencontres autour du jeu</text:p>
          </table:table-cell>
          <table:table-cell office:value-type="string">
            <text:p>P</text:p>
          </table:table-cell>
          <table:table-cell table:style-name="ce4" office:value-type="float" office:value="1460">
            <text:p>1 46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AUL BERT/VICTOR HUGO</text:p>
          </table:table-cell>
          <table:table-cell office:value-type="string">
            <text:p>P</text:p>
          </table:table-cell>
          <table:table-cell table:style-name="ce4" office:value-type="float" office:value="1456">
            <text:p>1 456 €</text:p>
          </table:table-cell>
          <table:table-cell table:number-columns-repeated="252"/>
        </table:table-row>
        <table:table-row table:style-name="ro1">
          <table:table-cell office:value-type="float" office:value="4533">
            <text:p>4533</text:p>
          </table:table-cell>
          <table:table-cell office:value-type="string">
            <text:p>Jeunesse sans frontieres </text:p>
          </table:table-cell>
          <table:table-cell office:value-type="string">
            <text:p>F</text:p>
          </table:table-cell>
          <table:table-cell table:style-name="ce4" office:value-type="float" office:value="1450">
            <text:p>1 450 €</text:p>
          </table:table-cell>
          <table:table-cell table:number-columns-repeated="25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ISON DES TIERS MONDES SOLIDARITE INTERNATIONALE </text:p>
          </table:table-cell>
          <table:table-cell office:value-type="string">
            <text:p>P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UNION LOCALE CFE-CGC DE MONTPELLIER </text:p>
          </table:table-cell>
          <table:table-cell office:value-type="string">
            <text:p>F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ASSOCIATION POUR L'ENSEIGNEMENT AUX MALADES OU ACCIDENTES </text:p>
          </table:table-cell>
          <table:table-cell office:value-type="string">
            <text:p>F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 office:value-type="float" office:value="5454">
            <text:p>5454</text:p>
          </table:table-cell>
          <table:table-cell office:value-type="string">
            <text:p>Collège Rimbaud Projet Associer les parents aux actions d'éducation et de scolarité</text:p>
          </table:table-cell>
          <table:table-cell office:value-type="string">
            <text:p>P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o des antiquaires et brocanteurs de montpellier et sa region</text:p>
          </table:table-cell>
          <table:table-cell office:value-type="string">
            <text:p>P</text:p>
          </table:table-cell>
          <table:table-cell table:style-name="ce4" office:value-type="float" office:value="1400">
            <text:p>1 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NERUDA</text:p>
          </table:table-cell>
          <table:table-cell office:value-type="string">
            <text:p>P</text:p>
          </table:table-cell>
          <table:table-cell table:style-name="ce4" office:value-type="float" office:value="1350">
            <text:p>1 3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LORIAN</text:p>
          </table:table-cell>
          <table:table-cell office:value-type="string">
            <text:p>P</text:p>
          </table:table-cell>
          <table:table-cell table:style-name="ce4" office:value-type="float" office:value="1344">
            <text:p>1 344 €</text:p>
          </table:table-cell>
          <table:table-cell table:number-columns-repeated="252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SOS AMITIES MONTPELLIER LANGUEDOC</text:p>
          </table:table-cell>
          <table:table-cell office:value-type="string">
            <text:p>F</text:p>
          </table:table-cell>
          <table:table-cell table:style-name="ce4" office:value-type="float" office:value="1300">
            <text:p>1 300 €</text:p>
          </table:table-cell>
          <table:table-cell table:number-columns-repeated="252"/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J'OSE LIRE ET CLAIR DE PLUME </text:p>
          </table:table-cell>
          <table:table-cell office:value-type="string">
            <text:p>F</text:p>
          </table:table-cell>
          <table:table-cell table:style-name="ce4" office:value-type="float" office:value="1300">
            <text:p>1 3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aul LANGEVIN</text:p>
          </table:table-cell>
          <table:table-cell office:value-type="string">
            <text:p>P</text:p>
          </table:table-cell>
          <table:table-cell table:style-name="ce4" office:value-type="float" office:value="1280">
            <text:p>1 280 €</text:p>
          </table:table-cell>
          <table:table-cell table:number-columns-repeated="252"/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ssociation Jeunes Phobos Montpellier et Paillade Nord Projet Médiation Sociale et Educative en direction des familles</text:p>
          </table:table-cell>
          <table:table-cell office:value-type="string">
            <text:p>P</text:p>
          </table:table-cell>
          <table:table-cell table:style-name="ce4" office:value-type="float" office:value="1250">
            <text:p>1 25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UNI\'SONS Projet RENC'ART</text:p>
          </table:table-cell>
          <table:table-cell office:value-type="string">
            <text:p>P</text:p>
          </table:table-cell>
          <table:table-cell table:style-name="ce4" office:value-type="float" office:value="1250">
            <text:p>1 2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WOOLF</text:p>
          </table:table-cell>
          <table:table-cell office:value-type="string">
            <text:p>P</text:p>
          </table:table-cell>
          <table:table-cell table:style-name="ce4" office:value-type="float" office:value="1250">
            <text:p>1 250 €</text:p>
          </table:table-cell>
          <table:table-cell table:number-columns-repeated="252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FEDERATION DES ANCIENS COMBATTANTS ALGERIE-MAROC-TUNISIE </text:p>
          </table:table-cell>
          <table:table-cell office:value-type="string">
            <text:p>F</text:p>
          </table:table-cell>
          <table:table-cell table:style-name="ce4" office:value-type="float" office:value="1220">
            <text:p>1 220 €</text:p>
          </table:table-cell>
          <table:table-cell table:number-columns-repeated="25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ECLAIREUSES ECLAIREURS UNIONISTES DE FRANCE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ES ECOLOGISTES DE L'EUZIERE </text:p>
          </table:table-cell>
          <table:table-cell office:value-type="string">
            <text:p>P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OUVEMENT UNIFIE DES RAPATRIE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MUC Handball Projet Handball pour les jeunes filles du quartier Saint Martin</text:p>
          </table:table-cell>
          <table:table-cell office:value-type="string">
            <text:p>P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RANIE 83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Sarbacane de l' Hérault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AMICALE HERAULTAISE DES ENFANTS DE BONE ET DE CONSTANTINE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ALGER CLUB LES ENFANTS LES AMI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AMICALE DES ANCIENS DU MAROC EN LANGUEDOC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2698">
            <text:p>2698</text:p>
          </table:table-cell>
          <table:table-cell office:value-type="string">
            <text:p>AMICALE FRANCAIS D'OUTRE-MER ET LEURS AMI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Les voies des palais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3632">
            <text:p>3632</text:p>
          </table:table-cell>
          <table:table-cell office:value-type="string">
            <text:p>CERCLE CULTUREL AMIS DE MALTE DU LR ET AMICALE ANCIENS DE TUNISIE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4254">
            <text:p>4254</text:p>
          </table:table-cell>
          <table:table-cell office:value-type="string">
            <text:p>PATRIMOINE ET ARCHITECTURE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4291">
            <text:p>4291</text:p>
          </table:table-cell>
          <table:table-cell office:value-type="string">
            <text:p>Sport insertion jeunes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SOUTIEN LAIT </text:p>
          </table:table-cell>
          <table:table-cell office:value-type="string">
            <text:p>F</text:p>
          </table:table-cell>
          <table:table-cell table:style-name="ce4" office:value-type="float" office:value="1200">
            <text:p>1 200 €</text:p>
          </table:table-cell>
          <table:table-cell table:number-columns-repeated="25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ASSOCIATION FORCE OUVRIERE CONSOMMATEURS - AFOC </text:p>
          </table:table-cell>
          <table:table-cell office:value-type="string">
            <text:p>F</text:p>
          </table:table-cell>
          <table:table-cell table:style-name="ce4" office:value-type="float" office:value="1100">
            <text:p>1 100 €</text:p>
          </table:table-cell>
          <table:table-cell table:number-columns-repeated="252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ASSOCIATION DE PARENTS D'ELEVES ENSEIGNEMENT PUBLIC </text:p>
          </table:table-cell>
          <table:table-cell office:value-type="string">
            <text:p>F</text:p>
          </table:table-cell>
          <table:table-cell table:style-name="ce4" office:value-type="float" office:value="1100">
            <text:p>1 1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ulie DAUBIE</text:p>
          </table:table-cell>
          <table:table-cell office:value-type="string">
            <text:p>P</text:p>
          </table:table-cell>
          <table:table-cell table:style-name="ce4" office:value-type="float" office:value="1024">
            <text:p>1 024 €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RISTALS - Les Petits Débrouillards Projet Séjour Scientifique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ssociation socio-culturelle des jeunes sportifs de montpellier omnisport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hoeur Universitaire de Montpellier L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MICALE LANGUEDOC ROUSSILLON DES INSUFFISANTS RESPIRATOIRES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UFC que choisi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LES ECOLOGISTES DE L'EUZIERE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ENTRES D'ENTRAINEMENT AUX METHODES D'EDUCATION ACTIVES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ENTRES D'ENTRAINEMENT AUX METHODES D'EDUCATION ACTIVE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TERRE NOURRICIERE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AMICALE DES CORSES DE MONTPELLIER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B.A. Bach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JOUONS EN LUDOTHEQU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EURO-GRECE Franc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5">
            <text:p>565</text:p>
          </table:table-cell>
          <table:table-cell table:style-name="ce2" office:value-type="string">
            <text:p>Carré Menth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Malbosc petanqu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Asso pour le droit a l'initiative economiqu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ontpellier badminton club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Saint-martin gazelec montpellier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Jeune chambre economique de montpellier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ATD QUART-MONDE COMITE DE MONTPELLIER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36">
            <text:p>1136</text:p>
          </table:table-cell>
          <table:table-cell table:style-name="ce2" office:value-type="string">
            <text:p>Maison de la Gravure Méditerranée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ADAGES DEVELOPPEMENT JEUNESSE ET LOCAL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193">
            <text:p>1193</text:p>
          </table:table-cell>
          <table:table-cell table:style-name="ce2" office:value-type="string">
            <text:p>Libellul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201">
            <text:p>1201</text:p>
          </table:table-cell>
          <table:table-cell table:style-name="ce2" office:value-type="string">
            <text:p>La boutique d'écriture-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La Boutique d'écriture et Co Projet Enfance, jeunesse à la Boutique d'écriture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Montpellier Petit Bard Futsal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595">
            <text:p>1595</text:p>
          </table:table-cell>
          <table:table-cell table:style-name="ce2" office:value-type="string">
            <text:p>Le Cri devot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33">
            <text:p>1733</text:p>
          </table:table-cell>
          <table:table-cell table:style-name="ce2" office:value-type="string">
            <text:p>Atout Clown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MUSIKA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office:value-type="string">
            <text:p>Collectif Artu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FRANCE ALZHEIMER HERAULT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2" office:value-type="string">
            <text:p>Idéokilogramm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2" office:value-type="string">
            <text:p>Association Les Amis du Grain des Mot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Projet Bien-être au quotidien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Projet Soin de soi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Chorale Cor Canto à Cæur Joi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Montpellier chamberte handball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2827">
            <text:p>2827</text:p>
          </table:table-cell>
          <table:table-cell office:value-type="string">
            <text:p>Sésame autisme Hérault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Lâche les Mots Projet SLAM à Sévigné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088">
            <text:p>3088</text:p>
          </table:table-cell>
          <table:table-cell office:value-type="string">
            <text:p>Association loisirs figuerolle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PROJET AVENIR HARKIS FRANCAIS MUSULMANS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PROJET AVENIR HARKIS FRANCAIS MUSULMAN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La Compagnie du Pas'sage - rencontres Scène Jeunesse Projet Ateliers théâtre jeunes Petit-Bard - Pergola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Cause Toujours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Les Ziconofages Projet Outils vidéo participatif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Projet Accompagnement vers un accès aux pratiques culturelles des famille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Projet Vie quotidienne, rythmes et consommation pour une meilleure réussite scolaire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ARDI ASSOCIATION RENAISSANCE DEVELOPPEMENT INSERTION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618">
            <text:p>3618</text:p>
          </table:table-cell>
          <table:table-cell table:style-name="ce2" office:value-type="string">
            <text:p>Amis de la Librairie les Cinq Continent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Essor « Savoirs et partage »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864">
            <text:p>3864</text:p>
          </table:table-cell>
          <table:table-cell office:value-type="string">
            <text:p>ALCOOL ASSISTANCE LA CROIX D'OR DE L'HERAULT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TELA BOTANICA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3991">
            <text:p>3991</text:p>
          </table:table-cell>
          <table:table-cell office:value-type="string">
            <text:p>Bagages d'Acteurs Théâtre Poésie Littératur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993">
            <text:p>3993</text:p>
          </table:table-cell>
          <table:table-cell table:style-name="ce2" office:value-type="string">
            <text:p>Association Divers Cite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011">
            <text:p>4011</text:p>
          </table:table-cell>
          <table:table-cell office:value-type="string">
            <text:p>Atout Choeu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ASSOCIATION POUR LE DEVELOPPEMENT DES SOINS PALLIATIFS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488">
            <text:p>4488</text:p>
          </table:table-cell>
          <table:table-cell office:value-type="string">
            <text:p>MONTPELLIER CONTRE LA VIOLENC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Choeur d'ô 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703">
            <text:p>4703</text:p>
          </table:table-cell>
          <table:table-cell office:value-type="string">
            <text:p>AMICALE DU NID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Ensemble Vocal l'Accroche Choeur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Association Vivre Ensemble en Citoyens Quartier des Cévennes Projet Aide aux démarches administratives- accès aux droit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903">
            <text:p>4903</text:p>
          </table:table-cell>
          <table:table-cell office:value-type="string">
            <text:p>ASSOCIATION DE CARDIOLOGIE DU LANGUEDOC-ROUSSILLON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23">
            <text:p>4923</text:p>
          </table:table-cell>
          <table:table-cell table:style-name="ce2" office:value-type="string">
            <text:p>280 communication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932">
            <text:p>4932</text:p>
          </table:table-cell>
          <table:table-cell office:value-type="string">
            <text:p>Compagnie Doré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4941">
            <text:p>4941</text:p>
          </table:table-cell>
          <table:table-cell office:value-type="string">
            <text:p>Amadée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40">
            <text:p>5040</text:p>
          </table:table-cell>
          <table:table-cell table:style-name="ce2" office:value-type="string">
            <text:p>La Compagnie du P'tit Atelier 3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44">
            <text:p>5044</text:p>
          </table:table-cell>
          <table:table-cell table:style-name="ce2" office:value-type="string">
            <text:p>Café des Amis du Journal l'Humanité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49">
            <text:p>5049</text:p>
          </table:table-cell>
          <table:table-cell table:style-name="ce2" office:value-type="string">
            <text:p>N.U. (Nos Urgences) Collectif d'Artistes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095">
            <text:p>5095</text:p>
          </table:table-cell>
          <table:table-cell table:style-name="ce2" office:value-type="string">
            <text:p>Les Chiens Andalous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132">
            <text:p>5132</text:p>
          </table:table-cell>
          <table:table-cell table:style-name="ce2" office:value-type="string">
            <text:p>Kino Montpellier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154">
            <text:p>5154</text:p>
          </table:table-cell>
          <table:table-cell office:value-type="string">
            <text:p>C’EST RARE FILM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SOS NATURE </text:p>
          </table:table-cell>
          <table:table-cell office:value-type="string">
            <text:p>F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19">
            <text:p>5319</text:p>
          </table:table-cell>
          <table:table-cell table:style-name="ce2" office:value-type="string">
            <text:p>Klub Klamauk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86">
            <text:p>5386</text:p>
          </table:table-cell>
          <table:table-cell table:style-name="ce2" office:value-type="string">
            <text:p>Graphie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Union pour la promotion de tous les talent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510">
            <text:p>5510</text:p>
          </table:table-cell>
          <table:table-cell table:style-name="ce2" office:value-type="string">
            <text:p>DEDALUS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537">
            <text:p>5537</text:p>
          </table:table-cell>
          <table:table-cell table:style-name="ce2" office:value-type="string">
            <text:p>MOM ART FACTORY </text:p>
          </table:table-cell>
          <table:table-cell table:style-name="ce2" office:value-type="string">
            <text:p>F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585">
            <text:p>5585</text:p>
          </table:table-cell>
          <table:table-cell office:value-type="string">
            <text:p>Association Street Way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643">
            <text:p>5643</text:p>
          </table:table-cell>
          <table:table-cell table:style-name="ce2" office:value-type="string">
            <text:p>A bailar Tango - </text:p>
          </table:table-cell>
          <table:table-cell table:style-name="ce2" office:value-type="string">
            <text:p>P</text:p>
          </table:table-cell>
          <table:table-cell table:style-name="ce5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 office:value-type="float" office:value="5671">
            <text:p>5671</text:p>
          </table:table-cell>
          <table:table-cell office:value-type="string">
            <text:p>Inter agros montpellier 2013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REUD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ERICLES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. BERNHARDT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DIDEROT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EETHOVEN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es 4 chemins Projet AGORA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ssociation Altazalo</text:p>
          </table:table-cell>
          <table:table-cell office:value-type="string">
            <text:p>P</text:p>
          </table:table-cell>
          <table:table-cell table:style-name="ce4" office:value-type="float" office:value="1000">
            <text:p>1 0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natole France</text:p>
          </table:table-cell>
          <table:table-cell office:value-type="string">
            <text:p>P</text:p>
          </table:table-cell>
          <table:table-cell table:style-name="ce4" office:value-type="float" office:value="992">
            <text:p>992 €</text:p>
          </table:table-cell>
          <table:table-cell table:number-columns-repeated="25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Atelier Permanent d'Initiation à l'Environnement Urbain Projet Club de Ville en vacances</text:p>
          </table:table-cell>
          <table:table-cell office:value-type="string">
            <text:p>P</text:p>
          </table:table-cell>
          <table:table-cell table:style-name="ce4" office:value-type="float" office:value="980">
            <text:p>980 €</text:p>
          </table:table-cell>
          <table:table-cell table:number-columns-repeated="252"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Centre de Loisirs des Jeunes Montpellier La Paillade Projet MINI CAMPS VVV</text:p>
          </table:table-cell>
          <table:table-cell office:value-type="string">
            <text:p>P</text:p>
          </table:table-cell>
          <table:table-cell table:style-name="ce4" office:value-type="float" office:value="980">
            <text:p>980 €</text:p>
          </table:table-cell>
          <table:table-cell table:number-columns-repeated="252"/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Les Ziconofages Projet Stages audiovisuels jeunes</text:p>
          </table:table-cell>
          <table:table-cell office:value-type="string">
            <text:p>P</text:p>
          </table:table-cell>
          <table:table-cell table:style-name="ce4" office:value-type="float" office:value="980">
            <text:p>980 €</text:p>
          </table:table-cell>
          <table:table-cell table:number-columns-repeated="252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Sport quilles montpellier </text:p>
          </table:table-cell>
          <table:table-cell office:value-type="string">
            <text:p>F</text:p>
          </table:table-cell>
          <table:table-cell table:style-name="ce4" office:value-type="float" office:value="950">
            <text:p>950 €</text:p>
          </table:table-cell>
          <table:table-cell table:number-columns-repeated="252"/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Sport tambourin club de montpellier </text:p>
          </table:table-cell>
          <table:table-cell office:value-type="string">
            <text:p>F</text:p>
          </table:table-cell>
          <table:table-cell table:style-name="ce4" office:value-type="float" office:value="950">
            <text:p>950 €</text:p>
          </table:table-cell>
          <table:table-cell table:number-columns-repeated="252"/>
        </table:table-row>
        <table:table-row table:style-name="ro1">
          <table:table-cell office:value-type="float" office:value="4643">
            <text:p>4643</text:p>
          </table:table-cell>
          <table:table-cell office:value-type="string">
            <text:p>Montpellier funny riders </text:p>
          </table:table-cell>
          <table:table-cell office:value-type="string">
            <text:p>F</text:p>
          </table:table-cell>
          <table:table-cell table:style-name="ce4" office:value-type="float" office:value="950">
            <text:p>950 €</text:p>
          </table:table-cell>
          <table:table-cell table:number-columns-repeated="25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ontpellier badminton club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2" office:value-type="string">
            <text:p>Le Camescope Apprivoisé - Vidéastes Amateurs Montpelliérains</text:p>
          </table:table-cell>
          <table:table-cell table:style-name="ce2" office:value-type="string">
            <text:p>F</text:p>
          </table:table-cell>
          <table:table-cell table:style-name="ce5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GROUPE FRANCAIS D'EDUCATION NOUVELLE LR </text:p>
          </table:table-cell>
          <table:table-cell office:value-type="string">
            <text:p>F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 office:value-type="float" office:value="4863">
            <text:p>4863</text:p>
          </table:table-cell>
          <table:table-cell office:value-type="string">
            <text:p>SCOUTS ET GUIDES DE FRANCE - GROUPE STE BERNADETTE </text:p>
          </table:table-cell>
          <table:table-cell office:value-type="string">
            <text:p>F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KUROSAWA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 BRES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OULLOCHE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.RENAUD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. BAZILLE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VOLTAIRE</text:p>
          </table:table-cell>
          <table:table-cell office:value-type="string">
            <text:p>P</text:p>
          </table:table-cell>
          <table:table-cell table:style-name="ce4" office:value-type="float" office:value="900">
            <text:p>9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Marie CURIE </text:p>
          </table:table-cell>
          <table:table-cell office:value-type="string">
            <text:p>P</text:p>
          </table:table-cell>
          <table:table-cell table:style-name="ce4" office:value-type="float" office:value="896">
            <text:p>896 €</text:p>
          </table:table-cell>
          <table:table-cell table:number-columns-repeated="252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UNITE POLICE SNPT </text:p>
          </table:table-cell>
          <table:table-cell office:value-type="string">
            <text:p>F</text:p>
          </table:table-cell>
          <table:table-cell table:style-name="ce4" office:value-type="float" office:value="850">
            <text:p>8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ROOSEVELT</text:p>
          </table:table-cell>
          <table:table-cell office:value-type="string">
            <text:p>P</text:p>
          </table:table-cell>
          <table:table-cell table:style-name="ce4" office:value-type="float" office:value="850">
            <text:p>8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laise PASCAL</text:p>
          </table:table-cell>
          <table:table-cell office:value-type="string">
            <text:p>P</text:p>
          </table:table-cell>
          <table:table-cell table:style-name="ce4" office:value-type="float" office:value="816">
            <text:p>816 €</text:p>
          </table:table-cell>
          <table:table-cell table:number-columns-repeated="25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MIS DE LA BIBLIOTHEQUE DES HOPITAUX DE MONTPELLIER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OCCE Ecole DANTE ALIGHIERI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Association des parents d'eleves et amis du conservatoire national de region - apec 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ASSOCIATION VIE ET ANIMATION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Lieux Ressources Montpellier Projet Promouvoir et accompagner la mise en place de loisirs familiaux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Association gem lesseps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3421">
            <text:p>3421</text:p>
          </table:table-cell>
          <table:table-cell office:value-type="string">
            <text:p>APEDYS HERAULT 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Convergences 34 Projet Jury jeune et festival du cinéma méditerranéen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4790">
            <text:p>4790</text:p>
          </table:table-cell>
          <table:table-cell office:value-type="string">
            <text:p>Association CBS2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HABITER ENFIN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OCCE ECOLE TERESA </text:p>
          </table:table-cell>
          <table:table-cell office:value-type="string">
            <text:p>F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Env’agrotech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ASSOCIATION DE PREVENTION EN ORTHOPHONIE DE L HERAULT 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AMARTINE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LOCH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URCHILL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IMON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2P Projet Culture Quartier : Action Cévennes et plus</text:p>
          </table:table-cell>
          <table:table-cell office:value-type="string">
            <text:p>P</text:p>
          </table:table-cell>
          <table:table-cell table:style-name="ce4" office:value-type="float" office:value="800">
            <text:p>800 €</text:p>
          </table:table-cell>
          <table:table-cell table:number-columns-repeated="252"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UNION DEPARTEMENTALE DES DELEGUES DE L' EDUCATION NATIONALE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3376">
            <text:p>3376</text:p>
          </table:table-cell>
          <table:table-cell office:value-type="string">
            <text:p>Volley loisir competition antigone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5207">
            <text:p>5207</text:p>
          </table:table-cell>
          <table:table-cell office:value-type="string">
            <text:p>COLLECTIF EDUCATION POPULAIRE ET TRANSFOR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5234">
            <text:p>5234</text:p>
          </table:table-cell>
          <table:table-cell office:value-type="string">
            <text:p>ENTRE COUR ET JARDIN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Association assalam de st martin </text:p>
          </table:table-cell>
          <table:table-cell office:value-type="string">
            <text:p>F</text:p>
          </table:table-cell>
          <table:table-cell table:style-name="ce4" office:value-type="float" office:value="750">
            <text:p>750 €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CEF </text:p>
          </table:table-cell>
          <table:table-cell office:value-type="string">
            <text:p>F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JASMIN D'ORIENT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MITE DE QUARTIER TASTAVIN-LEMASSON-MAS DREVON-MARQUEROS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MITE DE QUARTIER DE CELLENEUVE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OMITE DE QUARTIER DE LA CHAMBERT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ISON DES TIERS MONDES SOLIDARITE INTERNATIONAL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COMITE DE QUARTIER DES CEVENNES ET ENVIRONS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INFO DON 34 </text:p>
          </table:table-cell>
          <table:table-cell office:value-type="string">
            <text:p>F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COMITE DE QUARTIER AIGUELONGUE ET JUSTICE EN CHOEUR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BOUT'ENTRAIN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MARE NOSTRUM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COMITE DE QUARTIER SAINT CLEMENT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BIEN VIVRE AU COURREAU ET AU PLAN CABANES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LES AMOUREUX DE CANDOLL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747">
            <text:p>4747</text:p>
          </table:table-cell>
          <table:table-cell office:value-type="string">
            <text:p>ANIMATION ET VIE DES AUBES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4802">
            <text:p>4802</text:p>
          </table:table-cell>
          <table:table-cell office:value-type="string">
            <text:p>ARCEAUX VIE ACTIV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MOUVEMENT EUROPEEN DE FRANCE-SECTION HERAULT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BAGAT'ELLES COMITE DE QUARTIER BAGATELLE 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BRASIL LIEN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ALARD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. FIGUIER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H. BOUCHER</text:p>
          </table:table-cell>
          <table:table-cell office:value-type="string">
            <text:p>P</text:p>
          </table:table-cell>
          <table:table-cell table:style-name="ce4" office:value-type="float" office:value="700">
            <text:p>7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ROUX</text:p>
          </table:table-cell>
          <table:table-cell office:value-type="string">
            <text:p>P</text:p>
          </table:table-cell>
          <table:table-cell table:style-name="ce4" office:value-type="float" office:value="672">
            <text:p>672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ERGMAN</text:p>
          </table:table-cell>
          <table:table-cell office:value-type="string">
            <text:p>P</text:p>
          </table:table-cell>
          <table:table-cell table:style-name="ce4" office:value-type="float" office:value="650">
            <text:p>650 €</text:p>
          </table:table-cell>
          <table:table-cell table:number-columns-repeated="25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AM Jazz Action Projet Atelier Human BeatBox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Secours Populaire Français Montpellier - SPF 34 Projet Jeunesse solidaire et citoyenne à Saint Martin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Association Mixtur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AMICALE BELABBESIENNE D'AIDE ET SOLIDARITE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Amicale belabbesienne d'aide et solidarite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4009">
            <text:p>4009</text:p>
          </table:table-cell>
          <table:table-cell office:value-type="string">
            <text:p>Los valents de montpellier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4845">
            <text:p>4845</text:p>
          </table:table-cell>
          <table:table-cell office:value-type="string">
            <text:p>SOUVENIR FRANCAIS COMITE DE MONTPELLIER </text:p>
          </table:table-cell>
          <table:table-cell office:value-type="string">
            <text:p>F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GOETH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ALMETT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MBETTA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MERMOZ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OTTIER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PICASSO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YOURCENAR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HEIDELBERG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A. D'AQUITAIN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REL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AVARY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URCOUF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rédéric BAZILLE</text:p>
          </table:table-cell>
          <table:table-cell office:value-type="string">
            <text:p>P</text:p>
          </table:table-cell>
          <table:table-cell table:style-name="ce4" office:value-type="float" office:value="600">
            <text:p>600 €</text:p>
          </table:table-cell>
          <table:table-cell table:number-columns-repeated="25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ADIO AVIVA 88 FM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OMITE DE QUARTIER SAINT ROCH ET ECUSSO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roupe Vocal Arlequi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COMITE DE QUARTIER DES HAUTS DE MASSANE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onsommation Logement Cadre de Vie de Montpellier CLCV Projet Accompagnement des habitants du Petit Bard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OMITE PROSPECTIVES ET CONCERTATIONS DU MILLENAIRE ET DES QUARTIERS ES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Ensemble Instrumental Contrepoint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OMITE DE QUARTIER TASTAVIN-LEMASSON-MAS DREVON-MARQUEROS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OMITE DE QUARTIER DE CELLENEUV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OMITE DE QUARTIER DE LA CHAMBERT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PLAYM'HERAULT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AMICALE DES LOZERIENS DE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SSOCIATION SPORTIVE ET CULTURELLE CROIX D'ARGENT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OMITE DE QUARTIER POMPIGNANE - LES AUB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OUVEMENT POUR UNE ALTERNATIVE NON-VIOLENT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RANCE ALGERIE MEDITERRANE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ouvement de la paix - comite de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LE RELAIS - MAISON DES ENFANTS DANS LA VI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ASSOCIATION DES DEPORTES, INTERNES, RESISTANTS ET PATRIOTE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Vocaly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COMITE DE QUARTIER ROCAMBALE OUES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Amicale boules la paillad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PATCHENCO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FRANCE-ISRAEL - ALLIANCE GENERAL KOENIG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ASSOCIATION DES RESIDENTS D'ANTIGONE - ADRA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COMITE DE QUARTIER DES CEVENNES ET ENVIRON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CENTRE D'ANIMATION CULTURELLE DU QUARTIER SAINT FRANCOI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Pedagogie et prison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Centre de Loisirs des Jeunes Montpellier La Paillade Projet Sorties structurantes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Volley loisir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CROIX D'ARGENT PLU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Senioroboulo.com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COMITE DE QUARTIER LES AIGUERELLES LA RAUZ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COMITE DE QUARTIER LES AIGUERELLES LA RAUZ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1832">
            <text:p>1832</text:p>
          </table:table-cell>
          <table:table-cell table:style-name="ce2" office:value-type="string">
            <text:p>Association Mareschal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ASSOCIATION DU NOUVEAU SAINTE-ANN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Association nationale des pupilles de la nation des orphelins de guerre et du devoir - delegation de l'Hérault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COMITE ENVIRONNEMENT URBAIN EQUIPEMENT NATURE - CEVEN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rale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MITE DE QUARTIER CROIX D'ARGENT-SABIN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Aikido club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242">
            <text:p>2242</text:p>
          </table:table-cell>
          <table:table-cell table:style-name="ce2" office:value-type="string">
            <text:p>L'oiseau Lyre</text:p>
          </table:table-cell>
          <table:table-cell table:style-name="ce2" office:value-type="string">
            <text:p>P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242">
            <text:p>2242</text:p>
          </table:table-cell>
          <table:table-cell table:style-name="ce2" office:value-type="string">
            <text:p>L'oiseau Lyre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L'oiseau lyre Projet Ateliers conte et maîtrise de la langu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MAYANE ASSOCIATION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796">
            <text:p>2796</text:p>
          </table:table-cell>
          <table:table-cell office:value-type="string">
            <text:p>COMITE DE QUARTIER PASQUIER - DON BOSCO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COUP DE SOLEIL LANGUEDOC-ROUSSILLON ASSOCIATION CULTURELLE FRANCE MAGHREB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022">
            <text:p>3022</text:p>
          </table:table-cell>
          <table:table-cell table:style-name="ce2" office:value-type="string">
            <text:p>Les Ecrivains Méditerranéens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3051">
            <text:p>3051</text:p>
          </table:table-cell>
          <table:table-cell table:style-name="ce2" office:value-type="string">
            <text:p>Lez' Arts M3</text:p>
          </table:table-cell>
          <table:table-cell table:style-name="ce2" office:value-type="string">
            <text:p>P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ASSOCIATION DES QUARTIERS DES MARELS II, PERGOLA, AIGUELONGUE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MONTPELLIER HERAULT QUEBEC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COMITE DE QUARTIER DE TOURNEZY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GROUPE DES APHASIQUES DE MONTPELLIER ET DE L'HERAUL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530">
            <text:p>3530</text:p>
          </table:table-cell>
          <table:table-cell office:value-type="string">
            <text:p>ALMA-HERAUL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BOUT'ENTRAIN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COMITE DE QUARTIER MION ASSOCIATION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ASSOCIATION UNI'SON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791">
            <text:p>3791</text:p>
          </table:table-cell>
          <table:table-cell office:value-type="string">
            <text:p>ASSOCIATION A L'ECOUTE SAINT MARTIN PRES D'AREN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MARE NOSTRUM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3943">
            <text:p>3943</text:p>
          </table:table-cell>
          <table:table-cell office:value-type="string">
            <text:p>PASSE PIERR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03">
            <text:p>4203</text:p>
          </table:table-cell>
          <table:table-cell office:value-type="string">
            <text:p>OPIFAC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07">
            <text:p>4207</text:p>
          </table:table-cell>
          <table:table-cell office:value-type="string">
            <text:p>ALCOOL ET LES PROCHE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COMITE DE QUARTIER RICHT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COMITE DE QUARTIER SAINT CLEMENT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339">
            <text:p>4339</text:p>
          </table:table-cell>
          <table:table-cell office:value-type="string">
            <text:p>ASSOCIATION DE QUARTIER PUECH VILLA LES BASTID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BIEN VIVRE AU COURREAU ET AU PLAN CABAN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LES AMOUREUX DE CANDO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605">
            <text:p>4605</text:p>
          </table:table-cell>
          <table:table-cell office:value-type="string">
            <text:p>COMITE DE QUARTIER CLERONDEGAMB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612">
            <text:p>4612</text:p>
          </table:table-cell>
          <table:table-cell office:value-type="string">
            <text:p>ASSOCIATION DES PARCS ET JARDIN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Cap horizon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747">
            <text:p>4747</text:p>
          </table:table-cell>
          <table:table-cell office:value-type="string">
            <text:p>ANIMATION ET VIE DES AUB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MONTPELLIER CUBA SOLIDARIT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802">
            <text:p>4802</text:p>
          </table:table-cell>
          <table:table-cell office:value-type="string">
            <text:p>ARCEAUX VIE ACTIV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4840">
            <text:p>4840</text:p>
          </table:table-cell>
          <table:table-cell office:value-type="string">
            <text:p>ADEQV QUARTIERS PETIT BARD PERGOLA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4979">
            <text:p>4979</text:p>
          </table:table-cell>
          <table:table-cell table:style-name="ce2" office:value-type="string">
            <text:p>Polyfolies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La boule catalane gely figueroll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La boule catalane gely figuerolle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Le Choeur des Balladin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180">
            <text:p>5180</text:p>
          </table:table-cell>
          <table:table-cell office:value-type="string">
            <text:p>Ghandis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ASSO DES RIVERAINS DE LA RUE DE FONTCOUVERTE ET RUES ADJACENT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HOLDUB COLLECTIF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12">
            <text:p>5312</text:p>
          </table:table-cell>
          <table:table-cell office:value-type="string">
            <text:p>ASSOCIATION DES JOYEUX TROUBADOUR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table:style-name="ce2" office:value-type="float" office:value="5358">
            <text:p>5358</text:p>
          </table:table-cell>
          <table:table-cell table:style-name="ce2" office:value-type="string">
            <text:p>Association des Cafés Géographiques de Montpellier</text:p>
          </table:table-cell>
          <table:table-cell table:style-name="ce2" office:value-type="string">
            <text:p>F</text:p>
          </table:table-cell>
          <table:table-cell table:style-name="ce5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COMITE DE QUARTIER PORT MARIANNE SUD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75">
            <text:p>5375</text:p>
          </table:table-cell>
          <table:table-cell office:value-type="string">
            <text:p>SEMILLA, LES JARDINIERS PLANETAIRES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81">
            <text:p>5381</text:p>
          </table:table-cell>
          <table:table-cell office:value-type="string">
            <text:p>FC LE LAGON DE MAYOTT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Melting Pot Music - MPM Projet FESTIVAL 2+2=5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ASSOCIATION DU SALON DES METIERS ET DES PROFESSIONNELS DE L'ECOLOGIE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COLLECTIF DE COORDINATION DES COMITES DE QUARTIER DE MPL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BAGAT'ELLES COMITE DE QUARTIER BAGATE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Voy'elles choeur de femmes de Méditerranée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Neda, Iran en choeur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498">
            <text:p>5498</text:p>
          </table:table-cell>
          <table:table-cell office:value-type="string">
            <text:p>LES BAMBINS DE VASCO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Bowling club des sourds de montpelli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LA SANTE DE LA FAMILLE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ASSOCIATION CULTURELLE ET SPORTIVE MONTPELLIER OUTRE MER 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Des foulees vous 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Goree basket club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67">
            <text:p>5667</text:p>
          </table:table-cell>
          <table:table-cell office:value-type="string">
            <text:p>LE VOILE DE NEPTUN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LES AMIS DE MONTPELLIER BETHLEEM</text:p>
          </table:table-cell>
          <table:table-cell office:value-type="string">
            <text:p>F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ASSOCIATION FRANCAISE DES JEUNES CHERCHEURS EN ECOLOGIE CHIMIQU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Ecole A.D'AUBIGNE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CHAPLIN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. MICHEL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. MALET</text:p>
          </table:table-cell>
          <table:table-cell office:value-type="string">
            <text:p>P</text:p>
          </table:table-cell>
          <table:table-cell table:style-name="ce4" office:value-type="float" office:value="500">
            <text:p>500 €</text:p>
          </table:table-cell>
          <table:table-cell table:number-columns-repeated="252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COMITE DE QUARTIER AIGUELONGUE ET JUSTICE EN CHOEUR </text:p>
          </table:table-cell>
          <table:table-cell office:value-type="string">
            <text:p>F</text:p>
          </table:table-cell>
          <table:table-cell table:style-name="ce4" office:value-type="float" office:value="465">
            <text:p>465 €</text:p>
          </table:table-cell>
          <table:table-cell table:number-columns-repeated="252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RIRE CLOWNS POUR ENFANTS HOSPITALISES </text:p>
          </table:table-cell>
          <table:table-cell office:value-type="string">
            <text:p>P</text:p>
          </table:table-cell>
          <table:table-cell table:style-name="ce4" office:value-type="float" office:value="457">
            <text:p>457 €</text:p>
          </table:table-cell>
          <table:table-cell table:number-columns-repeated="25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UNION LOCALE CFTC DE MONTPELLIER ET ENVIRONS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Clapas petanque boulist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ociete bouliste montpellieraine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Societe bouliste montpellieraine 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Jean monnet antigone petanqu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Croix d'argent petanqu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INTERNATIONAL EDUCATION ASSOCIATION OF MONTPELLIER OUTBOUND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Grand mail petanque </text:p>
          </table:table-cell>
          <table:table-cell office:value-type="string">
            <text:p>F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 office:value-type="float" office:value="3536">
            <text:p>3536</text:p>
          </table:table-cell>
          <table:table-cell office:value-type="string">
            <text:p>LES AMIS DE LA MEMOIRE PEDAGOGIQUE 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BLAISE PASCAL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J.MOULIN</text:p>
          </table:table-cell>
          <table:table-cell office:value-type="string">
            <text:p>P</text:p>
          </table:table-cell>
          <table:table-cell table:style-name="ce4" office:value-type="float" office:value="450">
            <text:p>4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FERRY </text:p>
          </table:table-cell>
          <table:table-cell office:value-type="string">
            <text:p>P</text:p>
          </table:table-cell>
          <table:table-cell table:style-name="ce4" office:value-type="float" office:value="401">
            <text:p>401 €</text:p>
          </table:table-cell>
          <table:table-cell table:number-columns-repeated="252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AMITIES RUSSES ET AVEC LES PEUPLES DE L'EX URSS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urdi 34 deficients auditifs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MOHICANS ACTIONS EDUCATIVES ECO-GESTES ET JARDINS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Mohicans creer du lien par des actions eco-citoyennes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COMITE ENVIRONNEMENT URBAIN EQUIPEMENT NATURE - CEVEN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2706">
            <text:p>2706</text:p>
          </table:table-cell>
          <table:table-cell office:value-type="string">
            <text:p>AMICALE DES LOCATAIRES DU PAS-DU-LOUP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ASSOCIATION DES QUARTIERS DES MARELS II, PERGOLA, AIGUELONGUE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CERCLE DES ANCIENS DE L'ETOILE BLEUE DE MONTPELLIER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4564">
            <text:p>4564</text:p>
          </table:table-cell>
          <table:table-cell office:value-type="string">
            <text:p>Aikiciam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4618">
            <text:p>4618</text:p>
          </table:table-cell>
          <table:table-cell office:value-type="string">
            <text:p>ASSOCIATION DES NOUVEAUX GAIS ET LESBIENNES </text:p>
          </table:table-cell>
          <table:table-cell office:value-type="string">
            <text:p>F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5483">
            <text:p>5483</text:p>
          </table:table-cell>
          <table:table-cell office:value-type="string">
            <text:p>LES AMIS DE JULES 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GARNIER</text:p>
          </table:table-cell>
          <table:table-cell office:value-type="string">
            <text:p>P</text:p>
          </table:table-cell>
          <table:table-cell table:style-name="ce4" office:value-type="float" office:value="400">
            <text:p>400 €</text:p>
          </table:table-cell>
          <table:table-cell table:number-columns-repeated="252"/>
        </table:table-row>
        <table:table-row table:style-name="ro1">
          <table:table-cell office:value-type="float" office:value="3649">
            <text:p>3649</text:p>
          </table:table-cell>
          <table:table-cell office:value-type="string">
            <text:p>Gymnastique volontaire section d'alco </text:p>
          </table:table-cell>
          <table:table-cell office:value-type="string">
            <text:p>F</text:p>
          </table:table-cell>
          <table:table-cell table:style-name="ce4" office:value-type="float" office:value="380">
            <text:p>380 €</text:p>
          </table:table-cell>
          <table:table-cell table:number-columns-repeated="252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COMITE DE QUARTIER RICHTER </text:p>
          </table:table-cell>
          <table:table-cell office:value-type="string">
            <text:p>P</text:p>
          </table:table-cell>
          <table:table-cell table:style-name="ce4" office:value-type="float" office:value="350">
            <text:p>3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ergueï PROKOFIEV</text:p>
          </table:table-cell>
          <table:table-cell office:value-type="string">
            <text:p>P</text:p>
          </table:table-cell>
          <table:table-cell table:style-name="ce4" office:value-type="float" office:value="320">
            <text:p>320 €</text:p>
          </table:table-cell>
          <table:table-cell table:number-columns-repeated="25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MICALE DES RETRAITES LOU CLAPA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OUVEMENT CONTRE LE RACISME ET POUR L'AMITIE ENTRE LES PEUPLE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RANCE ALGERIE MEDITERRANEE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RANCE ALGERIE MEDITERRANEE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ASSOCIATION ANIM'FRIMOUSSE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Surdi 34 deficients auditifs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AMITIE FRANCO-MALGACHE - FIHAVANANA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Association france palestine solidarite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LES DANSEUSES DU SINAI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CHEMINS DES ALLIANCES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ASSOCIATION DES RESIDENTS D'ANTIGONE - ADRA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AMITIES FRANCO-COLOMBIENNES DE MONTPELLIER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AMITIES FRANCO-COLOMBIENNES DE MONTPELLIER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AMICALE ARMENIENNE DE MONTPELLIER ET SA REGION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ASSOCIATION CULTURELLE JUDEO MUSULMANE DU LANGUEDOC ROUSSILLON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CONNAISSANCE DE LA CHINE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038">
            <text:p>4038</text:p>
          </table:table-cell>
          <table:table-cell office:value-type="string">
            <text:p>CLUB PYRAMIDE PHILAE 34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Groupe decision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355">
            <text:p>4355</text:p>
          </table:table-cell>
          <table:table-cell office:value-type="string">
            <text:p>AMITIE FRANCO-VIETNAMIENNE COMITE HERAULT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664">
            <text:p>4664</text:p>
          </table:table-cell>
          <table:table-cell office:value-type="string">
            <text:p>Association des marches paysans de l'Hérault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737">
            <text:p>4737</text:p>
          </table:table-cell>
          <table:table-cell office:value-type="string">
            <text:p>CLUB QUESTION POUR UN CHAMPION MONTPELLIER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MONTPELLIER CUBA SOLIDARITE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I DILETTANTI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4826">
            <text:p>4826</text:p>
          </table:table-cell>
          <table:table-cell office:value-type="string">
            <text:p>ASSOCIATION COLONIA ESPAGNOLA DE MONTPELLIER </text:p>
          </table:table-cell>
          <table:table-cell office:value-type="string">
            <text:p>F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HOLDUB COLLECTIF </text:p>
          </table:table-cell>
          <table:table-cell office:value-type="string">
            <text:p>P</text:p>
          </table:table-cell>
          <table:table-cell table:style-name="ce4" office:value-type="float" office:value="300">
            <text:p>30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Sarah BERNHARDT</text:p>
          </table:table-cell>
          <table:table-cell office:value-type="string">
            <text:p>P</text:p>
          </table:table-cell>
          <table:table-cell table:style-name="ce4" office:value-type="float" office:value="264">
            <text:p>264 €</text:p>
          </table:table-cell>
          <table:table-cell table:number-columns-repeated="252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Volley loisir montpellier </text:p>
          </table:table-cell>
          <table:table-cell office:value-type="string">
            <text:p>P</text:p>
          </table:table-cell>
          <table:table-cell table:style-name="ce4" office:value-type="float" office:value="250">
            <text:p>250 €</text:p>
          </table:table-cell>
          <table:table-cell table:number-columns-repeated="252"/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COMITE DE QUARTIER DE TOURNEZY </text:p>
          </table:table-cell>
          <table:table-cell office:value-type="string">
            <text:p>P</text:p>
          </table:table-cell>
          <table:table-cell table:style-name="ce4" office:value-type="float" office:value="250">
            <text:p>250 €</text:p>
          </table:table-cell>
          <table:table-cell table:number-columns-repeated="252"/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HOMEOPATHIE POUR TOUS </text:p>
          </table:table-cell>
          <table:table-cell office:value-type="string">
            <text:p>F</text:p>
          </table:table-cell>
          <table:table-cell table:style-name="ce4" office:value-type="float" office:value="250">
            <text:p>250 €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CCE Louis FIGUIER</text:p>
          </table:table-cell>
          <table:table-cell office:value-type="string">
            <text:p>P</text:p>
          </table:table-cell>
          <table:table-cell table:style-name="ce4" office:value-type="float" office:value="240">
            <text:p>240 €</text:p>
          </table:table-cell>
          <table:table-cell table:number-columns-repeated="252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Patrimôme</text:p>
          </table:table-cell>
          <table:table-cell table:style-name="ce2" office:value-type="string">
            <text:p>F</text:p>
          </table:table-cell>
          <table:table-cell table:style-name="ce5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LA 177EME SECTION DES MEDAILLES MILITAIRES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RTISANS DU MOND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ASSOCIATION NATIONALE DES CHEMINOTS ANCIENS COMBATTANTS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ASSOCIATION RHIN ET DANUB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FONDATION MARECHAL DE LATTR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ASSOCIATION PREVENTION ROUTIERE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AMITIES FRANCO-COLOMBIENNES DE MONTPELLIER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ASSOCIATION DES COMBATTANTS DE L'UNION FRANCAISE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ASSOCIATION DES ALGERIENS DU LANGUEDOC-ROUSSILLON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ASSOCIATION DES ALGERIENS DU LANGUEDOC-ROUSSILLON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ANCIENS MARINS ET MARINS ANCIENS COMBATTANTS DE MONTPELLIER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Amis de dalat sur les traces de yersin - adaly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LES AMIS DE LA BULGARIE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COMITE DE QUARTIER RICHTER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303">
            <text:p>4303</text:p>
          </table:table-cell>
          <table:table-cell office:value-type="string">
            <text:p>AMIS FONDATION MEMOIRE DEPORTATION HERAULT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ASSOCIATION B'NAI BRITH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ASSOCIATION B'NAI BRITH 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ULAC MONTPELLIER </text:p>
          </table:table-cell>
          <table:table-cell office:value-type="string">
            <text:p>F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office:value-type="float" office:value="5686">
            <text:p>5686</text:p>
          </table:table-cell>
          <table:table-cell office:value-type="string">
            <text:p>RESEAU D 'AFFAIRES FRANCO-ALLEMAND DU LANGUEDOC ROUSSILON</text:p>
          </table:table-cell>
          <table:table-cell office:value-type="string">
            <text:p>P</text:p>
          </table:table-cell>
          <table:table-cell table:style-name="ce4" office:value-type="float" office:value="200">
            <text:p>2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Patrimôme </text:p>
          </table:table-cell>
          <table:table-cell table:style-name="ce2" office:value-type="string">
            <text:p>P</text:p>
          </table:table-cell>
          <table:table-cell table:style-name="ce5" office:value-type="float" office:value="100">
            <text:p>100 €</text:p>
          </table:table-cell>
          <table:table-cell table:number-columns-repeated="252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Patrimôme </text:p>
          </table:table-cell>
          <table:table-cell table:style-name="ce2" office:value-type="string">
            <text:p>P</text:p>
          </table:table-cell>
          <table:table-cell table:style-name="ce5" office:value-type="float" office:value="100">
            <text:p>100 €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4" table:formula="of:=SUM([.D2:.D938])" office:value-type="float" office:value="19256523">
            <text:p>19 256 523 €</text:p>
          </table:table-cell>
          <table:table-cell table:number-columns-repeated="252"/>
        </table:table-row>
        <table:table-row table:style-name="ro1" table:number-rows-repeated="10476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1" table:number-columns-repeated="256" table:default-cell-style-name="Default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13/05/2013</text:date>, <text:time>15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M_20_02-2013" style:display-name="PageStyle_CM 02-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7:06:44</meta:creation-date>
    <dc:date>2013-05-13T15:53:21.04</dc:date>
    <meta:generator>OpenOffice.org/3.4.1$Win32 OpenOffice.org_project/341m1$Build-9593</meta:generator>
    <dc:creator>Jérémie Valentin</dc:creator>
    <meta:editing-duration>PT13S</meta:editing-duration>
    <meta:editing-cycles>1</meta:editing-cycles>
    <meta:document-statistic meta:table-count="3" meta:cell-count="7531" meta:object-count="0"/>
  </office:meta>
</office:document-meta>
</file>